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0" svg:font-family="0" style:font-family-generic="system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text:style-name="WW_CharLFO22LVL1" style:num-suffix=")" style:num-format="1">
        <style:list-level-properties text:space-before="0.7409in" text:min-label-width="0.25in" text:list-level-position-and-space-mode="label-alignment">
          <style:list-level-label-alignment text:label-followed-by="listtab" fo:margin-left="0.9909in" fo:text-indent="-0.25in"/>
        </style:list-level-properties>
      </text:list-level-style-number>
      <text:list-level-style-bullet text:level="2" text:style-name="WW_CharLFO22LVL2" text:bullet-char="o">
        <style:list-level-properties text:space-before="1.2409in" text:min-label-width="0.25in" text:list-level-position-and-space-mode="label-alignment">
          <style:list-level-label-alignment text:label-followed-by="listtab" fo:margin-left="1.4909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409in" text:min-label-width="0.25in" text:list-level-position-and-space-mode="label-alignment">
          <style:list-level-label-alignment text:label-followed-by="listtab" fo:margin-left="1.9909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409in" text:min-label-width="0.25in" text:list-level-position-and-space-mode="label-alignment">
          <style:list-level-label-alignment text:label-followed-by="listtab" fo:margin-left="2.4909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409in" text:min-label-width="0.25in" text:list-level-position-and-space-mode="label-alignment">
          <style:list-level-label-alignment text:label-followed-by="listtab" fo:margin-left="2.9909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409in" text:min-label-width="0.25in" text:list-level-position-and-space-mode="label-alignment">
          <style:list-level-label-alignment text:label-followed-by="listtab" fo:margin-left="3.4909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409in" text:min-label-width="0.25in" text:list-level-position-and-space-mode="label-alignment">
          <style:list-level-label-alignment text:label-followed-by="listtab" fo:margin-left="4.4909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409in" text:min-label-width="0.25in" text:list-level-position-and-space-mode="label-alignment">
          <style:list-level-label-alignment text:label-followed-by="listtab" fo:margin-left="4.9909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5444in" text:min-label-width="0.25in" text:list-level-position-and-space-mode="label-alignment">
          <style:list-level-label-alignment text:label-followed-by="listtab" fo:margin-left="0.7944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0444in" text:min-label-width="0.25in" text:list-level-position-and-space-mode="label-alignment">
          <style:list-level-label-alignment text:label-followed-by="listtab" fo:margin-left="1.2944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5444in" text:min-label-width="0.25in" text:list-level-position-and-space-mode="label-alignment">
          <style:list-level-label-alignment text:label-followed-by="listtab" fo:margin-left="1.7944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0444in" text:min-label-width="0.25in" text:list-level-position-and-space-mode="label-alignment">
          <style:list-level-label-alignment text:label-followed-by="listtab" fo:margin-left="2.2944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5444in" text:min-label-width="0.25in" text:list-level-position-and-space-mode="label-alignment">
          <style:list-level-label-alignment text:label-followed-by="listtab" fo:margin-left="2.7944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0444in" text:min-label-width="0.25in" text:list-level-position-and-space-mode="label-alignment">
          <style:list-level-label-alignment text:label-followed-by="listtab" fo:margin-left="3.2944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5444in" text:min-label-width="0.25in" text:list-level-position-and-space-mode="label-alignment">
          <style:list-level-label-alignment text:label-followed-by="listtab" fo:margin-left="3.794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0444in" text:min-label-width="0.25in" text:list-level-position-and-space-mode="label-alignment">
          <style:list-level-label-alignment text:label-followed-by="listtab" fo:margin-left="4.294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5444in" text:min-label-width="0.25in" text:list-level-position-and-space-mode="label-alignment">
          <style:list-level-label-alignment text:label-followed-by="listtab" fo:margin-left="4.7944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P17" style:parent-style-name="Заголовок1" style:family="paragraph">
      <style:paragraph-properties fo:text-align="justify" fo:margin-top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9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20" style:parent-style-name="Заголовок1" style:family="paragraph">
      <style:paragraph-properties fo:text-align="justify" fo:margin-top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365F91" fo:font-size="14pt" style:font-size-asian="14pt" style:font-size-complex="14pt" fo:language="uk" fo:country="UA"/>
    </style:style>
    <style:style style:name="P21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22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3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24" style:parent-style-name="tlid-translation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26" style:parent-style-name="tlid-translation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28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29" style:parent-style-name="Заголовок1" style:family="paragraph">
      <style:paragraph-properties fo:text-align="justify" fo:margin-top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365F91" fo:font-size="14pt" style:font-size-asian="14pt" style:font-size-complex="14pt" fo:language="uk" fo:country="UA"/>
    </style:style>
    <style:style style:name="P30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31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P32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33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P34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35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36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3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38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39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40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41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42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P43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5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8" style:parent-style-name="SourceTex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49" style:parent-style-name="SourceTex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50" style:parent-style-name="SourceTex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51" style:parent-style-name="SourceTex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52" style:parent-style-name="SourceTex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53" style:parent-style-name="SourceTex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54" style:parent-style-name="SourceTex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55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59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P60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63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6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65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66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67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68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69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70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71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72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73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74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75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76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77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78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79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P80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8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8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8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8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85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86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87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88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89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90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P91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92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93" style:parent-style-name="Заголовок1" style:family="paragraph">
      <style:paragraph-properties fo:text-align="justify" fo:margin-top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365F91" fo:font-size="14pt" style:font-size-asian="14pt" style:font-size-complex="14pt" fo:language="uk" fo:country="UA"/>
    </style:style>
    <style:style style:name="P94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95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96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97" style:parent-style-name="Заголовок3" style:family="paragraph">
      <style:paragraph-properties fo:text-align="justify" fo:margin-top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4F81BD" fo:font-size="14pt" style:font-size-asian="14pt" style:font-size-complex="14pt" fo:language="uk" fo:country="UA"/>
    </style:style>
    <style:style style:name="P98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99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00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01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02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03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04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05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07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08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09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10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11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13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14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11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1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1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1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1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2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5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T12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T127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8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9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0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1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3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3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4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3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5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6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7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48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149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150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151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152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53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54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55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56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157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8" style:parent-style-name="Variable" style:family="text">
      <style:text-properties style:font-name="Calibri" style:font-name-complex="Calibri" fo:font-style="normal" style:font-style-asian="normal" fo:font-size="14pt" style:font-size-asian="14pt" style:font-size-complex="14pt" fo:language="uk" fo:country="UA"/>
    </style:style>
    <style:style style:name="T159" style:parent-style-name="SourceText" style:family="text">
      <style:text-properties style:font-name="Calibri" style:font-name-asian="Liberation Mono" style:font-name-complex="Calibri" style:font-style-complex="italic" fo:font-size="14pt" style:font-size-asian="14pt" style:font-size-complex="14pt" fo:language="uk" fo:country="UA"/>
    </style:style>
    <style:style style:name="T160" style:parent-style-name="Variable" style:family="text">
      <style:text-properties style:font-name="Calibri" style:font-name-complex="Calibri" fo:font-style="normal" style:font-style-asian="normal" fo:font-size="14pt" style:font-size-asian="14pt" style:font-size-complex="14pt" fo:language="uk" fo:country="UA"/>
    </style:style>
    <style:style style:name="T161" style:parent-style-name="SourceText" style:family="text">
      <style:text-properties style:font-name="Calibri" style:font-name-asian="Liberation Mono" style:font-name-complex="Calibri" style:font-style-complex="italic" fo:font-size="14pt" style:font-size-asian="14pt" style:font-size-complex="14pt" fo:language="uk" fo:country="UA"/>
    </style:style>
    <style:style style:name="T162" style:parent-style-name="Variable" style:family="text">
      <style:text-properties style:font-name="Calibri" style:font-name-complex="Calibri" fo:font-style="normal" style:font-style-asian="normal" fo:font-size="14pt" style:font-size-asian="14pt" style:font-size-complex="14pt" fo:language="uk" fo:country="UA"/>
    </style:style>
    <style:style style:name="T163" style:parent-style-name="SourceText" style:family="text">
      <style:text-properties style:font-name="Calibri" style:font-name-asian="Liberation Mono" style:font-name-complex="Calibri" style:font-style-complex="italic" fo:font-size="14pt" style:font-size-asian="14pt" style:font-size-complex="14pt" fo:language="uk" fo:country="UA"/>
    </style:style>
    <style:style style:name="P164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65" style:parent-style-name="SourceText" style:family="text">
      <style:text-properties style:font-name="Calibri" style:font-name-asian="Liberation Mono" style:font-name-complex="Calibri" style:font-style-complex="italic" fo:font-size="14pt" style:font-size-asian="14pt" style:font-size-complex="14pt" fo:language="uk" fo:country="UA"/>
    </style:style>
    <style:style style:name="P166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67" style:parent-style-name="Variable" style:family="text">
      <style:text-properties style:font-name="Calibri" style:font-name-complex="Calibri" fo:font-style="normal" style:font-style-asian="normal" fo:font-size="14pt" style:font-size-asian="14pt" style:font-size-complex="14pt" fo:language="uk" fo:country="UA"/>
    </style:style>
    <style:style style:name="T168" style:parent-style-name="SourceText" style:family="text">
      <style:text-properties style:font-name="Calibri" style:font-name-asian="Liberation Mono" style:font-name-complex="Calibri" style:font-style-complex="italic" fo:font-size="14pt" style:font-size-asian="14pt" style:font-size-complex="14pt" fo:language="uk" fo:country="UA"/>
    </style:style>
    <style:style style:name="P169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0" style:parent-style-name="SourceText" style:family="text">
      <style:text-properties style:font-name="Calibri" style:font-name-complex="Calibri" style:font-style-complex="italic" fo:font-size="14pt" style:font-size-asian="14pt" style:font-size-complex="14pt" fo:language="uk" fo:country="UA"/>
    </style:style>
    <style:style style:name="P171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style:font-style-complex="italic" fo:font-size="14pt" style:font-size-asian="14pt" style:font-size-complex="14pt" fo:language="uk" fo:country="UA"/>
    </style:style>
    <style:style style:name="P172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17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174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175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76" style:parent-style-name="PreformattedText" style:family="paragraph">
      <style:paragraph-properties fo:text-align="justify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177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78" style:parent-style-name="PreformattedText" style:family="paragraph">
      <style:paragraph-properties fo:text-align="justify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179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80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1" style:parent-style-name="StrongEmphasis" style:family="text">
      <style:text-properties style:font-name="Times New Roman" style:font-weight-complex="normal" fo:font-size="14pt" style:font-size-asian="14pt" style:font-size-complex="14pt" fo:language="uk" fo:country="UA"/>
    </style:style>
    <style:style style:name="T182" style:parent-style-name="StrongEmphasis" style:family="text">
      <style:text-properties style:font-name="Times New Roman" style:font-weight-complex="normal" fo:font-size="14pt" style:font-size-asian="14pt" style:font-size-complex="14pt" fo:language="uk" fo:country="UA"/>
    </style:style>
    <style:style style:name="T18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8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85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8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8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8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89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90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91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T19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9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9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9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9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9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9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9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0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0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0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0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0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0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0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07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0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09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P210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11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T21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213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214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21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1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1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1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1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2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2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22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23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2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25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26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22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2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2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230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31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3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33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3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23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3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3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3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3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240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41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4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43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4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24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4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247" style:parent-style-name="StrongEmphasis" style:family="text">
      <style:text-properties style:font-name="Times New Roman" style:font-weight-complex="normal" fo:font-size="14pt" style:font-size-asian="14pt" style:font-size-complex="14pt" fo:language="uk" fo:country="UA"/>
    </style:style>
    <style:style style:name="T24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249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250" style:parent-style-name="StrongEmphasis" style:family="text">
      <style:text-properties style:font-name="Times New Roman" style:font-weight-complex="normal" fo:font-size="14pt" style:font-size-asian="14pt" style:font-size-complex="14pt" fo:language="uk" fo:country="UA"/>
    </style:style>
    <style:style style:name="T25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252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253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254" style:parent-style-name="StrongEmphasis" style:family="text">
      <style:text-properties style:font-name="Times New Roman" style:font-weight-complex="normal" fo:font-size="14pt" style:font-size-asian="14pt" style:font-size-complex="14pt" fo:language="uk" fo:country="UA"/>
    </style:style>
    <style:style style:name="T255" style:parent-style-name="StrongEmphasis" style:family="text">
      <style:text-properties style:font-name="Times New Roman" style:font-weight-complex="normal" fo:font-size="14pt" style:font-size-asian="14pt" style:font-size-complex="14pt" fo:language="uk" fo:country="UA"/>
    </style:style>
    <style:style style:name="T256" style:parent-style-name="StrongEmphasis" style:family="text">
      <style:text-properties style:font-name="Times New Roman" style:font-weight-complex="normal" fo:font-size="14pt" style:font-size-asian="14pt" style:font-size-complex="14pt" fo:language="uk" fo:country="UA"/>
    </style:style>
    <style:style style:name="T257" style:parent-style-name="StrongEmphasis" style:family="text">
      <style:text-properties style:font-name="Times New Roman" fo:font-weight="normal" style:font-weight-asian="normal" fo:font-size="14pt" style:font-size-asian="14pt" style:font-size-complex="14pt" fo:language="uk" fo:country="UA"/>
    </style:style>
    <style:style style:name="T25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259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260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26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26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26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26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265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266" style:parent-style-name="StrongEmphasis" style:family="text">
      <style:text-properties style:font-name="Times New Roman" style:font-weight-complex="normal" fo:font-size="14pt" style:font-size-asian="14pt" style:font-size-complex="14pt" fo:language="uk" fo:country="UA"/>
    </style:style>
    <style:style style:name="T267" style:parent-style-name="StrongEmphasis" style:family="text">
      <style:text-properties style:font-name="Times New Roman" style:font-weight-complex="normal" fo:font-size="14pt" style:font-size-asian="14pt" style:font-size-complex="14pt" fo:language="uk" fo:country="UA"/>
    </style:style>
    <style:style style:name="T268" style:parent-style-name="StrongEmphasis" style:family="text">
      <style:text-properties style:font-name="Times New Roman" style:font-weight-complex="normal" fo:font-size="14pt" style:font-size-asian="14pt" style:font-size-complex="14pt" fo:language="uk" fo:country="UA"/>
    </style:style>
    <style:style style:name="T269" style:parent-style-name="StrongEmphasis" style:family="text">
      <style:text-properties style:font-name="Times New Roman" fo:font-weight="normal" style:font-weight-asian="normal" fo:font-size="14pt" style:font-size-asian="14pt" style:font-size-complex="14pt" fo:language="uk" fo:country="UA"/>
    </style:style>
    <style:style style:name="T270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271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272" style:parent-style-name="StrongEmphasis" style:family="text">
      <style:text-properties style:font-name="Times New Roman" style:font-weight-complex="normal" fo:font-size="14pt" style:font-size-asian="14pt" style:font-size-complex="14pt" fo:language="uk" fo:country="UA"/>
    </style:style>
    <style:style style:name="T273" style:parent-style-name="StrongEmphasis" style:family="text">
      <style:text-properties style:font-name="Times New Roman" style:font-weight-complex="normal" fo:font-size="14pt" style:font-size-asian="14pt" style:font-size-complex="14pt" fo:language="uk" fo:country="UA"/>
    </style:style>
    <style:style style:name="T274" style:parent-style-name="StrongEmphasis" style:family="text">
      <style:text-properties style:font-name="Times New Roman" style:font-weight-complex="normal" fo:font-size="14pt" style:font-size-asian="14pt" style:font-size-complex="14pt" fo:language="uk" fo:country="UA"/>
    </style:style>
    <style:style style:name="T275" style:parent-style-name="StrongEmphasis" style:family="text">
      <style:text-properties style:font-name="Times New Roman" style:font-weight-complex="normal" fo:font-size="14pt" style:font-size-asian="14pt" style:font-size-complex="14pt" fo:language="uk" fo:country="UA"/>
    </style:style>
    <style:style style:name="T276" style:parent-style-name="StrongEmphasis" style:family="text">
      <style:text-properties style:font-name="Times New Roman" fo:font-weight="normal" style:font-weight-asian="normal" fo:font-size="14pt" style:font-size-asian="14pt" style:font-size-complex="14pt" fo:language="uk" fo:country="UA"/>
    </style:style>
    <style:style style:name="T27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27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279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280" style:parent-style-name="StrongEmphasis" style:family="text">
      <style:text-properties style:font-name="Times New Roman" style:font-weight-complex="normal" fo:font-size="14pt" style:font-size-asian="14pt" style:font-size-complex="14pt" fo:language="uk" fo:country="UA"/>
    </style:style>
    <style:style style:name="P28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8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8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8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8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8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8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8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8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9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9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9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9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9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9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9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29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298" style:parent-style-name="SourceTex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299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300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301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302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303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304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305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30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3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308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30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3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311" style:parent-style-name="StrongEmphasis" style:family="text">
      <style:text-properties style:font-name="Times New Roman" style:font-name-complex="Times New Roman" style:font-weight-complex="normal" fo:font-size="14pt" style:font-size-asian="14pt" style:font-size-complex="14pt" fo:language="uk" fo:country="UA"/>
    </style:style>
    <style:style style:name="T312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 fo:language="uk" fo:country="UA"/>
    </style:style>
    <style:style style:name="T3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31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315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316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317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318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31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32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32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32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32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32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32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32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32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328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329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330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331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33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333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33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33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336" style:parent-style-name="SourceTex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337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338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339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340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341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342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343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344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345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346" style:parent-style-name="Заголовок1" style:family="paragraph">
      <style:paragraph-properties fo:text-align="justify" fo:margin-top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365F91" fo:font-size="14pt" style:font-size-asian="14pt" style:font-size-complex="14pt" fo:language="uk" fo:country="UA"/>
    </style:style>
    <style:style style:name="P347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348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349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350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35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T35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T35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T35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355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T35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357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358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359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360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361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362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36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36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T365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366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367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368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369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37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T37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T37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37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37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375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37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37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37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379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380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381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382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38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38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385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38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T38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38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389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390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391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392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39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394" style:parent-style-name="Заголовок1" style:family="paragraph">
      <style:paragraph-properties fo:text-align="justify" fo:margin-top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395" style:parent-style-name="Обычный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fo:language="uk" fo:country="UA"/>
    </style:style>
    <style:style style:name="P396" style:parent-style-name="Заголовок3" style:family="paragraph">
      <style:paragraph-properties fo:text-align="justify" fo:margin-top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 fo:language="uk" fo:country="UA"/>
    </style:style>
    <style:style style:name="P397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39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399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00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0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0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0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0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05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0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0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0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09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10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1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1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1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1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15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1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1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1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19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20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2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2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2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2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25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2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2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428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29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30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fo:language="uk" fo:country="UA"/>
    </style:style>
    <style:style style:name="T431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fo:language="uk" fo:country="UA"/>
    </style:style>
    <style:style style:name="T432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fo:language="uk" fo:country="UA"/>
    </style:style>
    <style:style style:name="P43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3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35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43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437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color="#000000" fo:font-size="14pt" style:font-size-asian="14pt" style:font-size-complex="14pt" fo:language="uk" fo:country="UA"/>
    </style:style>
    <style:style style:name="P438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39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440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color="#000000" fo:font-size="14pt" style:font-size-asian="14pt" style:font-size-complex="14pt" fo:language="uk" fo:country="UA"/>
    </style:style>
    <style:style style:name="P441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color="#000000" fo:font-size="14pt" style:font-size-asian="14pt" style:font-size-complex="14pt" fo:language="uk" fo:country="UA"/>
    </style:style>
    <style:style style:name="P442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color="#000000" fo:font-size="14pt" style:font-size-asian="14pt" style:font-size-complex="14pt" fo:language="uk" fo:country="UA"/>
    </style:style>
    <style:style style:name="P44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color="#000000" fo:font-size="14pt" style:font-size-asian="14pt" style:font-size-complex="14pt" fo:language="uk" fo:country="UA"/>
    </style:style>
    <style:style style:name="P444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color="#000000" fo:font-size="14pt" style:font-size-asian="14pt" style:font-size-complex="14pt" fo:language="uk" fo:country="UA"/>
    </style:style>
    <style:style style:name="P445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4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T44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48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449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450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45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5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45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5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45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5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45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5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45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6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46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6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46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6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46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6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46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6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46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7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47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7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47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7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47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7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47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7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47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8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48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48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83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48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85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486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87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488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89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490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91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49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93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49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95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496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97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498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499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00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01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0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03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0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05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06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07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08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09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10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11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1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13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1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15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16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51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18" style:parent-style-name="SourceTex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51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520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52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52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52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524" style:parent-style-name="Заголовок3" style:family="paragraph">
      <style:paragraph-properties fo:text-align="justify" fo:margin-top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 fo:language="uk" fo:country="UA"/>
    </style:style>
    <style:style style:name="P525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526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527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528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29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530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53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532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33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534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35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536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3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538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539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40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541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color="#000000" fo:font-size="14pt" style:font-size-asian="14pt" style:font-size-complex="14pt" fo:language="uk" fo:country="UA"/>
    </style:style>
    <style:style style:name="P542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color="#000000" fo:font-size="14pt" style:font-size-asian="14pt" style:font-size-complex="14pt" fo:language="uk" fo:country="UA"/>
    </style:style>
    <style:style style:name="P54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44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545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color="#000000" fo:font-size="14pt" style:font-size-asian="14pt" style:font-size-complex="14pt" fo:language="uk" fo:country="UA"/>
    </style:style>
    <style:style style:name="P546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547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48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uk" fo:country="UA"/>
    </style:style>
    <style:style style:name="T549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550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55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5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5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5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5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5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5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558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59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60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61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6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63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6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65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66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67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68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69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70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71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7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73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7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75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T57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7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7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7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8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8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8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8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8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8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586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58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8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8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9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9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9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9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9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9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9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9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59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59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0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60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0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60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0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60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0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60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0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60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1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61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1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61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1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61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16" style:parent-style-name="SourceText" style:family="text">
      <style:text-properties style:font-name="Calibri" style:font-name-complex="Calibri" fo:font-size="14pt" style:font-size-asian="14pt" style:font-size-complex="14pt" fo:language="en" fo:country="US"/>
    </style:style>
    <style:style style:name="P61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618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619" style:parent-style-name="SourceTex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620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621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T62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T623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T62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T625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626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627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62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629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63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631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63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63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63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T635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T63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T637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638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639" style:parent-style-name="Заголовок3" style:family="paragraph">
      <style:paragraph-properties fo:text-align="justify" fo:margin-top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 fo:language="uk" fo:country="UA"/>
    </style:style>
    <style:style style:name="P640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641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642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64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644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color="#000000" fo:font-size="14pt" style:font-size-asian="14pt" style:font-size-complex="14pt" fo:language="uk" fo:country="UA"/>
    </style:style>
    <style:style style:name="P645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color="#000000" fo:font-size="14pt" style:font-size-asian="14pt" style:font-size-complex="14pt" fo:language="uk" fo:country="UA"/>
    </style:style>
    <style:style style:name="P646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color="#000000" fo:font-size="14pt" style:font-size-asian="14pt" style:font-size-complex="14pt" fo:language="uk" fo:country="UA"/>
    </style:style>
    <style:style style:name="P647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4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649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650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51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652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color="#000000" fo:font-size="14pt" style:font-size-asian="14pt" style:font-size-complex="14pt" fo:language="uk" fo:country="UA"/>
    </style:style>
    <style:style style:name="P65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54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P655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656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57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658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59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660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61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662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66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64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665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66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667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68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669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70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671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72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67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74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675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76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677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78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679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80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681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82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68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84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685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86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687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88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689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90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691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92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69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94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695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96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697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698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699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00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01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02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0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04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05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06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07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08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09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10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11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12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1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14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15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16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17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18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19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20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21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22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2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24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25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26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27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28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29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30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31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32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3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734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35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36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37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38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39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40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41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42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43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44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45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46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47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48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49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50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751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752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75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754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755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756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757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758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59" style:parent-style-name="tlid-translation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760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761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762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763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764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765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766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67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T768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en" fo:country="US"/>
    </style:style>
    <style:style style:name="T769" style:parent-style-name="StrongEmphasis" style:family="text">
      <style:text-properties style:font-name="Calibri" style:font-name-complex="Calibri" fo:font-weight="normal" style:font-weight-asian="normal" style:font-weight-complex="normal" fo:color="#000000" fo:font-size="14pt" style:font-size-asian="14pt" style:font-size-complex="14pt" fo:language="uk" fo:country="UA"/>
    </style:style>
    <style:style style:name="P770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771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72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P77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774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775" style:parent-style-name="Заголовок1" style:family="paragraph">
      <style:paragraph-properties fo:text-align="justify" fo:margin-top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776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777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778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T779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T780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T781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T782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T783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T784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T785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P786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787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788" style:parent-style-name="Заголовок3" style:family="paragraph">
      <style:paragraph-properties fo:text-align="justify" fo:margin-top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 fo:language="uk" fo:country="UA"/>
    </style:style>
    <style:style style:name="P789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P790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791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792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793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794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795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796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797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798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799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800" style:parent-style-name="tlid-translation" style:family="text">
      <style:text-properties style:font-name="Times New Roman" fo:font-size="14pt" style:font-size-asian="14pt" style:font-size-complex="14pt" fo:language="en" fo:country="US"/>
    </style:style>
    <style:style style:name="T801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802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803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804" style:parent-style-name="tlid-translation" style:family="text">
      <style:text-properties style:font-name="Times New Roman" fo:font-size="14pt" style:font-size-asian="14pt" style:font-size-complex="14pt" fo:language="en" fo:country="US"/>
    </style:style>
    <style:style style:name="T805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80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807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808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T809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P810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81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812" style:parent-style-name="tlid-translation" style:family="text">
      <style:text-properties style:font-name="Times New Roman" fo:font-size="14pt" style:font-size-asian="14pt" style:font-size-complex="14pt" fo:language="uk" fo:country="UA"/>
    </style:style>
    <style:style style:name="P813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814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815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816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17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18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19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820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821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822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823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24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25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826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827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828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829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30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31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32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33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834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835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836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837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38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39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840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841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842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843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44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45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846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847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848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849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50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51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852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853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854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855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856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57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858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59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60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61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862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863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864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865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866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67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868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69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870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871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872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873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874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75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876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77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878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879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880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881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882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83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84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885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886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887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888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889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90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91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892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893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894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895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896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97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898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899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900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901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902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903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904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905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906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907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908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909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910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911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912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913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914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915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916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917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918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919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920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921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922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923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924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925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926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927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928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929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 fo:language="uk" fo:country="UA"/>
    </style:style>
    <style:style style:name="T930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931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932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T933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P934" style:parent-style-name="Standard" style:family="paragraph">
      <style:paragraph-properties fo:widows="0" fo:orphans="0" fo:text-align="justify" fo:line-height="115%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935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936" style:parent-style-name="tlid-translation" style:family="text">
      <style:text-properties style:font-name="Times New Roman" style:font-name-asian="0" fo:font-size="14pt" style:font-size-asian="14pt" style:font-size-complex="14pt" fo:language="uk" fo:country="UA"/>
    </style:style>
    <style:style style:name="T937" style:parent-style-name="tlid-translation" style:family="text">
      <style:text-properties style:font-name="Times New Roman" style:font-name-asian="0" fo:font-size="14pt" style:font-size-asian="14pt" style:font-size-complex="14pt" fo:background-color="#FFFFFF" fo:language="uk" fo:country="UA"/>
    </style:style>
    <style:style style:name="T938" style:parent-style-name="tlid-translation" style:family="text">
      <style:text-properties style:font-name="Times New Roman" style:font-name-asian="0" fo:font-size="14pt" style:font-size-asian="14pt" style:font-size-complex="14pt" fo:background-color="#FFFFFF" fo:language="uk" fo:country="UA"/>
    </style:style>
    <style:style style:name="T939" style:parent-style-name="tlid-translation" style:family="text">
      <style:text-properties style:font-name="Times New Roman" style:font-name-asian="0" fo:font-size="14pt" style:font-size-asian="14pt" style:font-size-complex="14pt" fo:background-color="#FFFFFF" fo:language="uk" fo:country="UA"/>
    </style:style>
    <style:style style:name="T940" style:parent-style-name="tlid-translation" style:family="text">
      <style:text-properties style:font-name="Times New Roman" style:font-name-asian="0" fo:font-size="14pt" style:font-size-asian="14pt" style:font-size-complex="14pt" fo:language="uk" fo:country="UA"/>
    </style:style>
    <style:style style:name="P941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942" style:parent-style-name="tlid-translation" style:family="text">
      <style:text-properties style:font-name="Times New Roman" style:font-name-asian="0" fo:font-size="14pt" style:font-size-asian="14pt" style:font-size-complex="14pt" fo:language="uk" fo:country="UA"/>
    </style:style>
    <style:style style:name="P94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  <style:text-properties style:font-name="Times New Roman" fo:color="#000000" fo:font-size="14pt" style:font-size-asian="14pt" style:font-size-complex="14pt" fo:language="uk" fo:country="UA"/>
    </style:style>
    <style:style style:name="P944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945" style:parent-style-name="tlid-translation" style:family="text">
      <style:text-properties style:font-name="Times New Roman" style:font-name-asian="0" fo:font-size="14pt" style:font-size-asian="14pt" style:font-size-complex="14pt" fo:language="uk" fo:country="UA"/>
    </style:style>
    <style:style style:name="P946" style:parent-style-name="ListHeading" style:family="paragraph">
      <style:paragraph-properties fo:widows="0" fo:orphans="0" fo:text-align="justify" fo:line-height="115%" fo:margin-left="0in" fo:text-indent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947" style:parent-style-name="tlid-translation" style:family="text">
      <style:text-properties style:font-name="Times New Roman" style:font-name-asian="0" style:font-name-complex="Times New Roman" fo:color="#000000" fo:font-size="14pt" style:font-size-asian="14pt" style:font-size-complex="14pt" fo:language="uk" fo:country="UA"/>
    </style:style>
    <style:style style:name="T948" style:parent-style-name="tlid-translation" style:family="text">
      <style:text-properties style:font-name="Times New Roman" style:font-name-asian="0" style:font-name-complex="Times New Roman" fo:color="#000000" fo:font-size="14pt" style:font-size-asian="14pt" style:font-size-complex="14pt" fo:language="uk" fo:country="UA"/>
    </style:style>
    <style:style style:name="T949" style:parent-style-name="tlid-translation" style:family="text">
      <style:text-properties style:font-name="Times New Roman" style:font-name-asian="0" style:font-name-complex="Times New Roman" fo:color="#000000" fo:font-size="14pt" style:font-size-asian="14pt" style:font-size-complex="14pt" fo:language="uk" fo:country="UA"/>
    </style:style>
    <style:style style:name="P950" style:parent-style-name="ListHeading" style:family="paragraph">
      <style:paragraph-properties fo:widows="0" fo:orphans="0" fo:text-align="justify" fo:line-height="115%" fo:margin-left="0in" fo:text-indent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951" style:parent-style-name="PreformattedText" style:family="paragraph">
      <style:paragraph-properties fo:text-align="justify" fo:line-height="115%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952" style:parent-style-name="Основнойшрифтабзаца" style:family="text">
      <style:text-properties style:font-name="Calibri" style:font-name-complex="Calibri" fo:font-size="14pt" style:font-size-asian="14pt" style:font-size-complex="14pt" fo:language="uk" fo:country="UA"/>
    </style:style>
    <style:style style:name="T953" style:parent-style-name="Основнойшрифтабзаца" style:family="text">
      <style:text-properties style:font-name="Calibri" style:font-name-complex="Calibri" fo:font-size="14pt" style:font-size-asian="14pt" style:font-size-complex="14pt" fo:language="uk" fo:country="UA"/>
    </style:style>
    <style:style style:name="T954" style:parent-style-name="Основнойшрифтабзаца" style:family="text">
      <style:text-properties style:font-name="Calibri" style:font-name-complex="Calibri" fo:font-size="14pt" style:font-size-asian="14pt" style:font-size-complex="14pt" fo:language="uk" fo:country="UA"/>
    </style:style>
    <style:style style:name="T955" style:parent-style-name="Основнойшрифтабзаца" style:family="text">
      <style:text-properties style:font-name="Calibri" style:font-name-complex="Calibri" fo:font-size="14pt" style:font-size-asian="14pt" style:font-size-complex="14pt" fo:language="uk" fo:country="UA"/>
    </style:style>
    <style:style style:name="T956" style:parent-style-name="Основнойшрифтабзаца" style:family="text">
      <style:text-properties style:font-name="Calibri" style:font-name-complex="Calibri" fo:font-size="14pt" style:font-size-asian="14pt" style:font-size-complex="14pt" fo:language="uk" fo:country="UA"/>
    </style:style>
    <style:style style:name="T957" style:parent-style-name="Основнойшрифтабзаца" style:family="text">
      <style:text-properties style:font-name="Calibri" style:font-name-complex="Calibri" fo:font-style="italic" style:font-style-asian="italic" fo:font-size="14pt" style:font-size-asian="14pt" style:font-size-complex="14pt" fo:language="uk" fo:country="UA"/>
    </style:style>
    <style:style style:name="T958" style:parent-style-name="Основнойшрифтабзаца" style:family="text">
      <style:text-properties style:font-name="Calibri" style:font-name-complex="Calibri" fo:font-size="14pt" style:font-size-asian="14pt" style:font-size-complex="14pt" fo:language="uk" fo:country="UA"/>
    </style:style>
    <style:style style:name="T959" style:parent-style-name="Основнойшрифтабзаца" style:family="text">
      <style:text-properties style:font-name="Calibri" style:font-name-complex="Calibri" fo:font-size="14pt" style:font-size-asian="14pt" style:font-size-complex="14pt" fo:language="uk" fo:country="UA"/>
    </style:style>
    <style:style style:name="T960" style:parent-style-name="Основнойшрифтабзаца" style:family="text">
      <style:text-properties style:font-name="Calibri" style:font-name-complex="Calibri" fo:font-size="14pt" style:font-size-asian="14pt" style:font-size-complex="14pt" fo:language="uk" fo:country="UA"/>
    </style:style>
    <style:style style:name="T961" style:parent-style-name="Основнойшрифтабзаца" style:family="text">
      <style:text-properties style:font-name="Calibri" style:font-name-complex="Calibri" fo:font-size="14pt" style:font-size-asian="14pt" style:font-size-complex="14pt" fo:language="uk" fo:country="UA"/>
    </style:style>
    <style:style style:name="T962" style:parent-style-name="Основнойшрифтабзаца" style:family="text">
      <style:text-properties style:font-name="Calibri" style:font-name-complex="Calibri" fo:font-style="italic" style:font-style-asian="italic" fo:font-size="14pt" style:font-size-asian="14pt" style:font-size-complex="14pt" fo:language="uk" fo:country="UA"/>
    </style:style>
    <style:style style:name="T963" style:parent-style-name="Основнойшрифтабзаца" style:family="text">
      <style:text-properties style:font-name="Calibri" style:font-name-complex="Calibri" fo:font-size="14pt" style:font-size-asian="14pt" style:font-size-complex="14pt" fo:language="uk" fo:country="UA"/>
    </style:style>
    <style:style style:name="P964" style:parent-style-name="Standard" style:family="paragraph">
      <style:paragraph-properties fo:widows="0" fo:orphans="0" fo:text-align="justify" fo:line-height="115%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965" style:parent-style-name="PreformattedText" style:family="paragraph">
      <style:paragraph-properties fo:text-align="justify" fo:line-height="115%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966" style:parent-style-name="PreformattedText" style:family="paragraph">
      <style:paragraph-properties fo:text-align="justify" fo:line-height="115%" fo:margin-left="0in" fo:text-indent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967" style:parent-style-name="PreformattedText" style:family="paragraph">
      <style:paragraph-properties fo:text-align="justify" fo:line-height="115%" fo:margin-left="0in" fo:text-indent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968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  <style:text-properties style:font-name="Times New Roman" fo:color="#000000" fo:font-size="14pt" style:font-size-asian="14pt" style:font-size-complex="14pt" fo:language="uk" fo:country="UA"/>
    </style:style>
    <style:style style:name="P969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970" style:parent-style-name="tlid-translation" style:family="text">
      <style:text-properties style:font-name="Times New Roman" style:font-name-asian="0" fo:font-weight="bold" style:font-weight-asian="bold" style:font-weight-complex="bold" fo:color="#000000" fo:font-size="14pt" style:font-size-asian="14pt" style:font-size-complex="14pt" fo:language="uk" fo:country="UA"/>
    </style:style>
    <style:style style:name="T971" style:parent-style-name="tlid-translation" style:family="text">
      <style:text-properties style:font-name="Times New Roman" style:font-name-asian="0" fo:color="#000000" fo:font-size="14pt" style:font-size-asian="14pt" style:font-size-complex="14pt" fo:language="uk" fo:country="UA"/>
    </style:style>
    <style:style style:name="T972" style:parent-style-name="tlid-translation" style:family="text">
      <style:text-properties style:font-name="Times New Roman" style:font-name-asian="0" fo:color="#000000" fo:font-size="14pt" style:font-size-asian="14pt" style:font-size-complex="14pt" fo:language="uk" fo:country="UA"/>
    </style:style>
    <style:style style:name="T973" style:parent-style-name="tlid-translation" style:family="text">
      <style:text-properties style:font-name="Times New Roman" style:font-name-asian="0" fo:color="#000000" fo:font-size="14pt" style:font-size-asian="14pt" style:font-size-complex="14pt" fo:language="uk" fo:country="UA"/>
    </style:style>
    <style:style style:name="T974" style:parent-style-name="tlid-translation" style:family="text">
      <style:text-properties style:font-name="Times New Roman" style:font-name-asian="0" fo:color="#000000" fo:font-size="14pt" style:font-size-asian="14pt" style:font-size-complex="14pt" fo:language="uk" fo:country="UA"/>
    </style:style>
    <style:style style:name="T975" style:parent-style-name="tlid-translation" style:family="text">
      <style:text-properties style:font-name="Times New Roman" style:font-name-asian="0" fo:color="#000000" fo:font-size="14pt" style:font-size-asian="14pt" style:font-size-complex="14pt" fo:language="uk" fo:country="UA"/>
    </style:style>
    <style:style style:name="P976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977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978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979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980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981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982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98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984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985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986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987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988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989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990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991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992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993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994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995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996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997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998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999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00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01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02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03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04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05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06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07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08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09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10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11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12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13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14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15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16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17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18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19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20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21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22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23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24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25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26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27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28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29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30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31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32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33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34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35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36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37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38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039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40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41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42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4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44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45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46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47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48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49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50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51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52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5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54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55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56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57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58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59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60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61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62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6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64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65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66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67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68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69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70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71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72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7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74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75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76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77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78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79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80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81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82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8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84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85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86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87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88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89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090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91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92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93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94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95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96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097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098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099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100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101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102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103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104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105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106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107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108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109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110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111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T1112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113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114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T1115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T1116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117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118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119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120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121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122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123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124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125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126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127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128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129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130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T1131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T1132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T1133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134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135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136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T1137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T1138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139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140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T1141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T1142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T1143" style:parent-style-name="tlid-translation" style:family="text">
      <style:text-properties style:font-name="Calibri" style:font-name-complex="Calibri" fo:font-size="14pt" style:font-size-asian="14pt" style:font-size-complex="14pt" fo:language="uk" fo:country="UA"/>
    </style:style>
    <style:style style:name="P1144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1145" style:parent-style-name="Заголовок3" style:family="paragraph">
      <style:paragraph-properties fo:text-align="justify" fo:margin-top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 fo:language="uk" fo:country="UA"/>
    </style:style>
    <style:style style:name="P1146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1147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148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149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150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151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152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153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154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155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156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157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158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1159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1160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161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162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163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164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P1165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166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167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P1168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169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170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P1171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172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173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P1174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1175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1176" style:parent-style-name="ListHeading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1177" style:parent-style-name="ListHeading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1178" style:parent-style-name="PreformattedText" style:family="paragraph">
      <style:paragraph-properties fo:text-align="justify" fo:line-height="115%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1179" style:parent-style-name="PreformattedText" style:family="paragraph">
      <style:paragraph-properties fo:text-align="justify" fo:line-height="115%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1180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 fo:language="uk" fo:country="UA"/>
    </style:style>
    <style:style style:name="T1181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 fo:language="uk" fo:country="UA"/>
    </style:style>
    <style:style style:name="T1182" style:parent-style-name="StrongEmphasis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 fo:language="uk" fo:country="UA"/>
    </style:style>
    <style:style style:name="P1183" style:parent-style-name="PreformattedText" style:family="paragraph">
      <style:paragraph-properties fo:text-align="justify" fo:line-height="115%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</style:style>
    <style:style style:name="T1184" style:parent-style-name="Основнойшрифтабзаца" style:family="text">
      <style:text-properties style:font-name="Calibri" style:font-name-complex="Calibri" fo:font-size="14pt" style:font-size-asian="14pt" style:font-size-complex="14pt" fo:language="uk" fo:country="UA"/>
    </style:style>
    <style:style style:name="T11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186" style:parent-style-name="Основнойшрифтабзаца" style:family="text">
      <style:text-properties style:font-name="Calibri" style:font-name-complex="Calibri" fo:font-size="14pt" style:font-size-asian="14pt" style:font-size-complex="14pt" fo:language="uk" fo:country="UA"/>
    </style:style>
    <style:style style:name="T1187" style:parent-style-name="Основнойшрифтабзаца" style:family="text">
      <style:text-properties style:font-name="Calibri" style:font-name-complex="Calibri" fo:font-size="14pt" style:font-size-asian="14pt" style:font-size-complex="14pt" fo:language="uk" fo:country="UA"/>
    </style:style>
    <style:style style:name="T1188" style:parent-style-name="Основнойшрифтабзаца" style:family="text">
      <style:text-properties style:font-name="Calibri" style:font-name-complex="Calibri" fo:font-size="14pt" style:font-size-asian="14pt" style:font-size-complex="14pt" fo:language="uk" fo:country="UA"/>
    </style:style>
    <style:style style:name="T1189" style:parent-style-name="Основнойшрифтабзаца" style:family="text">
      <style:text-properties style:font-name="Calibri" style:font-name-complex="Calibri" fo:font-size="14pt" style:font-size-asian="14pt" style:font-size-complex="14pt" fo:language="uk" fo:country="UA"/>
    </style:style>
    <style:style style:name="T1190" style:parent-style-name="Основнойшрифтабзаца" style:family="text">
      <style:text-properties style:font-name="Calibri" style:font-name-complex="Calibri" fo:font-style="italic" style:font-style-asian="italic" fo:font-size="14pt" style:font-size-asian="14pt" style:font-size-complex="14pt" fo:language="uk" fo:country="UA"/>
    </style:style>
    <style:style style:name="T1191" style:parent-style-name="Основнойшрифтабзаца" style:family="text">
      <style:text-properties style:font-name="Calibri" style:font-name-complex="Calibri" fo:font-style="italic" style:font-style-asian="italic" fo:font-size="14pt" style:font-size-asian="14pt" style:font-size-complex="14pt" fo:language="uk" fo:country="UA"/>
    </style:style>
    <style:style style:name="T1192" style:parent-style-name="Основнойшрифтабзаца" style:family="text">
      <style:text-properties style:font-name="Calibri" style:font-name-complex="Calibri" fo:font-size="14pt" style:font-size-asian="14pt" style:font-size-complex="14pt" fo:language="uk" fo:country="UA"/>
    </style:style>
    <style:style style:name="T1193" style:parent-style-name="Основнойшрифтабзаца" style:family="text">
      <style:text-properties style:font-name="Calibri" style:font-name-complex="Calibri" fo:font-size="14pt" style:font-size-asian="14pt" style:font-size-complex="14pt" fo:language="uk" fo:country="UA"/>
    </style:style>
    <style:style style:name="T1194" style:parent-style-name="Основнойшрифтабзаца" style:family="text">
      <style:text-properties style:font-name="Calibri" style:font-name-complex="Calibri" fo:font-size="14pt" style:font-size-asian="14pt" style:font-size-complex="14pt" fo:language="uk" fo:country="UA"/>
    </style:style>
    <style:style style:name="T1195" style:parent-style-name="Основнойшрифтабзаца" style:family="text">
      <style:text-properties style:font-name="Calibri" style:font-name-complex="Calibri" fo:font-size="14pt" style:font-size-asian="14pt" style:font-size-complex="14pt" fo:language="uk" fo:country="UA"/>
    </style:style>
    <style:style style:name="T1196" style:parent-style-name="Основнойшрифтабзаца" style:family="text">
      <style:text-properties style:font-name="Calibri" style:font-name-complex="Calibri" fo:font-style="italic" style:font-style-asian="italic" fo:font-size="14pt" style:font-size-asian="14pt" style:font-size-complex="14pt" fo:language="uk" fo:country="UA"/>
    </style:style>
    <style:style style:name="T1197" style:parent-style-name="Основнойшрифтабзаца" style:family="text">
      <style:text-properties style:font-name="Calibri" style:font-name-complex="Calibri" fo:font-size="14pt" style:font-size-asian="14pt" style:font-size-complex="14pt" fo:language="uk" fo:country="UA"/>
    </style:style>
    <style:style style:name="P1198" style:parent-style-name="Standard" style:family="paragraph">
      <style:paragraph-properties fo:widows="0" fo:orphans="0" fo:text-align="justify" fo:line-height="115%">
        <style:tab-stops>
          <style:tab-stop style:type="left" style:position="0.4923in"/>
          <style:tab-stop style:type="left" style:position="0.5909in"/>
          <style:tab-stop style:type="left" style:position="1.4729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1199" style:parent-style-name="PreformattedText" style:family="paragraph">
      <style:paragraph-properties fo:text-align="justify" fo:line-height="115%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</style:style>
    <style:style style:name="T1200" style:parent-style-name="StrongEmphasis" style:family="text">
      <style:text-properties style:font-name="Calibri" style:font-name-complex="Calibri" fo:font-weight="normal" style:font-weight-asian="normal" style:font-weight-complex="normal" fo:font-size="14pt" style:font-size-asian="14pt" style:font-size-complex="14pt" fo:language="uk" fo:country="UA"/>
    </style:style>
    <style:style style:name="P1201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1202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03" style:parent-style-name="StrongEmphasis" style:family="text">
      <style:text-properties style:font-name="Times New Roman" style:font-weight-complex="normal" fo:font-size="14pt" style:font-size-asian="14pt" style:font-size-complex="14pt" fo:language="uk" fo:country="UA"/>
    </style:style>
    <style:style style:name="P1204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05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206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207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08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209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210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11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212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213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color="#000000" fo:font-size="14pt" style:font-size-asian="14pt" style:font-size-complex="14pt" fo:language="uk" fo:country="UA"/>
    </style:style>
    <style:style style:name="P1214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15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216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217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18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219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220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21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222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223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24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225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226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27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228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229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1230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31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3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33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3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35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36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37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38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23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4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4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4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4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4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4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4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4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4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4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250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51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5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53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5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55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56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25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5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5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6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6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6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6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6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6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266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67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68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69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70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27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7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7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7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7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7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7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7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7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8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8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28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28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8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8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8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8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8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8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9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9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29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93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9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95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96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29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29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29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300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01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0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03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0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30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0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0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0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0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10" style:parent-style-name="SourceTex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31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31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31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31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31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316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317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1318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19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320" style:parent-style-name="StrongEmphasis" style:family="text">
      <style:text-properties style:font-name="Times New Roman" style:font-weight-complex="normal" fo:font-size="14pt" style:font-size-asian="14pt" style:font-size-complex="14pt" fo:language="uk" fo:country="UA"/>
    </style:style>
    <style:style style:name="P1321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22" style:parent-style-name="Internetlink" style:family="text">
      <style:text-properties style:font-name="Times New Roman" fo:color="#000080" fo:font-size="14pt" style:font-size-asian="14pt" style:font-size-complex="14pt" fo:language="uk" fo:country="UA"/>
    </style:style>
    <style:style style:name="T132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324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25" style:parent-style-name="Internetlink" style:family="text">
      <style:text-properties style:font-name="Times New Roman" fo:color="#000080" fo:font-size="14pt" style:font-size-asian="14pt" style:font-size-complex="14pt" fo:language="uk" fo:country="UA"/>
    </style:style>
    <style:style style:name="T132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327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28" style:parent-style-name="Internetlink" style:family="text">
      <style:text-properties style:font-name="Times New Roman" fo:color="#000080" fo:font-size="14pt" style:font-size-asian="14pt" style:font-size-complex="14pt" fo:language="uk" fo:country="UA"/>
    </style:style>
    <style:style style:name="T1329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330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31" style:parent-style-name="Internetlink" style:family="text">
      <style:text-properties style:font-name="Times New Roman" fo:color="#000080" fo:font-size="14pt" style:font-size-asian="14pt" style:font-size-complex="14pt" fo:language="uk" fo:country="UA"/>
    </style:style>
    <style:style style:name="T1332" style:parent-style-name="Internetlink" style:family="text">
      <style:text-properties style:font-name="Times New Roman" fo:color="#000080" fo:font-size="14pt" style:font-size-asian="14pt" style:font-size-complex="14pt" fo:language="uk" fo:country="UA"/>
    </style:style>
    <style:style style:name="T1333" style:parent-style-name="Internetlink" style:family="text">
      <style:text-properties style:font-name="Times New Roman" fo:color="#000080" fo:font-size="14pt" style:font-size-asian="14pt" style:font-size-complex="14pt" fo:language="uk" fo:country="UA"/>
    </style:style>
    <style:style style:name="T133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335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36" style:parent-style-name="Internetlink" style:family="text">
      <style:text-properties style:font-name="Times New Roman" fo:color="#000080" fo:font-size="14pt" style:font-size-asian="14pt" style:font-size-complex="14pt" fo:language="uk" fo:country="UA"/>
    </style:style>
    <style:style style:name="T133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338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39" style:parent-style-name="Internetlink" style:family="text">
      <style:text-properties style:font-name="Times New Roman" fo:color="#000080" fo:font-size="14pt" style:font-size-asian="14pt" style:font-size-complex="14pt" fo:language="uk" fo:country="UA"/>
    </style:style>
    <style:style style:name="T1340" style:parent-style-name="Internetlink" style:family="text">
      <style:text-properties style:font-name="Times New Roman" fo:color="#000080" fo:font-size="14pt" style:font-size-asian="14pt" style:font-size-complex="14pt" fo:language="uk" fo:country="UA"/>
    </style:style>
    <style:style style:name="T1341" style:parent-style-name="Internetlink" style:family="text">
      <style:text-properties style:font-name="Times New Roman" fo:color="#000080" fo:font-size="14pt" style:font-size-asian="14pt" style:font-size-complex="14pt" fo:language="uk" fo:country="UA"/>
    </style:style>
    <style:style style:name="T134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343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44" style:parent-style-name="Internetlink" style:family="text">
      <style:text-properties style:font-name="Times New Roman" fo:color="#000080" fo:font-size="14pt" style:font-size-asian="14pt" style:font-size-complex="14pt" fo:language="uk" fo:country="UA"/>
    </style:style>
    <style:style style:name="T1345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34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34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34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349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350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135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5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5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5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5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5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5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358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59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60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61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6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63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6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36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6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6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6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6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370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71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7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73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7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37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7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7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7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7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8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8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8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8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8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8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386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87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88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89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390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139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92" style:parent-style-name="SourceTex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39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39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39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396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39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1398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399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400" style:parent-style-name="StrongEmphasis" style:family="text">
      <style:text-properties style:font-name="Times New Roman" style:font-weight-complex="normal" fo:font-size="14pt" style:font-size-asian="14pt" style:font-size-complex="14pt" fo:language="uk" fo:country="UA"/>
    </style:style>
    <style:style style:name="P1401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02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403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404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05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406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407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08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409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410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11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412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413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14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415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416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17" style:parent-style-name="SourceTex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1418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19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20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21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2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42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2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2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2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2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2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2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3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3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3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3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3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3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3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3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38" style:parent-style-name="SourceTex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43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40" style:parent-style-name="SourceTex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44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4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4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4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4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4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4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4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4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5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5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145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53" style:parent-style-name="SourceTex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45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55" style:parent-style-name="SourceTex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45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5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5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5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6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6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6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6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6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6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6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6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6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6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7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7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7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7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7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7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7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7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7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7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8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8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8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8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8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8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8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8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8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8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90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9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92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9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94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9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96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9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498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49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500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01" style:parent-style-name="SourceTex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50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03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50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05" style:parent-style-name="SourceText" style:family="text">
      <style:text-properties style:font-name="Calibri" style:font-name-complex="Calibri" fo:font-size="14pt" style:font-size-asian="14pt" style:font-size-complex="14pt" fo:language="uk" fo:country="UA"/>
    </style:style>
    <style:style style:name="P1506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1507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08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P1509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10" style:parent-style-name="Internetlink" style:family="text">
      <style:text-properties style:font-name="Times New Roman" fo:color="#000080" fo:font-size="14pt" style:font-size-asian="14pt" style:font-size-complex="14pt" fo:language="uk" fo:country="UA"/>
    </style:style>
    <style:style style:name="T151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512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13" style:parent-style-name="Internetlink" style:family="text">
      <style:text-properties style:font-name="Times New Roman" fo:color="#000080" fo:font-size="14pt" style:font-size-asian="14pt" style:font-size-complex="14pt" fo:language="uk" fo:country="UA"/>
    </style:style>
    <style:style style:name="T151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515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1516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17" style:parent-style-name="Internetlink" style:family="text">
      <style:text-properties style:font-name="Times New Roman" fo:color="#000080" fo:font-size="14pt" style:font-size-asian="14pt" style:font-size-complex="14pt" fo:language="uk" fo:country="UA"/>
    </style:style>
    <style:style style:name="T151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519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20" style:parent-style-name="Internetlink" style:family="text">
      <style:text-properties style:font-name="Times New Roman" fo:color="#000080" fo:font-size="14pt" style:font-size-asian="14pt" style:font-size-complex="14pt" fo:language="uk" fo:country="UA"/>
    </style:style>
    <style:style style:name="T152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52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52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524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25" style:parent-style-name="Internetlink" style:family="text">
      <style:text-properties style:font-name="Times New Roman" fo:color="#000080" fo:font-size="14pt" style:font-size-asian="14pt" style:font-size-complex="14pt" fo:language="uk" fo:country="UA"/>
    </style:style>
    <style:style style:name="T152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527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28" style:parent-style-name="Internetlink" style:family="text">
      <style:text-properties style:font-name="Times New Roman" fo:color="#000080" fo:font-size="14pt" style:font-size-asian="14pt" style:font-size-complex="14pt" fo:language="uk" fo:country="UA"/>
    </style:style>
    <style:style style:name="T1529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530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31" style:parent-style-name="Internetlink" style:family="text">
      <style:text-properties style:font-name="Times New Roman" fo:color="#000080" fo:font-size="14pt" style:font-size-asian="14pt" style:font-size-complex="14pt" fo:language="uk" fo:country="UA"/>
    </style:style>
    <style:style style:name="T153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533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34" style:parent-style-name="Internetlink" style:family="text">
      <style:text-properties style:font-name="Times New Roman" fo:color="#000080" fo:font-size="14pt" style:font-size-asian="14pt" style:font-size-complex="14pt" fo:language="uk" fo:country="UA"/>
    </style:style>
    <style:style style:name="T1535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536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1537" style:parent-style-name="Заголовок3" style:family="paragraph">
      <style:paragraph-properties fo:text-align="justify" fo:margin-top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 fo:language="uk" fo:country="UA"/>
    </style:style>
    <style:style style:name="P1538" style:parent-style-name="Заголовок3" style:family="paragraph">
      <style:paragraph-properties fo:text-align="justify" fo:margin-top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 fo:language="uk" fo:country="UA"/>
    </style:style>
    <style:style style:name="P1539" style:parent-style-name="Заголовок3" style:family="paragraph">
      <style:paragraph-properties fo:text-align="justify" fo:margin-top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1540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41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542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543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544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545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546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547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548" style:parent-style-name="tlid-translation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49" style:parent-style-name="tlid-translation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550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1551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52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T1553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T1554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P1555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56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P1557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58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P1559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60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P1561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1562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63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P1564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65" style:parent-style-name="StrongEmphasis" style:family="text">
      <style:text-properties style:font-name="Times New Roman" fo:color="#000000" fo:font-size="14pt" style:font-size-asian="14pt" style:font-size-complex="14pt" fo:language="uk" fo:country="UA"/>
    </style:style>
    <style:style style:name="P1566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67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568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569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570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571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572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73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574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T1575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P1576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77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578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P1579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80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581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P1582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83" style:parent-style-name="StrongEmphasis" style:family="text">
      <style:text-properties style:font-name="Times New Roman" fo:color="#000000" fo:font-size="14pt" style:font-size-asian="14pt" style:font-size-complex="14pt" fo:language="uk" fo:country="UA"/>
    </style:style>
    <style:style style:name="T1584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T1585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T1586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T1587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P1588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89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590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591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92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593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P1594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595" style:parent-style-name="StrongEmphasis" style:family="text">
      <style:text-properties style:font-name="Times New Roman" fo:color="#000000" fo:font-size="14pt" style:font-size-asian="14pt" style:font-size-complex="14pt" fo:language="uk" fo:country="UA"/>
    </style:style>
    <style:style style:name="T1596" style:parent-style-name="StrongEmphasis" style:family="text">
      <style:text-properties style:font-name="Times New Roman" fo:color="#000000" fo:font-size="14pt" style:font-size-asian="14pt" style:font-size-complex="14pt" fo:language="uk" fo:country="UA"/>
    </style:style>
    <style:style style:name="T1597" style:parent-style-name="StrongEmphasis" style:family="text">
      <style:text-properties style:font-name="Times New Roman" fo:color="#000000" fo:font-size="14pt" style:font-size-asian="14pt" style:font-size-complex="14pt" fo:language="uk" fo:country="UA"/>
    </style:style>
    <style:style style:name="T1598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P1599" style:parent-style-name="TextBody0" style:family="paragraph">
      <style:paragraph-properties fo:text-align="justify" fo:margin-bottom="0in">
        <style:tab-stops>
          <style:tab-stop style:type="left" style:position="0.0013in"/>
          <style:tab-stop style:type="left" style:position="0.1in"/>
        </style:tab-stops>
      </style:paragraph-properties>
    </style:style>
    <style:style style:name="T1600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601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P1602" style:parent-style-name="TextBody0" style:family="paragraph">
      <style:paragraph-properties fo:text-align="justify" fo:margin-bottom="0in">
        <style:tab-stops>
          <style:tab-stop style:type="left" style:position="0.0013in"/>
          <style:tab-stop style:type="left" style:position="0.1in"/>
        </style:tab-stops>
      </style:paragraph-properties>
    </style:style>
    <style:style style:name="T1603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604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05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06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607" style:parent-style-name="TextBody0" style:family="paragraph">
      <style:paragraph-properties fo:text-align="justify" fo:margin-bottom="0in">
        <style:tab-stops>
          <style:tab-stop style:type="left" style:position="0.0013in"/>
          <style:tab-stop style:type="left" style:position="0.1in"/>
        </style:tab-stops>
      </style:paragraph-properties>
    </style:style>
    <style:style style:name="T1608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609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10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11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612" style:parent-style-name="TextBody0" style:family="paragraph">
      <style:paragraph-properties fo:text-align="justify" fo:margin-bottom="0in">
        <style:tab-stops>
          <style:tab-stop style:type="left" style:position="0.0013in"/>
          <style:tab-stop style:type="left" style:position="0.1in"/>
        </style:tab-stops>
      </style:paragraph-properties>
    </style:style>
    <style:style style:name="T1613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614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615" style:parent-style-name="TextBody0" style:family="paragraph">
      <style:paragraph-properties fo:text-align="justify" fo:margin-bottom="0in">
        <style:tab-stops>
          <style:tab-stop style:type="left" style:position="0.0013in"/>
          <style:tab-stop style:type="left" style:position="0.1in"/>
        </style:tab-stops>
      </style:paragraph-properties>
    </style:style>
    <style:style style:name="T1616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617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18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19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620" style:parent-style-name="TextBody0" style:family="paragraph">
      <style:paragraph-properties fo:text-align="justify" fo:margin-bottom="0in">
        <style:tab-stops>
          <style:tab-stop style:type="left" style:position="0.0013in"/>
          <style:tab-stop style:type="left" style:position="0.1in"/>
        </style:tab-stops>
      </style:paragraph-properties>
    </style:style>
    <style:style style:name="T1621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622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23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24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625" style:parent-style-name="TextBody0" style:family="paragraph">
      <style:paragraph-properties fo:text-align="justify" fo:margin-bottom="0in">
        <style:tab-stops>
          <style:tab-stop style:type="left" style:position="0.0013in"/>
          <style:tab-stop style:type="left" style:position="0.1in"/>
        </style:tab-stops>
      </style:paragraph-properties>
    </style:style>
    <style:style style:name="T1626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T1627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T1628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29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30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31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32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33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634" style:parent-style-name="TextBody0" style:family="paragraph">
      <style:paragraph-properties fo:text-align="justify" fo:margin-bottom="0in">
        <style:tab-stops>
          <style:tab-stop style:type="left" style:position="0.0013in"/>
          <style:tab-stop style:type="left" style:position="0.1in"/>
        </style:tab-stops>
      </style:paragraph-properties>
    </style:style>
    <style:style style:name="T1635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636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37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38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639" style:parent-style-name="TextBody0" style:family="paragraph">
      <style:paragraph-properties fo:text-align="justify" fo:margin-bottom="0in">
        <style:tab-stops>
          <style:tab-stop style:type="left" style:position="0.0013in"/>
          <style:tab-stop style:type="left" style:position="0.1in"/>
        </style:tab-stops>
      </style:paragraph-properties>
    </style:style>
    <style:style style:name="T1640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641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642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43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644" style:parent-style-name="TextBody0" style:family="paragraph">
      <style:paragraph-properties fo:text-align="justify" fo:margin-bottom="0in">
        <style:tab-stops>
          <style:tab-stop style:type="left" style:position="0.0013in"/>
          <style:tab-stop style:type="left" style:position="0.1in"/>
        </style:tab-stops>
      </style:paragraph-properties>
    </style:style>
    <style:style style:name="T1645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646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647" style:parent-style-name="TextBody0" style:family="paragraph">
      <style:paragraph-properties fo:text-align="justify" fo:margin-bottom="0in" fo:margin-left="0in">
        <style:tab-stops>
          <style:tab-stop style:type="left" style:position="0.2958in"/>
          <style:tab-stop style:type="left" style:position="0.5909in"/>
        </style:tab-stops>
      </style:paragraph-properties>
    </style:style>
    <style:style style:name="T1648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649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50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651" style:parent-style-name="TextBody0" style:family="paragraph">
      <style:paragraph-properties fo:text-align="justify" fo:margin-bottom="0in">
        <style:tab-stops>
          <style:tab-stop style:type="left" style:position="0.0013in"/>
          <style:tab-stop style:type="left" style:position="0.1in"/>
        </style:tab-stops>
      </style:paragraph-properties>
    </style:style>
    <style:style style:name="T1652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653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54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655" style:parent-style-name="TextBody0" style:family="paragraph">
      <style:paragraph-properties fo:text-align="justify" fo:margin-bottom="0in">
        <style:tab-stops>
          <style:tab-stop style:type="left" style:position="0.0013in"/>
          <style:tab-stop style:type="left" style:position="0.1in"/>
        </style:tab-stops>
      </style:paragraph-properties>
    </style:style>
    <style:style style:name="T1656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657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58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659" style:parent-style-name="TextBody0" style:family="paragraph">
      <style:paragraph-properties fo:text-align="justify" fo:margin-bottom="0in">
        <style:tab-stops>
          <style:tab-stop style:type="left" style:position="0.0013in"/>
          <style:tab-stop style:type="left" style:position="0.1in"/>
        </style:tab-stops>
      </style:paragraph-properties>
    </style:style>
    <style:style style:name="T1660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661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62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663" style:parent-style-name="TextBody0" style:family="paragraph">
      <style:paragraph-properties fo:text-align="justify" fo:margin-bottom="0in">
        <style:tab-stops>
          <style:tab-stop style:type="left" style:position="0.0013in"/>
          <style:tab-stop style:type="left" style:position="0.1in"/>
        </style:tab-stops>
      </style:paragraph-properties>
    </style:style>
    <style:style style:name="T1664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665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666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fo:color="#000000" fo:font-size="14pt" style:font-size-asian="14pt" style:font-size-complex="14pt" fo:language="uk" fo:country="UA"/>
    </style:style>
    <style:style style:name="P1667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668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669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670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71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72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73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74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75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676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677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T1678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T1679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80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81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82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83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84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85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686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687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T1688" style:parent-style-name="StrongEmphasis" style:family="text">
      <style:text-properties style:font-name="Times New Roman" fo:font-weight="normal" style:font-weight-asian="normal" style:font-weight-complex="normal" fo:color="#000000" fo:font-size="14pt" style:font-size-asian="14pt" style:font-size-complex="14pt" fo:language="uk" fo:country="UA"/>
    </style:style>
    <style:style style:name="T1689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90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91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92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693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694" style:parent-style-name="Internetlink" style:family="text">
      <style:text-properties style:font-name="Times New Roman" fo:color="#000000" fo:font-size="14pt" style:font-size-asian="14pt" style:font-size-complex="14pt" style:text-underline-type="none" fo:language="uk" fo:country="UA"/>
    </style:style>
    <style:style style:name="T1695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96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T1697" style:parent-style-name="Основнойшрифтабзаца" style:family="text">
      <style:text-properties style:font-name="Times New Roman" fo:color="#000000" fo:font-size="14pt" style:font-size-asian="14pt" style:font-size-complex="14pt" fo:language="uk" fo:country="UA"/>
    </style:style>
    <style:style style:name="P1698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  <style:text-properties style:font-name="Times New Roman" fo:font-weight="bold" style:font-weight-asian="bold" style:font-weight-complex="bold" fo:color="#000000" fo:font-size="14pt" style:font-size-asian="14pt" style:font-size-complex="14pt" fo:language="uk" fo:country="UA"/>
    </style:style>
    <style:style style:name="P1699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00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701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702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70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704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05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706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707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70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709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10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711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71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71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71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715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16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717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71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719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20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721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72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723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24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725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72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72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72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729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30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731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73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733" style:parent-style-name="TextBody0" style:family="paragraph">
      <style:paragraph-properties fo:text-align="justify" fo:margin-bottom="0in" fo:margin-left="0in" fo:text-indent="0in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34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735" style:parent-style-name="StrongEmphasis" style:family="text">
      <style:text-properties style:font-name="Times New Roman" fo:font-weight="normal" style:font-weight-asian="normal" style:font-weight-complex="normal" fo:font-size="14pt" style:font-size-asian="14pt" style:font-size-complex="14pt" fo:language="uk" fo:country="UA"/>
    </style:style>
    <style:style style:name="T173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73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738" style:parent-style-name="TextBody0" style:family="paragraph">
      <style:paragraph-properties fo:text-align="justify" fo:margin-bottom="0in">
        <style:tab-stops>
          <style:tab-stop style:type="left" style:position="0.4923in"/>
          <style:tab-stop style:type="left" style:position="0.5909in"/>
          <style:tab-stop style:type="left" style:position="0.9819in"/>
        </style:tab-stops>
      </style:paragraph-properties>
      <style:text-properties style:font-name="Times New Roman" fo:font-size="14pt" style:font-size-asian="14pt" style:font-size-complex="14pt" fo:language="uk" fo:country="UA"/>
    </style:style>
    <style:style style:name="P1739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40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41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42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43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44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45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46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47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748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49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50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51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52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53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54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55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56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57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58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59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60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61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62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63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64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65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66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67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68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69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70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771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72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73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774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75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76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777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78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79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780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81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82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83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84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85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86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87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88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89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90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791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92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93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94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95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796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97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798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799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00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801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02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03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04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05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806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07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08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09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10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11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12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813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14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15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16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17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18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19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20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21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22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23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24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25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826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27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28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29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30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31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32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833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34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35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36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37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38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39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840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41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42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43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44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45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46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847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48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49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50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51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52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53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54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55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56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57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58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59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60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61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862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63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64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65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66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67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68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869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70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71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72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73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74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75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76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77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78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79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880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81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82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83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84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85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86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887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88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89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90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91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92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93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94" style:parent-style-name="SourceText" style:family="text">
      <style:text-properties style:font-name="Calibri" style:font-name-asian="Noto Sans CJK SC Regular" style:font-name-complex="Calibri" fo:font-size="14pt" style:font-size-asian="14pt" style:font-size-complex="14pt" fo:language="uk" fo:country="UA"/>
    </style:style>
    <style:style style:name="P1895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Times New Roman" style:font-name-complex="Times New Roman" fo:font-size="14pt" style:font-size-asian="14pt" style:font-size-complex="14pt" fo:language="uk" fo:country="UA"/>
    </style:style>
    <style:style style:name="P1896" style:parent-style-name="Standard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</style:style>
    <style:style style:name="T1897" style:parent-style-name="SourceText" style:family="text">
      <style:text-properties style:font-name="Times New Roman" style:font-name-asian="Noto Sans CJK SC Regular" style:font-name-complex="Times New Roman" fo:font-size="14pt" style:font-size-asian="14pt" style:font-size-complex="14pt" fo:language="uk" fo:country="UA"/>
    </style:style>
    <style:style style:name="P1898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89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900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90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90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903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904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905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906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907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908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909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910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911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912" style:parent-style-name="TableContents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  <style:style style:name="P1913" style:parent-style-name="PreformattedText" style:family="paragraph">
      <style:paragraph-properties fo:text-align="justify">
        <style:tab-stops>
          <style:tab-stop style:type="left" style:position="0.4923in"/>
          <style:tab-stop style:type="left" style:position="0.5909in"/>
        </style:tab-stops>
      </style:paragraph-properties>
      <style:text-properties style:font-name="Calibri" style:font-name-complex="Calibri" fo:font-size="14pt" style:font-size-asian="14pt" style:font-size-complex="14pt" fo:language="uk" fo:country="UA"/>
    </style:style>
  </office:automatic-styles>
  <office:body>
    <office:text text:use-soft-page-breaks="true">
      <text:p text:style-name="P1"/>
      <text:h text:style-name="P17" text:outline-level="1"><text:span text:style-name="T18">Лекція 12: Стандартна бібліотека шаблонів STL</text:span></text:h>
      <text:p text:style-name="P19"/>
      <text:h text:style-name="P20" text:outline-level="1">Потреба в бібліотеці шаблонів <text:s/></text:h>
      <text:p text:style-name="P21"/>
      <text:p text:style-name="P22"><text:span text:style-name="T23">Створення шаблонів класів дозволяє програмістам створювати корисні програмні та алгоритмічні класи та функції. Звичайно, розробники Сі++ скористалися цією можливістю для того щоб збільшити функціонал та можливості мови. В доповнення до бібліотеки потокового введення/виведення та бібліотеки роботи з рядками &lt;string&gt; було створено потужну систему бібліотек побудованих за об</text:span><text:span text:style-name="T24">’</text:span><text:span text:style-name="T25">єктно-орієнтовним принципом та об</text:span><text:span text:style-name="T26">’</text:span><text:span text:style-name="T27">єднаних спільною ідеєю та структурою. Ця бібліотека робить легкою можливість використання багатьох відомих алгоритмів на Сі++. Вона була розроблена спочатку як вільна бібліотека, а потім була включена в стандарт та отримала назву “стандартна бібліотека шаблонів” (STL – Standard Template Library).</text:span></text:p>
      <text:p text:style-name="P28"/>
      <text:h text:style-name="P29" text:outline-level="1">Огляд стандартної бібліотеки шаблонів C ++ (STL)</text:h>
      <text:p text:style-name="P30"><text:span text:style-name="T31">Стандартна бібліотека шаблонів (STL) - це набір шаблонів C ++ для створення загальних структурних даних і функцій, таких як списки, стеки, масиви і т.д. Це бібліотека контейнерних класів, алгоритмів і ітераторів. Це узагальнена бібліотека, тому її параметри параметризуються. Робоче знання шаблонів класів є обов'язковою умовою для роботи з STL.</text:span></text:p>
      <text:p text:style-name="P32"><text:span text:style-name="T33">Стандартна бібліотека шаблонів складається з таких чотирьох компонентів:</text:span></text:p>
      <text:list text:style-name="WWNum2">
        <text:list-item>
          <text:p text:style-name="P34"><text:span text:style-name="T35">Algorithms (алгоритми) : <text:s/>набір корисних функцій,<text:s/></text:span><text:span text:style-name="T36">спеціально призначених для використання на діапазонах елементів,</text:span><text:span text:style-name="T37"><text:s/>які містяться в з</text:span><text:span text:style-name="T38">аголовочних файлах &lt;algorithm&gt; та &lt;numeric&gt;. Вони діють на контейнери або масиви і забезпечують засоби для<text:s/></text:span><text:span text:style-name="T39">виконання корисних дій з</text:span><text:span text:style-name="T40"><text:s/>вміст</text:span><text:span text:style-name="T41">ом</text:span><text:span text:style-name="T42"><text:s/>контейнерів.</text:span></text:p>
        </text:list-item>
        <text:list-item>
          <text:p text:style-name="P43"><text:span text:style-name="T44">Containers (контейнери)<text:s/></text:span><text:span text:style-name="T45">:</text:span><text:span text:style-name="T46"><text:s text:c="2"/></text:span><text:span text:style-name="T47">ш</text:span><text:span text:style-name="T48">аблони класів, що дозволяють зберіга</text:span><text:span text:style-name="T49">ти</text:span><text:span text:style-name="T50"><text:s/>об'єкти і дані різних типів за допом</text:span><text:span text:style-name="T51">о</text:span><text:span text:style-name="T52">гою різних структ</text:span><text:span text:style-name="T53">у</text:span><text:span text:style-name="T54">р даних, а отже дозволяють оптимізувати роботу з ними під різні типи задач.</text:span></text:p>
        </text:list-item>
        <text:list-item>
          <text:p text:style-name="P55"><text:span text:style-name="T56">Functions (функціонали або функтори)</text:span><text:span text:style-name="T57">:</text:span><text:span text:style-name="T58"><text:s/></text:span><text:span text:style-name="T59">STL включає класи, які перевантажують оператор виклику функції. Екземпляри таких класів називаються функціональними об'єктами або функторами. Функтори дозволяють налаштувати роботу пов'язаної функції за допомогою параметрів, що передаються.</text:span></text:p>
        </text:list-item>
        <text:list-item>
          <text:p text:style-name="P60"><text:span text:style-name="T61">Iterators (ітератори)</text:span><text:span text:style-name="T62">:<text:s/></text:span><text:span text:style-name="T63">STL включає класи, що можуть</text:span><text:span text:style-name="T64"><text:s/></text:span><text:span text:style-name="T65">використову</text:span><text:span text:style-name="T66">ватис</text:span><text:span text:style-name="T67">я для роботи<text:s/></text:span><text:span text:style-name="T68">з</text:span><text:span text:style-name="T69"><text:s/>послідовністю значень</text:span><text:span text:style-name="T70"><text:s/>в різних контейнерах заб</text:span><text:span text:style-name="T71">е</text:span><text:span text:style-name="T72">зпечуюч</text:span><text:span text:style-name="T73">и</text:span><text:span text:style-name="T74"><text:s/>так</text:span><text:span text:style-name="T75">и</text:span><text:span text:style-name="T76">м чином<text:s/></text:span><text:span text:style-name="T77">універсальність</text:span><text:span text:style-name="T78"><text:s/>типів даних</text:span><text:span text:style-name="T79"><text:s/>STL.</text:span></text:p>
        </text:list-item>
        <text:list-item>
          <text:p text:style-name="P80"><text:span text:style-name="T81">Утіл</text:span><text:span text:style-name="T82">и</text:span><text:span text:style-name="T83">ти <text:s/>та псевдоконтейнери. Ще одним компонентом, що<text:s/></text:span><text:span text:style-name="T84">може<text:s/></text:span><text:soft-page-break/><text:span text:style-name="T85">включатись до<text:s/></text:span><text:span text:style-name="T86">STL – це утіл</text:span><text:span text:style-name="T87">и</text:span><text:span text:style-name="T88">ти бібліотеки Cі++ та так звані псевдоконтейнери, зокрема ті, що входять до складу пакетів &lt;utility&gt;, &lt;bitset&gt;, &lt;tuple&gt;, &lt;valarray&gt; і т.п</text:span><text:span text:style-name="T89">.</text:span><text:span text:style-name="T90">, а іноді сюди відносять також і бібліотеку &lt;string&gt;.</text:span></text:p>
        </text:list-item>
      </text:list>
      <text:p text:style-name="P91"/>
      <text:p text:style-name="P92"/>
      <text:h text:style-name="P93" text:outline-level="1">Утілити utility</text:h>
      <text:p text:style-name="P94"><text:span text:style-name="T95">Розгляд бібліотеки ми почнемо з розгляду деяких корисних функцій та класів бібліотеки &lt;utility&gt;.</text:span></text:p>
      <text:p text:style-name="P96"/>
      <text:h text:style-name="P97" text:outline-level="3">Контейнер Пара</text:h>
      <text:p text:style-name="P98"/>
      <text:p text:style-name="P99"><text:span text:style-name="T100">До Сі++11 в даній бібліотеці містився лише шаблон класу Пари (pair).</text:span></text:p>
      <text:p text:style-name="P101"><text:span text:style-name="T102">Контейнер Pair (пара) являє собою простий контейнер, визначений у заголовочному файл</text:span><text:span text:style-name="T103">і</text:span><text:span text:style-name="T104"><text:s/>&lt;utility&gt;, що складається з двох елементів даних або об'єктів.</text:span><text:span text:style-name="T105"><text:s/>Даний шаблон класу можна описати наступним чином:</text:span><text:span text:style-name="T106"><text:line-break/></text:span><text:span text:style-name="T107">• Перший елемент позначається як «first», а другий - як «second», а порядок фіксований (first, second).</text:span></text:p>
      <text:p text:style-name="P108"><text:span text:style-name="T109">• Пара використовується для об'єднання двох значень, які можуть бути різними за типом. Пара забезпечує спосіб зберігання двох неоднорідних об'єктів у вигляді однієї змінної.</text:span></text:p>
      <text:p text:style-name="P110"><text:span text:style-name="T111">• Пара може бути означена, скопійована та порівняна. Масив об'єктів, виділених для відображення (map) або hash_map, за замовчуванням мають тип "пари", в якому всі елементи "first" є унікальними ключами, пов'язаними зі значеннями "second".</text:span><text:span text:style-name="T112"><text:line-break/></text:span><text:span text:style-name="T113">• Для доступу до елементів використовується ім'я змінної, за яким слідує оператор точки, за яким слідує ключове слово first або second.</text:span></text:p>
      <text:p text:style-name="P114"/>
      <text:p text:style-name="P115"><text:span text:style-name="T116">//CPP program to illustrate pair STL</text:span></text:p>
      <text:p text:style-name="P117"><text:span text:style-name="T118">#include &lt;iostream&gt;</text:span></text:p>
      <text:p text:style-name="P119"><text:span text:style-name="T120">#include &lt;utility&gt;</text:span></text:p>
      <text:p text:style-name="P121"><text:span text:style-name="T122">using namespace std;</text:span></text:p>
      <text:p text:style-name="P123"/>
      <text:p text:style-name="P124"><text:span text:style-name="T125">int</text:span><text:span text:style-name="T126"><text:s/></text:span><text:span text:style-name="T127">main() {</text:span></text:p>
      <text:p text:style-name="P128"><text:span text:style-name="T129">pair &lt;int, char&gt; PAIR1;</text:span></text:p>
      <text:p text:style-name="P130"><text:span text:style-name="T131">PAIR1.first = 100;</text:span></text:p>
      <text:p text:style-name="P132"><text:span text:style-name="T133">PAIR1.second = 'G';</text:span></text:p>
      <text:p text:style-name="P134"/>
      <text:p text:style-name="P135"><text:span text:style-name="T136">cout &lt;&lt; PAIR1.first &lt;&lt; " ";</text:span></text:p>
      <text:p text:style-name="P137"><text:span text:style-name="T138">cout &lt;&lt; PAIR1.second &lt;&lt; endl ;</text:span></text:p>
      <text:p text:style-name="P139"><text:span text:style-name="T140">pair &lt;string,unsigned&gt; PAIR2 ("Мехмат", 65);</text:span></text:p>
      <text:p text:style-name="P141"/>
      <text:p text:style-name="P142"><text:span text:style-name="T143">cout &lt;&lt; PAIR2.first &lt;&lt; " ";</text:span></text:p>
      <text:soft-page-break/>
      <text:p text:style-name="P144"><text:span text:style-name="T145">cout &lt;&lt; PAIR2.second &lt;&lt; endl ;</text:span></text:p>
      <text:p text:style-name="P146"><text:span text:style-name="T147">}</text:span></text:p>
      <text:p text:style-name="P148"/>
      <text:p text:style-name="P149">Ініціалізація пари:</text:p>
      <text:p text:style-name="P150">pair (data_type1, data_type2) Pair_name (value1, value2) ;</text:p>
      <text:p text:style-name="P151">Приклади:</text:p>
      <text:p text:style-name="P152">pair g1; //default</text:p>
      <text:p text:style-name="P153">pair g2(1, 'a'); //initialized, different data type</text:p>
      <text:p text:style-name="P154">pair g3(1, 10); //initialized, same data type</text:p>
      <text:p text:style-name="P155">pair g4(g3); //copy of g3</text:p>
      <text:p text:style-name="P156">Ще один варіант ініціалізації — визначена в цьому ж пакеті функція make_pair(), яка визначена наступним чином:</text:p>
      <text:p text:style-name="P157"><text:span text:style-name="T158">template</text:span><text:span text:style-name="T159"><text:s/>&lt;</text:span><text:span text:style-name="T160">class</text:span><text:span text:style-name="T161"><text:s/>T1,</text:span><text:span text:style-name="T162">class</text:span><text:span text:style-name="T163"><text:s/>T2&gt;</text:span></text:p>
      <text:p text:style-name="P164"><text:span text:style-name="T165">pair&lt;T1,T2&gt; make_pair (T1 x, T2 y){</text:span></text:p>
      <text:p text:style-name="P166"><text:span text:style-name="T167">return</text:span><text:span text:style-name="T168"><text:s/>( pair&lt;T1,T2&gt;(x,y) );</text:span></text:p>
      <text:p text:style-name="P169"><text:span text:style-name="T170">}</text:span></text:p>
      <text:p text:style-name="P171">g2 = make_pair(1, 'a');</text:p>
      <text:p text:style-name="P172"/>
      <text:p text:style-name="P173">В класі визначені<text:s/>конструктори:</text:p>
      <text:list text:style-name="LFO15" text:continue-numbering="true">
        <text:list-item>
          <text:p text:style-name="P174">Стандартний конструктор за замовченням:</text:p>
        </text:list-item>
      </text:list>
      <text:p text:style-name="P175">pair();</text:p>
      <text:list text:style-name="LFO15" text:continue-numbering="true">
        <text:list-item>
          <text:p text:style-name="P176">Стандартний конструктор копіювання:</text:p>
        </text:list-item>
      </text:list>
      <text:p text:style-name="P177">template&lt;class U, class V&gt; pair (const pair&lt;U,V&gt;&amp; pr);</text:p>
      <text:list text:style-name="LFO15" text:continue-numbering="true">
        <text:list-item>
          <text:p text:style-name="P178">Конструктор ініціалізації (сеттер):</text:p>
        </text:list-item>
      </text:list>
      <text:p text:style-name="P179">pair (const first_type&amp; a, const second_type&amp; b);</text:p>
      <text:p text:style-name="P180"><text:span text:style-name="T181">Примітка:</text:span><text:span text:style-name="T182"><text:s/></text:span><text:span text:style-name="T183">Якщо поле не ініц</text:span><text:span text:style-name="T184">і</text:span><text:span text:style-name="T185">алізоване кон</text:span><text:span text:style-name="T186">с</text:span><text:span text:style-name="T187">тр</text:span><text:span text:style-name="T188">у</text:span><text:span text:style-name="T189">ктором за замовченням, то воно автоматично ініціалізується нулем.</text:span></text:p>
      <text:p text:style-name="P190"><text:span text:style-name="T191">і</text:span><text:span text:style-name="T192">nt main() {</text:span></text:p>
      <text:p text:style-name="P193"><text:span text:style-name="T194">pair &lt;int, double&gt; PAIR1 ;</text:span></text:p>
      <text:p text:style-name="P195"><text:span text:style-name="T196">pair &lt;string, char&gt; PAIR2 ;</text:span></text:p>
      <text:p text:style-name="P197"><text:span text:style-name="T198">cout &lt;&lt; PAIR1.first ;  //it is initialised to 0</text:span></text:p>
      <text:p text:style-name="P199"><text:span text:style-name="T200">cout &lt;&lt; PAIR1.second ; //it is initialised to 0</text:span></text:p>
      <text:p text:style-name="P201"><text:span text:style-name="T202">cout &lt;&lt; " ";</text:span></text:p>
      <text:p text:style-name="P203"><text:span text:style-name="T204">cout &lt;&lt; PAIR2.first ;  //it prints nothing i.e NULL</text:span></text:p>
      <text:p text:style-name="P205"><text:span text:style-name="T206">cout &lt;&lt; PAIR2.second ; //it prints nothing i.e NULL</text:span></text:p>
      <text:p text:style-name="P207"><text:span text:style-name="T208">}</text:span></text:p>
      <text:p text:style-name="P209">Методи класу</text:p>
      <text:p text:style-name="P210"><text:span text:style-name="T211">make_pair()</text:span><text:span text:style-name="T212"><text:s/>: створює пару без визначення типів полів явно</text:span></text:p>
      <text:p text:style-name="P213">Pair_name = make_pair (value1,value2);</text:p>
      <text:p text:style-name="P214">Приклад</text:p>
      <text:soft-page-break/>
      <text:p text:style-name="P215"><text:span text:style-name="T216">pair &lt;int, char&gt; PAIR1 ;</text:span></text:p>
      <text:p text:style-name="P217"><text:span text:style-name="T218">pair &lt;string, double&gt; PAIR2 ("Студент", 4.23) ;</text:span></text:p>
      <text:p text:style-name="P219"><text:span text:style-name="T220">pair &lt;string, double&gt; PAIR3 ;</text:span></text:p>
      <text:p text:style-name="P221"/>
      <text:p text:style-name="P222"><text:span text:style-name="T223">PAIR1.first = 100;</text:span></text:p>
      <text:p text:style-name="P224"><text:span text:style-name="T225">PAIR1.second = 'G';</text:span></text:p>
      <text:p text:style-name="P226"/>
      <text:p text:style-name="P227"><text:span text:style-name="T228">PAIR3 = make_pair ("Мехмат кращій",4.56);</text:span></text:p>
      <text:p text:style-name="P229"/>
      <text:p text:style-name="P230"><text:span text:style-name="T231">cout &lt;&lt; PAIR1.first &lt;&lt; " ";</text:span></text:p>
      <text:p text:style-name="P232"><text:span text:style-name="T233">cout &lt;&lt; PAIR1.second &lt;&lt; endl ;</text:span></text:p>
      <text:p text:style-name="P234"/>
      <text:p text:style-name="P235"><text:span text:style-name="T236">cout &lt;&lt; PAIR2.first &lt;&lt; " ";</text:span></text:p>
      <text:p text:style-name="P237"><text:span text:style-name="T238">cout &lt;&lt; PAIR2.second &lt;&lt; endl ;</text:span></text:p>
      <text:p text:style-name="P239"/>
      <text:p text:style-name="P240"><text:span text:style-name="T241">cout &lt;&lt; PAIR3.first &lt;&lt; " ";</text:span></text:p>
      <text:p text:style-name="P242"><text:span text:style-name="T243">cout &lt;&lt; PAIR3.second &lt;&lt; endl ;</text:span></text:p>
      <text:p text:style-name="P244"/>
      <text:p text:style-name="P245"><text:span text:style-name="T246">Оператори<text:s/></text:span><text:span text:style-name="T247">(=, ==, !=, &gt;=, &lt;=) :</text:span><text:span text:style-name="T248"><text:s/></text:span></text:p>
      <text:list text:style-name="WWNum1" text:continue-numbering="true">
        <text:list-item>
          <text:list>
            <text:list-item>
              <text:p text:style-name="P249"><text:span text:style-name="T250">(=)<text:s/></text:span><text:span text:style-name="T251">Присвоює нову пару – конструктор копіювання.</text:span></text:p>
            </text:list-item>
          </text:list>
        </text:list-item>
      </text:list>
      <text:p text:style-name="P252">pair&amp; operator= (const pair&amp; pr);</text:p>
      <text:list text:style-name="WWNum1" text:continue-numbering="true">
        <text:list-item>
          <text:list>
            <text:list-item>
              <text:p text:style-name="P253"><text:span text:style-name="T254">Рівність<text:s/></text:span><text:span text:style-name="T255"><text:s/>(==)</text:span><text:span text:style-name="T256"><text:s/>–<text:s/></text:span><text:span text:style-name="T257">п</text:span><text:span text:style-name="T258">орівнює</text:span><text:span text:style-name="T259"><text:s/></text:span><text:span text:style-name="T260">поля pair1 та pair2.</text:span><text:span text:style-name="T261"><text:s/></text:span><text:span text:style-name="T262">Пари рівні</text:span><text:span text:style-name="T263"><text:s/></text:span><text:span text:style-name="T264">якщо pair1.first рівне pair2.first та pair1.second рівне pair2.second.</text:span></text:p>
            </text:list-item>
            <text:list-item>
              <text:p text:style-name="P265"><text:span text:style-name="T266">Нерівність</text:span><text:span text:style-name="T267"><text:s/>(!=)</text:span><text:span text:style-name="T268"><text:s/>–<text:s/></text:span><text:span text:style-name="T269">п</text:span><text:span text:style-name="T270">ротилежний до рівності.</text:span></text:p>
            </text:list-item>
            <text:list-item>
              <text:p text:style-name="P271"><text:span text:style-name="T272">Логічні</text:span><text:span text:style-name="T273"><text:s/></text:span><text:span text:style-name="T274">( &gt;=, &lt;= ) оператори</text:span><text:span text:style-name="T275"><text:s/>порівняння -<text:s/></text:span><text:span text:style-name="T276">п</text:span><text:span text:style-name="T277">орівнює лише перше поле пари</text:span><text:span text:style-name="T278">.</text:span></text:p>
            </text:list-item>
          </text:list>
        </text:list-item>
      </text:list>
      <text:p text:style-name="P279"><text:span text:style-name="T280">Приклад.</text:span></text:p>
      <text:p text:style-name="P281"><text:span text:style-name="T282">pair&lt;int, int&gt;pair1 = make_pair(1, 12);</text:span></text:p>
      <text:p text:style-name="P283"><text:span text:style-name="T284">pair&lt;int, int&gt;pair2 = make_pair(9, 12);</text:span></text:p>
      <text:p text:style-name="P285"><text:span text:style-name="T286">cout &lt;&lt; (pair1 == pair2) &lt;&lt; endl;</text:span></text:p>
      <text:p text:style-name="P287"><text:span text:style-name="T288">cout &lt;&lt; (pair1 != pair2) &lt;&lt; endl;</text:span></text:p>
      <text:p text:style-name="P289"><text:span text:style-name="T290">cout &lt;&lt; (pair1 &gt;= pair2) &lt;&lt; endl;</text:span></text:p>
      <text:p text:style-name="P291"><text:span text:style-name="T292">cout &lt;&lt; (pair1 &lt;= pair2) &lt;&lt; endl;</text:span></text:p>
      <text:p text:style-name="P293"><text:span text:style-name="T294">cout &lt;&lt; (pair1 &gt; pair2) &lt;&lt; endl;</text:span></text:p>
      <text:p text:style-name="P295"><text:span text:style-name="T296">cout &lt;&lt; (pair1 &lt; pair2) &lt;&lt; endl;</text:span></text:p>
      <text:p text:style-name="P297"><text:span text:style-name="T298">Результат:</text:span></text:p>
      <text:p text:style-name="P299">0</text:p>
      <text:p text:style-name="P300">1</text:p>
      <text:p text:style-name="P301">0</text:p>
      <text:p text:style-name="P302">1</text:p>
      <text:soft-page-break/>
      <text:p text:style-name="P303">0</text:p>
      <text:p text:style-name="P304">1</text:p>
      <text:p text:style-name="P305"><text:span text:style-name="T306">Примітка</text:span><text:span text:style-name="T307">: З С++20 у якості операторів порівняння радять використовувати оператор трьохстороннього порівняння (operator&lt;=&gt;)</text:span></text:p>
      <text:p text:style-name="P308"><text:span text:style-name="T309">Примітка</text:span><text:span text:style-name="T310">: з С++11 додано також метод<text:s/></text:span><text:span text:style-name="T311">swap,<text:s/></text:span><text:span text:style-name="T312">що зм</text:span><text:span text:style-name="T313">інює місцями значення однієї пари зі значеннями іншої пари тих самих типів.</text:span></text:p>
      <text:p text:style-name="P314"><text:span text:style-name="T315">pair&lt;char, int&gt;pair1 = make_pair('A', 1);</text:span></text:p>
      <text:p text:style-name="P316"><text:span text:style-name="T317">pair&lt;char, int&gt;pair2 = make_pair('B', 2);</text:span></text:p>
      <text:p text:style-name="P318"/>
      <text:p text:style-name="P319"><text:span text:style-name="T320">cout &lt;&lt; "Before swapping:\n ";</text:span></text:p>
      <text:p text:style-name="P321"><text:span text:style-name="T322">cout &lt;&lt; "Contents of pair1 = "&lt;&lt; pair1.first &lt;&lt; " "&lt;&lt; pair1.second ;</text:span></text:p>
      <text:p text:style-name="P323"><text:span text:style-name="T324">cout &lt;&lt; "Contents of pair2 = "&lt;&lt; pair2.first &lt;&lt; " "&lt;&lt; pair2.second ;</text:span></text:p>
      <text:p text:style-name="P325"><text:span text:style-name="T326">pair1.swap(pair2);</text:span></text:p>
      <text:p text:style-name="P327"/>
      <text:p text:style-name="P328"><text:span text:style-name="T329">cout &lt;&lt; "\nAfter swapping:\n ";</text:span></text:p>
      <text:p text:style-name="P330"><text:span text:style-name="T331">cout &lt;&lt; "Contents of pair1 = "&lt;&lt; pair1.first &lt;&lt; " "&lt;&lt; pair1.second ;</text:span></text:p>
      <text:p text:style-name="P332"><text:span text:style-name="T333">cout &lt;&lt; "Contents of pair2 = "&lt;&lt; pair2.first &lt;&lt; " "&lt;&lt; pair2.second ;</text:span></text:p>
      <text:p text:style-name="P334"/>
      <text:p text:style-name="P335"><text:span text:style-name="T336">Результат:</text:span></text:p>
      <text:p text:style-name="P337">Before swapping:</text:p>
      <text:p text:style-name="P338">Contents of pair1 = (A, 1)</text:p>
      <text:p text:style-name="P339">Contents of pair2 = (B, 2)</text:p>
      <text:p text:style-name="P340"/>
      <text:p text:style-name="P341">After swapping:</text:p>
      <text:p text:style-name="P342">Contents of pair1 = (B, 2)</text:p>
      <text:p text:style-name="P343">Contents of pair2 = (A, 1)</text:p>
      <text:p text:style-name="P344">З використанням цього шаблону полегшується використання в багатьох ситуаціях роботи зі стандартними контейнерами STL, особливо це стосується шаблонів класів відображення (хештаблиць) map/multimap.</text:p>
      <text:p text:style-name="P345"/>
      <text:h text:style-name="P346" text:outline-level="1">Контейнери</text:h>
      <text:p text:style-name="P347"/>
      <text:p text:style-name="P348">Контейнери або класи контейнерів зберігають об'єкти і дані. В загальній складності сім стандартних класів контейнерів першого класу і три класи адаптерів контейнерів і лише сім файлів заголовків, які забезпечують доступ до цих контейнерів або адаптерів контейнерів.</text:p>
      <text:p text:style-name="P349"><text:span text:style-name="T350">•<text:s/></text:span><text:span text:style-name="T351">Контейнери послідовно</text:span><text:span text:style-name="T352">сті</text:span><text:span text:style-name="T353"><text:s/></text:span><text:span text:style-name="T354">(</text:span><text:span text:style-name="T355">Sequence containers</text:span><text:span text:style-name="T356">) - реалізують структури даних, до яких можна звертатися послідовно тобто за номером елементу:</text:span></text:p>
      <text:list text:style-name="LFO15" text:continue-numbering="true">
        <text:list-item>
          <text:p text:style-name="P357">vector</text:p>
        </text:list-item>
        <text:list-item>
          <text:p text:style-name="P358">list</text:p>
        </text:list-item>
        <text:list-item>
          <text:p text:style-name="P359">deque</text:p>
        </text:list-item>
        <text:list-item>
          <text:p text:style-name="P360">arrays <text:s/>(C++11)</text:p>
        </text:list-item>
        <text:list-item>
          <text:p text:style-name="P361">forward_list(C++11)</text:p>
        </text:list-item>
      </text:list>
      <text:p text:style-name="P362"><text:span text:style-name="T363">•<text:s/></text:span><text:span text:style-name="T364">Контейнери адаптери (Container Adaptors)</text:span><text:span text:style-name="T365"><text:s/>- реалізують інтерфейс для контейнерів баз даних, найбільш прості структури даних, що дозволяють додавати та видаляти елементи без забезпечення послідовного доступу:</text:span></text:p>
      <text:list text:style-name="LFO16" text:continue-numbering="true">
        <text:list-item>
          <text:p text:style-name="P366">queue</text:p>
        </text:list-item>
        <text:list-item>
          <text:p text:style-name="P367">priority_queue</text:p>
        </text:list-item>
        <text:list-item>
          <text:p text:style-name="P368">stack</text:p>
        </text:list-item>
      </text:list>
      <text:p text:style-name="P369"><text:span text:style-name="T370">•<text:s/></text:span><text:span text:style-name="T371">Асоціативні контейнери (Associative Containers)</text:span><text:span text:style-name="T372"><text:s/>–</text:span><text:span text:style-name="T373"><text:s/>структури</text:span><text:span text:style-name="T374"><text:s/></text:span><text:span text:style-name="T375">даних що зберігають сортовані структури даних, що дозволяють швидкий пошук (зі скл</text:span><text:span text:style-name="T376">а</text:span><text:span text:style-name="T377">дністю O(log n))</text:span><text:span text:style-name="T378">:</text:span></text:p>
      <text:list text:style-name="LFO17" text:continue-numbering="true">
        <text:list-item>
          <text:p text:style-name="P379">set</text:p>
        </text:list-item>
        <text:list-item>
          <text:p text:style-name="P380">multiset</text:p>
        </text:list-item>
        <text:list-item>
          <text:p text:style-name="P381">map</text:p>
        </text:list-item>
        <text:list-item>
          <text:p text:style-name="P382">multimap</text:p>
        </text:list-item>
      </text:list>
      <text:p text:style-name="P383"><text:span text:style-name="T384">•<text:s/></text:span><text:span text:style-name="T385">З С++11 до стандартних контейнерів додали також<text:s/></text:span><text:span text:style-name="T386">невідсортовані асоціативні контейнери (Unordered Associative Containers)</text:span><text:span text:style-name="T387"><text:s/>які складаються з невідсортованих структур даних- хеш таблиць та відображень</text:span><text:span text:style-name="T388">:</text:span></text:p>
      <text:list text:style-name="LFO18" text:continue-numbering="true">
        <text:list-item>
          <text:p text:style-name="P389">unordered_set (C++11)</text:p>
        </text:list-item>
        <text:list-item>
          <text:p text:style-name="P390">unordered_multiset (C++11)</text:p>
        </text:list-item>
        <text:list-item>
          <text:p text:style-name="P391">unordered_map (C++11)</text:p>
        </text:list-item>
        <text:list-item>
          <text:p text:style-name="P392">unordered_multimap (C++11)</text:p>
        </text:list-item>
      </text:list>
      <text:p text:style-name="P393"/>
      <text:h text:style-name="P394" text:outline-level="1">Контейнери<text:s/>адаптори</text:h>
      <text:p text:style-name="P395"/>
      <text:h text:style-name="P396" text:outline-level="3">Стек (Stack )</text:h>
      <text:p text:style-name="P397"><text:span text:style-name="T398">Стек – це шаблон класу який ре</text:span><text:span text:style-name="T399">а</text:span><text:span text:style-name="T400">лізує концепцію дост</text:span><text:span text:style-name="T401">у</text:span><text:span text:style-name="T402">пу до даних LIFO</text:span><text:span text:style-name="T403"><text:s/></text:span><text:span text:style-name="T404">(Last In First Out – останній зайшов, перший вийшов), в який елемент додається до верхівки структури та відповідно оп</text:span><text:span text:style-name="T405">у</text:span><text:span text:style-name="T406">скає вниз той елемент, що до цього знаходився на верхівці стеку. Коли ж відбувається операція видалення елементу – видаляється верхівка стеку, та той елемент, що знаходився нижче (якщо він був) повертається на верхівку. Ниж</text:span><text:span text:style-name="T407">ч</text:span><text:span text:style-name="T408">е нової вершини так саме знаходиться попередник нового елементу вер</text:span><text:span text:style-name="T409">ш</text:span><text:span text:style-name="T410">ини і так далі.</text:span><text:span text:style-name="T411"><text:line-break/>Одна з можливих реалізацій шаблону була</text:span><text:span text:style-name="T412"><text:s/>розглянута</text:span><text:span text:style-name="T413"><text:s/>в поп</text:span><text:span text:style-name="T414">е</text:span><text:span text:style-name="T415">редн</text:span><text:span text:style-name="T416">ьому</text:span><text:span text:style-name="T417"><text:s/></text:span><text:span text:style-name="T418">розділі</text:span><text:span text:style-name="T419">. В стандартній бібліотеці, зрозуміло, більш якісна верс</text:span><text:span text:style-name="T420">і</text:span><text:span text:style-name="T421">я класу шаблону, що дозволяє виділяти пам</text:span><text:span text:style-name="T422">’</text:span><text:span text:style-name="T423">ять під кожен новий елемент та<text:s/></text:span><text:span text:style-name="T424">кидає</text:span><text:span text:style-name="T425"><text:s/>виключення у вип</text:span><text:span text:style-name="T426">а</text:span><text:span text:style-name="T427">дку некоректного видалення елементу.</text:span></text:p>
      <text:p text:style-name="P428"><text:span text:style-name="T429">Для використання цього контейнеру потрібно<text:s/></text:span><text:span text:style-name="T430">підключити заголовочний файл<text:s/></text:span><text:soft-page-break/><text:span text:style-name="T431">&lt;stack&gt;</text:span><text:span text:style-name="T432">.</text:span></text:p>
      <text:p text:style-name="P433"><text:span text:style-name="T434">Методи цього класу стеку працюють дуже швидко (</text:span><text:span text:style-name="T435">час виконання – O(1)</text:span><text:span text:style-name="T436">), а саме:</text:span></text:p>
      <text:list text:style-name="LFO19" text:continue-numbering="true">
        <text:list-item>
          <text:p text:style-name="P437">empty() – булева функція, що повертає true, якщо стек порожній;</text:p>
        </text:list-item>
        <text:list-item>
          <text:p text:style-name="P438"><text:span text:style-name="T439">size() – повертає розмір стеку;</text:span></text:p>
        </text:list-item>
        <text:list-item>
          <text:p text:style-name="P440">top() – повертає вказівник на останній елемент(верхівку) стеку;</text:p>
        </text:list-item>
        <text:list-item>
          <text:p text:style-name="P441">push(T g) –додає елемент ‘g’ у верхівку стеку;</text:p>
        </text:list-item>
        <text:list-item>
          <text:p text:style-name="P442">pop() – видаляє верхівку стеку.</text:p>
        </text:list-item>
      </text:list>
      <text:p text:style-name="P443">Також для стеку визначені оператори присвоєння та порівняння (&gt;,&gt;=,==,!=,&lt;,&lt;=) які здійснюють відповідні поелементні порівняння для вмістів двох стеків.</text:p>
      <text:p text:style-name="P444">Конструктори <text:s/>визначений за замовченням та аналог копіконструктору, що приймає стек.</text:p>
      <text:p text:style-name="P445"><text:span text:style-name="T446">Примітка</text:span><text:span text:style-name="T447">. З Сі++11 додано також методи swap() для обміну значень двох стеків та emplace() - синонім<text:s/></text:span><text:span text:style-name="T448">push(), який дозволяє додавати елементи в колекцію по аргументах типу, тобто без зайвого копіювання та переміщення у рамках move-семант</text:span><text:span text:style-name="T449">и</text:span><text:span text:style-name="T450">ки стандарту Сі++11.</text:span></text:p>
      <text:p text:style-name="P451"><text:span text:style-name="T452">// C++ програма для демонстрації STL стеку</text:span></text:p>
      <text:p text:style-name="P453"><text:span text:style-name="T454">#include &lt;iostream&gt;</text:span></text:p>
      <text:p text:style-name="P455"><text:span text:style-name="T456">#include &lt;string&gt;</text:span></text:p>
      <text:p text:style-name="P457"><text:span text:style-name="T458">#include &lt;stack&gt;</text:span></text:p>
      <text:p text:style-name="P459"><text:span text:style-name="T460">using namespace std;</text:span></text:p>
      <text:p text:style-name="P461"><text:span text:style-name="T462">// виводить стек у зворотньому порядку</text:span></text:p>
      <text:p text:style-name="P463"><text:span text:style-name="T464">void showstack(const stack &lt;string&gt; &amp; s){</text:span></text:p>
      <text:p text:style-name="P465"><text:span text:style-name="T466">stack &lt;string&gt; copy_s(s); // copy-constructor to create copy of s</text:span></text:p>
      <text:p text:style-name="P467"><text:span text:style-name="T468">// поки стек не порожній – виводить верхівку та видаляє її</text:span></text:p>
      <text:p text:style-name="P469"><text:span text:style-name="T470">while (!copy_s.empty()){</text:span></text:p>
      <text:p text:style-name="P471"><text:span text:style-name="T472">cout&lt;&lt;'\t'&lt;&lt;copy_s.top();</text:span></text:p>
      <text:p text:style-name="P473"><text:span text:style-name="T474">copy_s.pop();</text:span></text:p>
      <text:p text:style-name="P475"><text:span text:style-name="T476">}</text:span></text:p>
      <text:p text:style-name="P477"><text:span text:style-name="T478">cout &lt;&lt; '\n';</text:span></text:p>
      <text:p text:style-name="P479"><text:span text:style-name="T480">}</text:span></text:p>
      <text:p text:style-name="P481"/>
      <text:p text:style-name="P482"><text:span text:style-name="T483">int main(){</text:span></text:p>
      <text:p text:style-name="P484"><text:span text:style-name="T485">stack &lt;string&gt; s;</text:span></text:p>
      <text:p text:style-name="P486"><text:span text:style-name="T487">s.push("sator");</text:span></text:p>
      <text:p text:style-name="P488"><text:span text:style-name="T489">s.push("arepo");</text:span></text:p>
      <text:p text:style-name="P490"><text:span text:style-name="T491">s.push("tenet");</text:span></text:p>
      <text:p text:style-name="P492"><text:span text:style-name="T493">s.push("opera");</text:span></text:p>
      <text:soft-page-break/>
      <text:p text:style-name="P494"><text:span text:style-name="T495">s.push("rotas");</text:span></text:p>
      <text:p text:style-name="P496"><text:span text:style-name="T497">cout &lt;&lt;"The stack is : ";</text:span></text:p>
      <text:p text:style-name="P498"><text:span text:style-name="T499">showstack(s);</text:span></text:p>
      <text:p text:style-name="P500"><text:span text:style-name="T501">//The stack is : rotas opera tenet arepo sator</text:span></text:p>
      <text:p text:style-name="P502"><text:span text:style-name="T503">cout&lt;&lt;"\ns.size():"&lt;&lt;s.size();//5</text:span></text:p>
      <text:p text:style-name="P504"><text:span text:style-name="T505">cout &lt;&lt; "\ns.top() : " &lt;&lt; s.top();//rotas</text:span></text:p>
      <text:p text:style-name="P506"><text:span text:style-name="T507">cout &lt;&lt; "\ns.pop() : "; //</text:span></text:p>
      <text:p text:style-name="P508"><text:span text:style-name="T509">s.pop();</text:span></text:p>
      <text:p text:style-name="P510"><text:span text:style-name="T511">showstack(s); // opera tenet arepo sator</text:span></text:p>
      <text:p text:style-name="P512"><text:span text:style-name="T513">//s.pop() : // tenet arepo sator</text:span></text:p>
      <text:p text:style-name="P514"><text:span text:style-name="T515">}</text:span></text:p>
      <text:p text:style-name="P516"/>
      <text:p text:style-name="P517"><text:span text:style-name="T518">Результат:</text:span></text:p>
      <text:p text:style-name="P519">The stack is :<text:s/><text:tab/>rotas<text:tab/>opera tenet arepo sator</text:p>
      <text:p text:style-name="P520">s.size():5</text:p>
      <text:p text:style-name="P521">s.top() : rotas</text:p>
      <text:p text:style-name="P522">s.pop() :<text:s/><text:tab/>opera<text:tab/><text:s/>tenet arepo sator</text:p>
      <text:p text:style-name="P523"/>
      <text:h text:style-name="P524" text:outline-level="3">Черга (Queue) в (STL)</text:h>
      <text:p text:style-name="P525"/>
      <text:p text:style-name="P526">На відміну від стеку, черга - шаблон класу який реалізує концепцію доступу до даних FIFO<text:s/>(First In First Out – перший зайшов, перший вийшов), в який елемент додається до кінця структури та видаляється елемент, що стоїть в початку структури. Тут пряма аналогія з “чергою” у магазині.</text:p>
      <text:p text:style-name="P527">Для використання цього контейнеру потрібно підключити заголовочний файл &lt;queue&gt;.</text:p>
      <text:p text:style-name="P528"><text:span text:style-name="T529">Методи класу працюють зі складністю<text:s/></text:span><text:span text:style-name="T530">O(1)</text:span><text:span text:style-name="T531">:</text:span></text:p>
      <text:list text:style-name="LFO20" text:continue-numbering="true">
        <text:list-item>
          <text:p text:style-name="P532"><text:span text:style-name="T533">empty() – булева функція, що повертає true, якщо черга порожня та false в іншому випадку;</text:span></text:p>
        </text:list-item>
        <text:list-item>
          <text:p text:style-name="P534"><text:span text:style-name="T535">size() – повертає розмір черги;</text:span></text:p>
        </text:list-item>
        <text:list-item>
          <text:p text:style-name="P536"><text:span text:style-name="T537">push</text:span><text:span text:style-name="T538">(T g) –додає елемент ‘g’ у кінець черги;</text:span></text:p>
        </text:list-item>
        <text:list-item>
          <text:p text:style-name="P539"><text:span text:style-name="T540">pop() – видаляє початок черги;</text:span></text:p>
        </text:list-item>
        <text:list-item>
          <text:p text:style-name="P541">front() - повертає посилання на елемент початку черги;</text:p>
        </text:list-item>
        <text:list-item>
          <text:p text:style-name="P542">back() <text:s/>- повертає посилання на останній елемент черги.</text:p>
        </text:list-item>
      </text:list>
      <text:p text:style-name="P543"><text:span text:style-name="T544">Також для черги визначені оператори присвоєння та порівняння (&gt;,&gt;=,==,!=,&lt;,&lt;=) які здійснюють відповідні поелементні порівняння для вмісту двох черг.</text:span></text:p>
      <text:p text:style-name="P545">Конструктори, що є для черги: конструктор за замовченням та аналог копіконструктору.</text:p>
      <text:p text:style-name="P546"/>
      <text:p text:style-name="P547"><text:span text:style-name="T548">Примітка</text:span><text:span text:style-name="T549">. З Сі++11 додано також методи swap() для обміну значень двох черг та emplace() - що має функціонал push().</text:span></text:p>
      <text:p text:style-name="P550"/>
      <text:p text:style-name="P551"><text:span text:style-name="T552">// Queue in Standard Template Library (STL)</text:span></text:p>
      <text:p text:style-name="P553"><text:span text:style-name="T554">#include &lt;iostream&gt;</text:span></text:p>
      <text:p text:style-name="P555"><text:span text:style-name="T556">#include &lt;queue&gt;</text:span></text:p>
      <text:p text:style-name="P557"/>
      <text:p text:style-name="P558"><text:span text:style-name="T559">using namespace std;</text:span></text:p>
      <text:p text:style-name="P560"><text:span text:style-name="T561">// виводить чергу в порядку заповнення для будь-якого стандартного типу</text:span></text:p>
      <text:p text:style-name="P562"><text:span text:style-name="T563">template &lt;typename T&gt;</text:span></text:p>
      <text:p text:style-name="P564"><text:span text:style-name="T565">void showq(const queue &lt;T&gt; &amp; gq) {</text:span></text:p>
      <text:p text:style-name="P566"><text:span text:style-name="T567">// створюємо копію черги</text:span></text:p>
      <text:p text:style-name="P568"><text:span text:style-name="T569">queue &lt;T&gt; g = gq;</text:span></text:p>
      <text:p text:style-name="P570"><text:span text:style-name="T571">// видаляємо та дивимось всі елементи в неї з початку</text:span></text:p>
      <text:p text:style-name="P572"><text:span text:style-name="T573">while (!g.empty()) {</text:span></text:p>
      <text:p text:style-name="P574"><text:span text:style-name="T575"><text:s text:c="2"/></text:span><text:span text:style-name="T576"><text:tab/>cout &lt;&lt; '\t' &lt;&lt; g.front();</text:span></text:p>
      <text:p text:style-name="P577"><text:span text:style-name="T578"><text:s text:c="8"/>g.pop();</text:span></text:p>
      <text:p text:style-name="P579"><text:span text:style-name="T580"><text:s/>}</text:span></text:p>
      <text:p text:style-name="P581"><text:span text:style-name="T582">cout &lt;&lt; '\n';</text:span></text:p>
      <text:p text:style-name="P583"><text:span text:style-name="T584">}</text:span></text:p>
      <text:p text:style-name="P585"/>
      <text:p text:style-name="P586"/>
      <text:p text:style-name="P587"><text:span text:style-name="T588">int main() {</text:span></text:p>
      <text:p text:style-name="P589"><text:span text:style-name="T590"><text:s text:c="3"/>queue &lt;int&gt; q1;</text:span></text:p>
      <text:p text:style-name="P591"><text:span text:style-name="T592"><text:s text:c="3"/>q1.push(10);</text:span></text:p>
      <text:p text:style-name="P593"><text:span text:style-name="T594"><text:s text:c="3"/>q1.push(20);</text:span></text:p>
      <text:p text:style-name="P595"><text:span text:style-name="T596"><text:s text:c="3"/>q1.push(30);</text:span></text:p>
      <text:p text:style-name="P597"><text:span text:style-name="T598"><text:s text:c="3"/>q1.push(15);</text:span></text:p>
      <text:p text:style-name="P599"><text:span text:style-name="T600"><text:s text:c="3"/>cout &lt;&lt; "The queue q1 is : ";</text:span></text:p>
      <text:p text:style-name="P601"><text:span text:style-name="T602"><text:s text:c="3"/>showq(q1);</text:span></text:p>
      <text:p text:style-name="P603"><text:span text:style-name="T604"><text:s text:c="3"/>cout &lt;&lt; "\nq1.size() : " &lt;&lt; q1.size();</text:span></text:p>
      <text:p text:style-name="P605"><text:span text:style-name="T606"><text:s text:c="3"/>cout &lt;&lt; "\nq1.front() : " &lt;&lt; q1.front();</text:span></text:p>
      <text:p text:style-name="P607"><text:span text:style-name="T608"><text:s text:c="3"/>cout &lt;&lt; "\nq1.back() : " &lt;&lt; q1.back();</text:span></text:p>
      <text:p text:style-name="P609"><text:span text:style-name="T610"><text:s text:c="3"/>cout &lt;&lt; "\nq1.pop() : ";</text:span></text:p>
      <text:p text:style-name="P611"><text:span text:style-name="T612"><text:s text:c="3"/>q1.pop();</text:span></text:p>
      <text:p text:style-name="P613"><text:span text:style-name="T614"><text:s text:c="3"/>showq(q1);</text:span></text:p>
      <text:p text:style-name="P615"><text:span text:style-name="T616">}</text:span></text:p>
      <text:p text:style-name="P617"/>
      <text:p text:style-name="P618"><text:span text:style-name="T619">Результат:</text:span></text:p>
      <text:soft-page-break/>
      <text:p text:style-name="P620"><text:span text:style-name="T621">The queue q1 is :<text:s/></text:span><text:span text:style-name="T622"><text:tab/>10</text:span><text:span text:style-name="T623"><text:tab/>20</text:span><text:span text:style-name="T624"><text:tab/>30</text:span><text:span text:style-name="T625"><text:tab/>15</text:span></text:p>
      <text:p text:style-name="P626"/>
      <text:p text:style-name="P627"><text:span text:style-name="T628">q1.size() : 4</text:span></text:p>
      <text:p text:style-name="P629"><text:span text:style-name="T630">q1.front() : 10</text:span></text:p>
      <text:p text:style-name="P631"><text:span text:style-name="T632">q1.back() : 15</text:span></text:p>
      <text:p text:style-name="P633"><text:span text:style-name="T634">q1.pop() :<text:s/></text:span><text:span text:style-name="T635"><text:tab/>20</text:span><text:span text:style-name="T636"><text:tab/>30</text:span><text:span text:style-name="T637"><text:tab/>15</text:span></text:p>
      <text:p text:style-name="P638"/>
      <text:h text:style-name="P639" text:outline-level="3">Пріоритетна черга (Priority Queue)в STL</text:h>
      <text:p text:style-name="P640"/>
      <text:p text:style-name="P641">Пріоритетна черга відрізняється від звичайної черги тим, що першим елементом на видалення йде не перший елемент, а елемент, що приймає найбільше значення. Тобто пріоритетна черга - це тип контейнеру-адаптеру, спеціально розроблений таким чином, що перший елемент черги є найбільшим із усіх елементів черги, а елементи контейнеру розташовані в порядку неспадання (отже, ми можемо бачити, що кожен елемент черги має пріоритет (фіксований порядок).</text:p>
      <text:p text:style-name="P642">Для використання цього контейнеру потрібно підключити заголовочний файл &lt;queue&gt;.</text:p>
      <text:p text:style-name="P643">Методи контейнеру:</text:p>
      <text:list text:style-name="LFO21" text:continue-numbering="true">
        <text:list-item>
          <text:p text:style-name="P644">empty() – булева функція, що повертає true, якщо черга порожня. Час виконання O(1);</text:p>
        </text:list-item>
        <text:list-item>
          <text:p text:style-name="P645">size() – повертає розмір черги – час виконання O(1);</text:p>
        </text:list-item>
        <text:list-item>
          <text:p text:style-name="P646">top() – повертає вказівник на останній елемент(верхівку) черги. Час виконання O(1);</text:p>
        </text:list-item>
        <text:list-item>
          <text:p text:style-name="P647"><text:span text:style-name="T648">push</text:span><text:span text:style-name="T649">(T g) –додає елемент ‘g’ у кінець черги. Час виконання повинен бути O(log n) ;</text:span></text:p>
        </text:list-item>
        <text:list-item>
          <text:p text:style-name="P650"><text:span text:style-name="T651">pop() – видаляє початок черги. Час виконання час повинен бути O(log n).</text:span></text:p>
        </text:list-item>
      </text:list>
      <text:p text:style-name="P652">Також для пріоритетної черги визначені оператори присвоєння та порівняння (&gt;,&gt;=,==,!=,&lt;,&lt;=) які здійснюють відповідні поелементні порівняння для вмістів двох черг.</text:p>
      <text:p text:style-name="P653"><text:span text:style-name="T654">Конструктори для цього класу - конструктор за замовченням та аналог копіконструктору, що приймає цю колекцію.</text:span></text:p>
      <text:p text:style-name="P655"/>
      <text:p text:style-name="P656"><text:span text:style-name="T657">// Queue in Standard Template Library (STL)</text:span></text:p>
      <text:p text:style-name="P658"><text:span text:style-name="T659">#include &lt;iostream&gt;</text:span></text:p>
      <text:p text:style-name="P660"><text:span text:style-name="T661">#include &lt;queue&gt;</text:span></text:p>
      <text:p text:style-name="P662"/>
      <text:soft-page-break/>
      <text:p text:style-name="P663"><text:span text:style-name="T664">using namespace std;</text:span></text:p>
      <text:p text:style-name="P665"><text:span text:style-name="T666">// виводить чергу в порядку пріорітету для стандартних типів</text:span></text:p>
      <text:p text:style-name="P667"><text:span text:style-name="T668">template&lt;class T&gt;</text:span></text:p>
      <text:p text:style-name="P669"><text:span text:style-name="T670">void showpq(const priority_queue &lt;T&gt; &amp; gq) {</text:span></text:p>
      <text:p text:style-name="P671"><text:span text:style-name="T672"><text:s text:c="2"/>priority_queue &lt;T&gt; g(gq);</text:span></text:p>
      <text:p text:style-name="P673"><text:span text:style-name="T674"><text:s text:c="2"/>while (!g.empty()){</text:span></text:p>
      <text:p text:style-name="P675"><text:span text:style-name="T676"><text:s text:c="3"/>cout &lt;&lt; '\t' &lt;&lt; g.top();</text:span></text:p>
      <text:p text:style-name="P677"><text:span text:style-name="T678"><text:s text:c="3"/>g.pop();</text:span></text:p>
      <text:p text:style-name="P679"><text:span text:style-name="T680"><text:s text:c="3"/>}</text:span></text:p>
      <text:p text:style-name="P681"><text:span text:style-name="T682">}</text:span></text:p>
      <text:p text:style-name="P683"><text:span text:style-name="T684">// виводить чергу в порядку пріорітету для типу Пара від двох цілих – спеціалізація <text:s/>showpq</text:span></text:p>
      <text:p text:style-name="P685"><text:span text:style-name="T686">template&lt;&gt;</text:span></text:p>
      <text:p text:style-name="P687"><text:span text:style-name="T688">void showpq(const priority_queue &lt;pair&lt;int,int&gt; &gt; &amp; gq) {</text:span></text:p>
      <text:p text:style-name="P689"><text:span text:style-name="T690"><text:s text:c="2"/>//‘&gt;&gt;’ should be ‘&gt; &gt;’ within a nested template argument list before C++11</text:span></text:p>
      <text:p text:style-name="P691"><text:span text:style-name="T692"><text:s text:c="2"/>priority_queue &lt;pair&lt;int,int&gt; &gt; g(gq);</text:span></text:p>
      <text:p text:style-name="P693"><text:span text:style-name="T694"><text:s text:c="2"/>while (!g.empty()){</text:span></text:p>
      <text:p text:style-name="P695"><text:span text:style-name="T696"><text:s text:c="3"/>pair&lt;int,int&gt; tmp = g.top();</text:span></text:p>
      <text:p text:style-name="P697"><text:span text:style-name="T698"><text:s text:c="3"/>cout &lt;&lt; "\t(" &lt;&lt; tmp.first&lt;&lt;", "&lt;&lt;tmp.second&lt;&lt;")";</text:span></text:p>
      <text:p text:style-name="P699"><text:span text:style-name="T700"><text:s text:c="3"/>g.pop();</text:span></text:p>
      <text:p text:style-name="P701"><text:span text:style-name="T702"><text:s text:c="3"/>}</text:span></text:p>
      <text:p text:style-name="P703"><text:span text:style-name="T704">}</text:span></text:p>
      <text:p text:style-name="P705"><text:span text:style-name="T706">int main() {</text:span></text:p>
      <text:p text:style-name="P707"><text:span text:style-name="T708"><text:s text:c="2"/>priority_queue &lt;int&gt; q2;</text:span></text:p>
      <text:p text:style-name="P709"><text:span text:style-name="T710"><text:s text:c="3"/>q2.push(10);</text:span></text:p>
      <text:p text:style-name="P711"><text:span text:style-name="T712"><text:s text:c="3"/>q2.push(30);</text:span></text:p>
      <text:p text:style-name="P713"><text:span text:style-name="T714"><text:s text:c="3"/>q2.push(20);</text:span></text:p>
      <text:p text:style-name="P715"><text:span text:style-name="T716"><text:s text:c="3"/>q2.push(5);</text:span></text:p>
      <text:p text:style-name="P717"><text:span text:style-name="T718"><text:s text:c="3"/>q2.push(1);</text:span></text:p>
      <text:p text:style-name="P719"><text:span text:style-name="T720"><text:s text:c="3"/>cout &lt;&lt; "The priority queue q2 is : ";</text:span></text:p>
      <text:p text:style-name="P721"><text:span text:style-name="T722"><text:s text:c="3"/>showpq(q2);</text:span></text:p>
      <text:p text:style-name="P723"><text:span text:style-name="T724"><text:s text:c="3"/>cout &lt;&lt; "\nq2.size() : " &lt;&lt; q2.size();</text:span></text:p>
      <text:p text:style-name="P725"><text:span text:style-name="T726"><text:s text:c="3"/>cout &lt;&lt; "\nq2.top() : " &lt;&lt; q2.top();</text:span></text:p>
      <text:p text:style-name="P727"><text:span text:style-name="T728"><text:s text:c="3"/>cout &lt;&lt; "\nq2.pop() : ";</text:span></text:p>
      <text:p text:style-name="P729"><text:span text:style-name="T730"><text:s text:c="3"/>q2.pop();</text:span></text:p>
      <text:soft-page-break/>
      <text:p text:style-name="P731"><text:span text:style-name="T732"><text:s text:c="3"/>showpq(q2);</text:span></text:p>
      <text:p text:style-name="P733"/>
      <text:p text:style-name="P734"><text:span text:style-name="T735"><text:s text:c="3"/>priority_queue &lt;pair&lt;int,int&gt; &gt; q3;/* коректно до c++20 – інакше для pair не визначено оператор &lt; */</text:span></text:p>
      <text:p text:style-name="P736"><text:span text:style-name="T737"><text:s text:c="3"/>q3.push(make_pair(1,2));</text:span></text:p>
      <text:p text:style-name="P738"><text:span text:style-name="T739"><text:s text:c="3"/>q3.push(pair&lt;int,int&gt;(3,4));</text:span></text:p>
      <text:p text:style-name="P740"><text:span text:style-name="T741"><text:s text:c="3"/>q3.push(make_pair(1,4));</text:span></text:p>
      <text:p text:style-name="P742"><text:span text:style-name="T743"><text:s text:c="3"/>q3.push(make_pair(2,10));</text:span></text:p>
      <text:p text:style-name="P744"><text:span text:style-name="T745"><text:s text:c="3"/>cout &lt;&lt; "The priority queue q3 is : ";</text:span></text:p>
      <text:p text:style-name="P746"><text:span text:style-name="T747"><text:s text:c="3"/>showpq(q3);</text:span></text:p>
      <text:p text:style-name="P748"><text:span text:style-name="T749">}</text:span></text:p>
      <text:p text:style-name="P750"/>
      <text:p text:style-name="P751">Результат:</text:p>
      <text:p text:style-name="P752">The priority queue q2 is :<text:s/><text:tab/>30<text:tab/>20<text:tab/>10<text:tab/>5<text:tab/>1</text:p>
      <text:p text:style-name="P753">q2.size() : 5</text:p>
      <text:p text:style-name="P754">q2.top() : 30</text:p>
      <text:p text:style-name="P755">q2.pop() :<text:s/><text:tab/>20<text:tab/>10<text:tab/>5<text:tab/>1</text:p>
      <text:p text:style-name="P756">The priority queue q3 is :<text:s/><text:tab/>(3, 4)<text:tab/><text:s/>(2, 10) (1, 4) (1, 2)</text:p>
      <text:p text:style-name="P757"/>
      <text:p text:style-name="P758"><text:span text:style-name="T759">Примітка</text:span><text:span text:style-name="T760">. Звертаємо увагу, що тут використано контейнер від шаблону класу. До Сі++11 п</text:span><text:span text:style-name="T761">о</text:span><text:span text:style-name="T762">трібно було завж</text:span><text:span text:style-name="T763">д</text:span><text:span text:style-name="T764">и в цьому випадку писати визначення типу вигляду</text:span><text:span text:style-name="T765">:</text:span></text:p>
      <text:p text:style-name="P766"><text:span text:style-name="T767">priority_queue &lt;pair&lt;int,int&gt; &gt; q3; // обов</text:span><text:span text:style-name="T768">’</text:span><text:span text:style-name="T769">язковий пробіл між двома останніми дужками &gt; &gt;</text:span></text:p>
      <text:p text:style-name="P770"/>
      <text:p text:style-name="P771"><text:span text:style-name="T772">І хоча останні стандарти дозволяють не робити цей пробіл, для сумісності коду краще цей пробіл ставити.</text:span></text:p>
      <text:p text:style-name="P773"/>
      <text:p text:style-name="P774"/>
      <text:h text:style-name="P775" text:outline-level="1">Контейнери послідовності</text:h>
      <text:p text:style-name="P776"/>
      <text:p text:style-name="P777"><text:span text:style-name="T778">Контейнери послідовності (Sequential containers) або контейнери послідовного доступу дозволяють зберігати масиви даних таким чином, щоб можн</text:span><text:span text:style-name="T779">а</text:span><text:span text:style-name="T780"><text:s/>було</text:span><text:span text:style-name="T781"><text:s/>б</text:span><text:span text:style-name="T782">, на відміну від контейнерів адаптерів, отримати доступ до довільного елементу контейнеру. Таким чином, в цих контейнерах можна проходити зміст контейнеру за допомогою аналогу вказівника – ітератору. Різниця між даними контейнерами полягає в сутності структур даних та можливостях контейнера<text:s/></text:span><text:soft-page-break/><text:span text:style-name="T783">(дек – розширений функціонал для контейнерів адаптерах, вектор та масив – для роботи з динамічним та сталого розміру масивами, списки – для даних <text:s/>де потрібно часто д</text:span><text:span text:style-name="T784">о</text:span><text:span text:style-name="T785">давати/видаляти дані всередині).</text:span></text:p>
      <text:p text:style-name="P786"/>
      <text:p text:style-name="P787"/>
      <text:h text:style-name="P788" text:outline-level="3">Дек (Deque)</text:h>
      <text:p text:style-name="P789"/>
      <text:p text:style-name="P790"><text:span text:style-name="T791">Дек або двонаправлен</text:span><text:span text:style-name="T792">а</text:span><text:span text:style-name="T793"><text:s/>черг</text:span><text:span text:style-name="T794">а</text:span><text:span text:style-name="T795"><text:s/></text:span><text:span text:style-name="T796">є</text:span><text:span text:style-name="T797"><text:s/>контейнер</text:span><text:span text:style-name="T798">ом</text:span><text:span text:style-name="T799"><text:s/>послідовності з функцією розширення і стиснення на обох кінцях. Це фактично об</text:span><text:span text:style-name="T800">’</text:span><text:span text:style-name="T801">єднання струк</text:span><text:span text:style-name="T802">т</text:span><text:span text:style-name="T803">ур стек та черга з доданим функціоналом послідовного доступу. Вони схожі на вектори, але більш ефективні у випадку вставки і видалення елементів. На відміну від векторів, для деків послідовне виділення пам</text:span><text:span text:style-name="T804">’</text:span><text:span text:style-name="T805">яті не може бути гарантованим.</text:span><text:span text:style-name="T806"><text:line-break/></text:span><text:span text:style-name="T807">Деки в основному є реалізацією структури даних двонаправлена черга. Структура даних черг дозволяє вставляти тільки в кінці і видаляти з початку. Це схоже на чергу в реальному житті, де люди видаляються з початку черги і додаються назад. Можн</text:span><text:span text:style-name="T808">а</text:span><text:span text:style-name="T809"><text:s/>сказати, шо дек - це особливий випадок черг, де операції вставки та видалення можливі на обох кінцях.</text:span></text:p>
      <text:p text:style-name="P810"><text:span text:style-name="T811">Методи</text:span><text:span text:style-name="T812"><text:s/>для цієї структури наступні:</text:span></text:p>
      <text:list text:style-name="WWNum9">
        <text:list-item>
          <text:p text:style-name="P813"><text:span text:style-name="T814">insert()</text:span><text:span text:style-name="T815"><text:s/>–</text:span><text:span text:style-name="T816"><text:s/>вставляє</text:span><text:span text:style-name="T817"><text:s/></text:span><text:span text:style-name="T818">в дек нові елементи та повертає ітератор на початок встановлюваних елементів</text:span><text:span text:style-name="T819">;</text:span></text:p>
        </text:list-item>
        <text:list-item>
          <text:p text:style-name="P820"><text:span text:style-name="T821">max_size()</text:span><text:span text:style-name="T822"><text:s/>–</text:span><text:span text:style-name="T823"><text:s/></text:span><text:span text:style-name="T824"><text:s/>максимальний розмір контейнера</text:span><text:span text:style-name="T825">;</text:span></text:p>
        </text:list-item>
        <text:list-item>
          <text:p text:style-name="P826"><text:span text:style-name="T827">assign()</text:span><text:span text:style-name="T828"><text:s/>–</text:span><text:span text:style-name="T829"><text:s/></text:span><text:span text:style-name="T830"><text:s/>присвоює нові з</text:span><text:span text:style-name="T831">н</text:span><text:span text:style-name="T832">ачення контейнеру</text:span><text:span text:style-name="T833">;</text:span></text:p>
        </text:list-item>
        <text:list-item>
          <text:p text:style-name="P834"><text:span text:style-name="T835">resize()</text:span><text:span text:style-name="T836"><text:s/>–</text:span><text:span text:style-name="T837"><text:s/></text:span><text:span text:style-name="T838"><text:s/>змінює розмір деку</text:span><text:span text:style-name="T839">;</text:span></text:p>
        </text:list-item>
        <text:list-item>
          <text:p text:style-name="P840"><text:span text:style-name="T841">push_front()</text:span><text:span text:style-name="T842"><text:s/>–</text:span><text:span text:style-name="T843"><text:s/></text:span><text:span text:style-name="T844"><text:s/>вставляє елементи на початок</text:span><text:span text:style-name="T845">;</text:span></text:p>
        </text:list-item>
        <text:list-item>
          <text:p text:style-name="P846"><text:span text:style-name="T847">push_back()</text:span><text:span text:style-name="T848"><text:s/>–</text:span><text:span text:style-name="T849"><text:s/></text:span><text:span text:style-name="T850"><text:s/>вставляє елемент в кінець</text:span><text:span text:style-name="T851">;</text:span></text:p>
        </text:list-item>
        <text:list-item>
          <text:p text:style-name="P852"><text:span text:style-name="T853">pop_front()</text:span><text:span text:style-name="T854"><text:s/></text:span><text:span text:style-name="T855">–</text:span><text:span text:style-name="T856"><text:s/></text:span><text:span text:style-name="T857"><text:s/></text:span><text:span text:style-name="T858">видаляє елемент<text:s/></text:span><text:span text:style-name="T859">в<text:s/></text:span><text:span text:style-name="T860">почат</text:span><text:span text:style-name="T861">ок</text:span></text:p>
        </text:list-item>
        <text:list-item>
          <text:p text:style-name="P862"><text:span text:style-name="T863">pop_back()</text:span><text:span text:style-name="T864"><text:s/></text:span><text:span text:style-name="T865">–</text:span><text:span text:style-name="T866"><text:s/></text:span><text:span text:style-name="T867"><text:s/></text:span><text:span text:style-name="T868">видаляє елемент з кінця</text:span><text:span text:style-name="T869">;</text:span></text:p>
        </text:list-item>
        <text:list-item>
          <text:p text:style-name="P870"><text:span text:style-name="T871">front()</text:span><text:span text:style-name="T872"><text:s/></text:span><text:span text:style-name="T873">–</text:span><text:span text:style-name="T874"><text:s/></text:span><text:span text:style-name="T875"><text:s/></text:span><text:span text:style-name="T876">повертає посилання на перший елемент</text:span><text:span text:style-name="T877">;</text:span></text:p>
        </text:list-item>
        <text:list-item>
          <text:p text:style-name="P878"><text:span text:style-name="T879">back()</text:span><text:span text:style-name="T880"><text:s/></text:span><text:span text:style-name="T881">–</text:span><text:span text:style-name="T882"><text:s/></text:span><text:span text:style-name="T883">повертає вказівник на останній елемент</text:span><text:span text:style-name="T884">;</text:span></text:p>
        </text:list-item>
        <text:list-item>
          <text:p text:style-name="P885"><text:span text:style-name="T886">clear()</text:span><text:span text:style-name="T887"><text:s/></text:span><text:span text:style-name="T888">–</text:span><text:span text:style-name="T889"><text:s/></text:span><text:span text:style-name="T890">видаляє всі елементи деку</text:span><text:span text:style-name="T891">;</text:span></text:p>
        </text:list-item>
        <text:list-item>
          <text:p text:style-name="P892"><text:span text:style-name="T893">erase()</text:span><text:span text:style-name="T894"><text:s/></text:span><text:span text:style-name="T895">–</text:span><text:span text:style-name="T896"><text:s/></text:span><text:span text:style-name="T897">видаляє елементи всередині вказаного діапазону</text:span><text:span text:style-name="T898">;</text:span></text:p>
        </text:list-item>
        <text:list-item>
          <text:p text:style-name="P899"><text:span text:style-name="T900">empty()</text:span><text:span text:style-name="T901"><text:s/></text:span><text:span text:style-name="T902">–</text:span><text:span text:style-name="T903"><text:s/></text:span><text:span text:style-name="T904">перевіряє чи порожній дек</text:span><text:span text:style-name="T905">;</text:span></text:p>
        </text:list-item>
        <text:list-item>
          <text:p text:style-name="P906"><text:span text:style-name="T907">size()</text:span><text:span text:style-name="T908"><text:s/></text:span><text:span text:style-name="T909">–</text:span><text:span text:style-name="T910"><text:s/></text:span><text:span text:style-name="T911">повертає розмір деку</text:span><text:span text:style-name="T912">;</text:span></text:p>
        </text:list-item>
        <text:list-item>
          <text:p text:style-name="P913"><text:span text:style-name="T914">operator[]<text:s/></text:span><text:span text:style-name="T915">–</text:span><text:span text:style-name="T916"><text:s/></text:span><text:span text:style-name="T917">повертає елемент заданої позиції</text:span><text:span text:style-name="T918">;</text:span></text:p>
        </text:list-item>
        <text:list-item>
          <text:p text:style-name="P919"><text:span text:style-name="T920">at()</text:span><text:span text:style-name="T921"><text:s/></text:span><text:span text:style-name="T922">–</text:span><text:span text:style-name="T923"><text:s/></text:span><text:span text:style-name="T924"><text:s/></text:span><text:span text:style-name="T925">повертає елемент заданої позиції</text:span><text:span text:style-name="T926">;</text:span></text:p>
        </text:list-item>
        <text:list-item>
          <text:p text:style-name="P927"><text:span text:style-name="T928">operator=</text:span><text:span text:style-name="T929"><text:s/></text:span><text:span text:style-name="T930">–</text:span><text:span text:style-name="T931"><text:s/></text:span><text:span text:style-name="T932">присвоює новий дек</text:span><text:span text:style-name="T933">.</text:span></text:p>
        </text:list-item>
      </text:list>
      <text:p text:style-name="P934"/>
      <text:soft-page-break/>
      <text:p text:style-name="P935"><text:span text:style-name="T936">Також для черги визначені оператори присвоєння та<text:s/></text:span><text:span text:style-name="T937">порівняння (&gt;,&gt;=,==,!=,&lt;,&lt;=) які здійснюють спочатку порівняння для розмірів конте</text:span><text:span text:style-name="T938">й</text:span><text:span text:style-name="T939">неру, а потім відповідні поелементні порівняння для вмістів двох контейнерів</text:span><text:span text:style-name="T940">.</text:span></text:p>
      <text:p text:style-name="P941"><text:span text:style-name="T942">Крім того, визначені методи для роботи з ітераторами, які будуть розглянуті в розділі про ітератори.</text:span></text:p>
      <text:p text:style-name="P943"/>
      <text:p text:style-name="P944"><text:span text:style-name="T945">Шаблон класу дек має також наступні конструктори:</text:span></text:p>
      <text:list text:style-name="LFO22" text:continue-numbering="true">
        <text:list-item>
          <text:p text:style-name="P946"><text:span text:style-name="T947">К</text:span><text:span text:style-name="T948">онструктор за замовченням – створює порожній дек</text:span><text:span text:style-name="T949">.</text:span></text:p>
        </text:list-item>
        <text:list-item>
          <text:p text:style-name="P950">Конструктор заповнення - ініціалізує контейнер з даною кількістю даних елементів:</text:p>
        </text:list-item>
      </text:list>
      <text:p text:style-name="P951"><text:span text:style-name="T952">explicit deque (size_type n, const value_type&amp; val = value_type())//<text:s/></text:span><text:span text:style-name="T953">Будує</text:span><text:span text:style-name="T954"><text:s/></text:span><text:span text:style-name="T955">контейнер з</text:span><text:span text:style-name="T956"><text:s/></text:span><text:span text:style-name="T957">n</text:span><text:span text:style-name="T958">елементів</text:span><text:span text:style-name="T959">.<text:s/></text:span><text:span text:style-name="T960">Кожен елемент дорівнює</text:span><text:span text:style-name="T961"><text:s/></text:span><text:span text:style-name="T962">val</text:span><text:span text:style-name="T963">.</text:span></text:p>
      <text:p text:style-name="P964">Приклад</text:p>
      <text:p text:style-name="P965">deque d1(5, 10); // Вміст деку d1 : 10,10,10,10,10 <text:s/></text:p>
      <text:list text:style-name="LFO22" text:continue-numbering="true">
        <text:list-item>
          <text:p text:style-name="P966">Копіконструктор — копіює вміст іншого деку.</text:p>
        </text:list-item>
        <text:list-item>
          <text:p text:style-name="P967">Конструктор за інтервалом (range constructor) — конструює дек за двома ітераторами іншого деку.</text:p>
        </text:list-item>
      </text:list>
      <text:p text:style-name="P968"/>
      <text:p text:style-name="P969"><text:span text:style-name="T970">Примітка</text:span><text:span text:style-name="T971">. З Сі++11 додано також методи swap() для обміну значень двох деків та методи додавання елементів emplace_front(), emplace_back(), а також метод для зміни ро</text:span><text:span text:style-name="T972">з</text:span><text:span text:style-name="T973">мір</text:span><text:span text:style-name="T974">у структури</text:span><text:span text:style-name="T975"><text:s/>під дані shrink_to_fit(). <text:s/>Також було додано move-конструктори та конструктори за списком ініціалізації.</text:span></text:p>
      <text:p text:style-name="P976"/>
      <text:p text:style-name="P977"><text:span text:style-name="T978">#include &lt;iostream&gt;</text:span></text:p>
      <text:p text:style-name="P979"><text:span text:style-name="T980">#include &lt;deque&gt;</text:span></text:p>
      <text:p text:style-name="P981"><text:span text:style-name="T982">#include &lt;stack&gt; <text:s/></text:span></text:p>
      <text:p text:style-name="P983"><text:span text:style-name="T984">using namespace std;</text:span></text:p>
      <text:p text:style-name="P985"/>
      <text:p text:style-name="P986"><text:span text:style-name="T987">// виведення деку від стандартного класу</text:span></text:p>
      <text:p text:style-name="P988"><text:span text:style-name="T989">template&lt;typename T&gt;</text:span></text:p>
      <text:p text:style-name="P990"><text:span text:style-name="T991">void showdq(const deque &lt;T&gt; &amp; g){ <text:s/></text:span></text:p>
      <text:p text:style-name="P992"><text:span text:style-name="T993"><text:s/>for(size_t i=0; i&lt;g.size();++i)</text:span></text:p>
      <text:p text:style-name="P994"><text:span text:style-name="T995"><text:s text:c="4"/>cout &lt;&lt; '\t'&lt;&lt; g[i];</text:span></text:p>
      <text:p text:style-name="P996"><text:span text:style-name="T997"><text:s/>cout &lt;&lt; '\n';</text:span></text:p>
      <text:p text:style-name="P998"><text:span text:style-name="T999">}</text:span></text:p>
      <text:p text:style-name="P1000"><text:span text:style-name="T1001">// виведення стеку</text:span></text:p>
      <text:p text:style-name="P1002"><text:span text:style-name="T1003">template&lt;class T&gt;</text:span></text:p>
      <text:soft-page-break/>
      <text:p text:style-name="P1004"><text:span text:style-name="T1005">void printStack(const stack&lt;T&gt; &amp; st){</text:span></text:p>
      <text:p text:style-name="P1006"><text:span text:style-name="T1007"><text:s/>stack&lt;T&gt; st1(st);</text:span></text:p>
      <text:p text:style-name="P1008"><text:span text:style-name="T1009"><text:s/>while(!st1.empty()){</text:span></text:p>
      <text:p text:style-name="P1010"><text:span text:style-name="T1011"><text:s text:c="4"/>cout &lt;&lt; ", "&lt;&lt; st1.top();</text:span></text:p>
      <text:p text:style-name="P1012"><text:span text:style-name="T1013"><text:s text:c="4"/>st1.pop(); <text:s/></text:span></text:p>
      <text:p text:style-name="P1014"><text:span text:style-name="T1015"><text:s/>}</text:span></text:p>
      <text:p text:style-name="P1016"><text:span text:style-name="T1017"><text:s/>cout &lt;&lt; ";\t";</text:span></text:p>
      <text:p text:style-name="P1018"><text:span text:style-name="T1019">}</text:span></text:p>
      <text:p text:style-name="P1020"><text:span text:style-name="T1021">// виведення деку від стеку</text:span></text:p>
      <text:p text:style-name="P1022"><text:span text:style-name="T1023">template&lt;typename T&gt;</text:span></text:p>
      <text:p text:style-name="P1024"><text:span text:style-name="T1025">void showdq(const deque&lt;stack&lt;T&gt; &gt; &amp; g){</text:span></text:p>
      <text:p text:style-name="P1026"><text:span text:style-name="T1027"><text:s text:c="2"/>for(size_t i=0; i&lt;g.size();++i) {</text:span></text:p>
      <text:p text:style-name="P1028"><text:span text:style-name="T1029"><text:s text:c="4"/>cout &lt;&lt; "stack "&lt;&lt; i&lt;&lt;":";</text:span></text:p>
      <text:p text:style-name="P1030"><text:span text:style-name="T1031"><text:s text:c="4"/>printStack(g[i]);</text:span></text:p>
      <text:p text:style-name="P1032"><text:span text:style-name="T1033"><text:s/>}</text:span></text:p>
      <text:p text:style-name="P1034"><text:span text:style-name="T1035"><text:s/>cout &lt;&lt; '\n';</text:span></text:p>
      <text:p text:style-name="P1036"><text:span text:style-name="T1037">}</text:span></text:p>
      <text:p text:style-name="P1038"/>
      <text:p text:style-name="P1039"><text:span text:style-name="T1040">int main(){</text:span></text:p>
      <text:p text:style-name="P1041"><text:span text:style-name="T1042">// дек від рядків Сі</text:span></text:p>
      <text:p text:style-name="P1043"><text:span text:style-name="T1044">deque &lt;char*&gt; deq1;</text:span></text:p>
      <text:p text:style-name="P1045"><text:span text:style-name="T1046">deq1.push_back((char*)"cadabra");</text:span></text:p>
      <text:p text:style-name="P1047"><text:span text:style-name="T1048">deq1.push_front((char*)"abra");</text:span></text:p>
      <text:p text:style-name="P1049"><text:span text:style-name="T1050">deq1.push_back((char*)"bums");</text:span></text:p>
      <text:p text:style-name="P1051"><text:span text:style-name="T1052">deq1.push_front((char*)"\n");</text:span></text:p>
      <text:p text:style-name="P1053"><text:span text:style-name="T1054">cout &lt;&lt; "The deque deq1 is : ";</text:span></text:p>
      <text:p text:style-name="P1055"><text:span text:style-name="T1056">showdq(deq1);</text:span></text:p>
      <text:p text:style-name="P1057"><text:span text:style-name="T1058">cout &lt;&lt; "\ndeq1.size() : "&lt;&lt; deq1.size();</text:span></text:p>
      <text:p text:style-name="P1059"><text:span text:style-name="T1060">cout &lt;&lt; "\ndeq1.max_size() : "&lt;&lt; deq1.max_size();</text:span></text:p>
      <text:p text:style-name="P1061"><text:span text:style-name="T1062">cout &lt;&lt; "\ndeq1.at(2) : "&lt;&lt; deq1.at(2);</text:span></text:p>
      <text:p text:style-name="P1063"><text:span text:style-name="T1064">cout &lt;&lt; "\ndeq1.front() : "&lt;&lt; deq1.front();</text:span></text:p>
      <text:p text:style-name="P1065"><text:span text:style-name="T1066">cout &lt;&lt; "\ndeq1.back() : "&lt;&lt; deq1.back();</text:span></text:p>
      <text:p text:style-name="P1067"><text:span text:style-name="T1068">cout &lt;&lt; "\ndeq1.pop_front() : ";</text:span></text:p>
      <text:p text:style-name="P1069"><text:span text:style-name="T1070">deq1.pop_front();</text:span></text:p>
      <text:p text:style-name="P1071"><text:span text:style-name="T1072">showdq(deq1);</text:span></text:p>
      <text:soft-page-break/>
      <text:p text:style-name="P1073"><text:span text:style-name="T1074">cout &lt;&lt; "\ndeq1.pop_back() : ";</text:span></text:p>
      <text:p text:style-name="P1075"><text:span text:style-name="T1076">deq1.pop_back();</text:span></text:p>
      <text:p text:style-name="P1077"><text:span text:style-name="T1078">showdq(deq1);</text:span></text:p>
      <text:p text:style-name="P1079"><text:span text:style-name="T1080">// дек від стеків</text:span></text:p>
      <text:p text:style-name="P1081"><text:span text:style-name="T1082">deque&lt;stack&lt;int&gt; &gt; deq2;</text:span></text:p>
      <text:p text:style-name="P1083"><text:span text:style-name="T1084">stack&lt;int&gt; a1;</text:span></text:p>
      <text:p text:style-name="P1085"><text:span text:style-name="T1086">a1.push(1);a1.push(2);</text:span></text:p>
      <text:p text:style-name="P1087"><text:span text:style-name="T1088">deq2.push_back(a1);</text:span></text:p>
      <text:p text:style-name="P1089"/>
      <text:p text:style-name="P1090"><text:span text:style-name="T1091">stack&lt;int&gt; a2(a1);</text:span></text:p>
      <text:p text:style-name="P1092"><text:span text:style-name="T1093">a2.push(3);</text:span></text:p>
      <text:p text:style-name="P1094"><text:span text:style-name="T1095">deq2.push_back(a2);</text:span></text:p>
      <text:p text:style-name="P1096"/>
      <text:p text:style-name="P1097"><text:span text:style-name="T1098">deq2.push_front(a1);</text:span></text:p>
      <text:p text:style-name="P1099"><text:span text:style-name="T1100">a1.pop();</text:span></text:p>
      <text:p text:style-name="P1101"><text:span text:style-name="T1102">deq2.push_back(a1);</text:span></text:p>
      <text:p text:style-name="P1103"><text:span text:style-name="T1104">showdq(deq2);</text:span></text:p>
      <text:p text:style-name="P1105"><text:span text:style-name="T1106">}</text:span></text:p>
      <text:p text:style-name="P1107"/>
      <text:p text:style-name="P1108"><text:span text:style-name="T1109">Результат:</text:span></text:p>
      <text:p text:style-name="P1110"><text:span text:style-name="T1111">The deque deq1 is :<text:s/></text:span><text:span text:style-name="T1112"><text:tab/></text:span></text:p>
      <text:p text:style-name="P1113"><text:span text:style-name="T1114"><text:tab/>abra</text:span><text:span text:style-name="T1115"><text:tab/>cadabra</text:span><text:span text:style-name="T1116"><text:tab/>bums</text:span></text:p>
      <text:p text:style-name="P1117"/>
      <text:p text:style-name="P1118"><text:span text:style-name="T1119">deq1.size() : 4</text:span></text:p>
      <text:p text:style-name="P1120"><text:span text:style-name="T1121">deq1.max_size() : 2305843009213693951</text:span></text:p>
      <text:p text:style-name="P1122"><text:span text:style-name="T1123">deq1.at(2) : cadabra</text:span></text:p>
      <text:p text:style-name="P1124"><text:span text:style-name="T1125">deq1.front() :</text:span></text:p>
      <text:p text:style-name="P1126"/>
      <text:p text:style-name="P1127"><text:span text:style-name="T1128">deq1.back() : bums</text:span></text:p>
      <text:p text:style-name="P1129"><text:span text:style-name="T1130">deq1.pop_front() :<text:s/></text:span><text:span text:style-name="T1131"><text:tab/>abra</text:span><text:span text:style-name="T1132"><text:tab/>cadabra</text:span><text:span text:style-name="T1133"><text:tab/>bums</text:span></text:p>
      <text:p text:style-name="P1134"/>
      <text:p text:style-name="P1135"><text:span text:style-name="T1136">deq1.pop_back() :<text:s/></text:span><text:span text:style-name="T1137"><text:tab/>abra</text:span><text:span text:style-name="T1138"><text:tab/>cadabra</text:span></text:p>
      <text:p text:style-name="P1139"><text:span text:style-name="T1140">stack 0:, 2, 1;</text:span><text:span text:style-name="T1141"><text:tab/>stack 1:, 2, 1;</text:span><text:span text:style-name="T1142"><text:tab/>stack 2:, 3, 2, 1;</text:span><text:span text:style-name="T1143"><text:tab/>stack 3:, 1;</text:span></text:p>
      <text:p text:style-name="P1144"/>
      <text:h text:style-name="P1145" text:outline-level="3">Вектор</text:h>
      <text:p text:style-name="P1146"/>
      <text:p text:style-name="P1147"><text:span text:style-name="T1148">Вектор є, мабуть, найбільш популярним та застосовуваним кон</text:span><text:span text:style-name="T1149">т</text:span><text:span text:style-name="T1150">ейнером STL. Вектори є реалізацією динамічних масивів з можливістю автоматично<text:s/></text:span><text:soft-page-break/><text:span text:style-name="T1151">змінювати розмір, коли елемент вставляється або видаляється, а їх зберігання автоматично обробляється контейнером. Елементи вектору розміщуються в контейнері, так що до них можна отримати доступ і пройти</text:span><text:span text:style-name="T1152"><text:s/>всі елементи</text:span><text:span text:style-name="T1153"><text:s/></text:span><text:span text:style-name="T1154">за допомогою</text:span><text:span text:style-name="T1155"><text:s/>ітератор</text:span><text:span text:style-name="T1156">ів</text:span><text:span text:style-name="T1157">. У векторах дані вставляються в кінець. Вставка в кінець займає змінний час, оскільки іноді може виникнути потреба у розширенні масиву. Видалення останнього елемента займає лише сталий час (O(1)), оскільки зміна розміру не відбувається. Вставка та видалення елементу на початку або всередині є лінійними по часу O(n).</text:span></text:p>
      <text:p text:style-name="P1158"/>
      <text:p text:style-name="P1159">Методи, які містить клас вектор можна класифікувати наступним чином:</text:p>
      <text:list text:style-name="LFO10" text:continue-numbering="true">
        <text:list-item>
          <text:p text:style-name="P1160"><text:span text:style-name="T1161">Мод</text:span><text:span text:style-name="T1162">и</text:span><text:span text:style-name="T1163">фікатори даних (Modifiers)</text:span><text:span text:style-name="T1164">;</text:span></text:p>
        </text:list-item>
        <text:list-item>
          <text:p text:style-name="P1165"><text:span text:style-name="T1166">Ідентифікатори та модифікатори обсягу (Capacity)</text:span><text:span text:style-name="T1167">;</text:span></text:p>
        </text:list-item>
        <text:list-item>
          <text:p text:style-name="P1168"><text:span text:style-name="T1169">Методи доступу до елементів (Access)</text:span><text:span text:style-name="T1170">;</text:span></text:p>
        </text:list-item>
        <text:list-item>
          <text:p text:style-name="P1171"><text:span text:style-name="T1172">Робота з ітераторами (Iterators)</text:span><text:span text:style-name="T1173">.</text:span></text:p>
        </text:list-item>
      </text:list>
      <text:p text:style-name="P1174"/>
      <text:p text:style-name="P1175">До Сі++11 шаблон класу множина мав наступні конструктори</text:p>
      <text:p text:style-name="P1176">1) конструктор за замовченням (default constructor), що створює порожній вектор</text:p>
      <text:p text:style-name="P1177">2) <text:s/>Копіконструктор — копіює вміст іншого вектору</text:p>
      <text:p text:style-name="P1178">3) Конструктор за інтервалом (range constructor) — конструює вектор за двома ітераторами іншої колекції.</text:p>
      <text:p text:style-name="P1179"><text:span text:style-name="T1180">4) Конструктор заповнення - ініціалізує контейнер з даною кільк</text:span><text:span text:style-name="T1181">і</text:span><text:span text:style-name="T1182">стю даних елементів:</text:span></text:p>
      <text:p text:style-name="P1183"><text:span text:style-name="T1184">explicit deque (size_type n, const value_type&amp; val = value_type())//</text:span><text:span text:style-name="T1185"><text:s/></text:span><text:span text:style-name="T1186">Будує</text:span><text:span text:style-name="T1187"><text:s/></text:span><text:span text:style-name="T1188">контейнер з</text:span><text:span text:style-name="T1189"><text:s/></text:span><text:span text:style-name="T1190">n</text:span><text:span text:style-name="T1191"><text:s/></text:span><text:span text:style-name="T1192">елементів</text:span><text:span text:style-name="T1193">.<text:s/></text:span><text:span text:style-name="T1194">Кожен елемент дорівнює</text:span><text:span text:style-name="T1195"><text:s/></text:span><text:span text:style-name="T1196">val</text:span><text:span text:style-name="T1197">.</text:span></text:p>
      <text:p text:style-name="P1198">Приклад.</text:p>
      <text:p text:style-name="P1199"><text:span text:style-name="T1200">vector v1(3, ‘A’); // Вміст <text:s/>v1 : A,A,A <text:s/></text:span></text:p>
      <text:p text:style-name="P1201"/>
      <text:p text:style-name="P1202"><text:span text:style-name="T1203">Модіфікатори даних (Modifiers):</text:span></text:p>
      <text:list text:style-name="LFO24" text:continue-numbering="true">
        <text:list-item>
          <text:p text:style-name="P1204"><text:span text:style-name="T1205">assign(n, v)<text:s/></text:span><text:span text:style-name="T1206">– присвоюємо (ініціалізуємо) значення у векторі — n значень v присвоюєьтся у вектор;</text:span></text:p>
        </text:list-item>
        <text:list-item>
          <text:p text:style-name="P1207"><text:span text:style-name="T1208">push_back(g)</text:span><text:span text:style-name="T1209"><text:s/>– додає елемент g у кінець вектору;</text:span></text:p>
        </text:list-item>
        <text:list-item>
          <text:p text:style-name="P1210"><text:span text:style-name="T1211">pop_back()</text:span><text:span text:style-name="T1212"><text:s/>– видаляє елемент з кінкця вектору;</text:span></text:p>
        </text:list-item>
        <text:list-item>
          <text:p text:style-name="P1213">insert(g, it_beg) – додає елемент(елементи) у вказану ітератором позицію;</text:p>
        </text:list-item>
        <text:list-item>
          <text:p text:style-name="P1214"><text:span text:style-name="T1215">erase(it_begin, it_end)</text:span><text:span text:style-name="T1216"><text:s/>– видаляє елементи з вектору по вказаному ітераторами інтервалу;</text:span></text:p>
        </text:list-item>
        <text:list-item>
          <text:p text:style-name="P1217"><text:span text:style-name="T1218">clear()</text:span><text:span text:style-name="T1219"><text:s/>– видаляє всі елементи з вектору;</text:span></text:p>
        </text:list-item>
        <text:list-item>
          <text:p text:style-name="P1220"><text:span text:style-name="T1221">emplace(g)</text:span><text:span text:style-name="T1222"><text:s/>– розширює вектор вставляючи нові елементи на позицію вказану ітератором (С++11);</text:span></text:p>
        </text:list-item>
        <text:list-item>
          <text:p text:style-name="P1223"><text:span text:style-name="T1224">emplace_back(g)</text:span><text:span text:style-name="T1225"><text:s/>– додає нові елементи в кінець вектору(С++11);</text:span></text:p>
        </text:list-item>
        <text:list-item>
          <text:p text:style-name="P1226"><text:span text:style-name="T1227">swap(v)</text:span><text:span text:style-name="T1228"><text:s/>– міняє значення векторів з одного в інший. Розміри векторів (але не тип) можуть відрізнятись(С++11).</text:span></text:p>
        </text:list-item>
      </text:list>
      <text:p text:style-name="P1229"/>
      <text:p text:style-name="P1230"><text:span text:style-name="T1231">// C++ program to illustrate the methods Modifiers in vector</text:span></text:p>
      <text:p text:style-name="P1232"><text:span text:style-name="T1233">#include &lt;iostream&gt;</text:span></text:p>
      <text:p text:style-name="P1234"><text:span text:style-name="T1235">#include &lt;vector&gt;</text:span></text:p>
      <text:p text:style-name="P1236"><text:span text:style-name="T1237">using namespace std;</text:span></text:p>
      <text:p text:style-name="P1238"/>
      <text:p text:style-name="P1239"><text:span text:style-name="T1240">int main(){</text:span></text:p>
      <text:p text:style-name="P1241"><text:span text:style-name="T1242">// Assign vector</text:span></text:p>
      <text:p text:style-name="P1243"><text:span text:style-name="T1244">vector&lt;int&gt; v;</text:span></text:p>
      <text:p text:style-name="P1245"><text:span text:style-name="T1246">// fill the array with 10 five times</text:span></text:p>
      <text:p text:style-name="P1247"><text:span text:style-name="T1248">v.assign(5, 10);</text:span></text:p>
      <text:p text:style-name="P1249"/>
      <text:p text:style-name="P1250"><text:span text:style-name="T1251">cout &lt;&lt; "The vector elements are: ";</text:span></text:p>
      <text:p text:style-name="P1252"><text:span text:style-name="T1253">for(int i = 0; i &lt; v.size(); i++)</text:span></text:p>
      <text:p text:style-name="P1254"><text:span text:style-name="T1255">cout &lt;&lt; v[i] &lt;&lt; " ";</text:span></text:p>
      <text:p text:style-name="P1256"/>
      <text:p text:style-name="P1257"><text:span text:style-name="T1258">// inserts 15 to the last position</text:span></text:p>
      <text:p text:style-name="P1259"><text:span text:style-name="T1260">v.push_back(15);</text:span></text:p>
      <text:p text:style-name="P1261"><text:span text:style-name="T1262">int n = v.size();</text:span></text:p>
      <text:p text:style-name="P1263"><text:span text:style-name="T1264">cout &lt;&lt; "\nThe last element is: "&lt;&lt; v[n - 1];</text:span></text:p>
      <text:p text:style-name="P1265"/>
      <text:p text:style-name="P1266"><text:span text:style-name="T1267">// removes last element</text:span></text:p>
      <text:p text:style-name="P1268"><text:span text:style-name="T1269">v.pop_back();</text:span></text:p>
      <text:p text:style-name="P1270"/>
      <text:p text:style-name="P1271"><text:span text:style-name="T1272">for(int i = 0; i &lt; v.size(); i++)</text:span></text:p>
      <text:p text:style-name="P1273"><text:span text:style-name="T1274"><text:s/>cout &lt;&lt; v.at(i) &lt;&lt; " ";</text:span></text:p>
      <text:p text:style-name="P1275"><text:span text:style-name="T1276">// erases the vector</text:span></text:p>
      <text:p text:style-name="P1277"><text:span text:style-name="T1278">v.clear();</text:span></text:p>
      <text:p text:style-name="P1279"><text:span text:style-name="T1280">cout &lt;&lt; "\nVector size after erase(): "&lt;&lt; v.size();</text:span></text:p>
      <text:p text:style-name="P1281"/>
      <text:p text:style-name="P1282"/>
      <text:p text:style-name="P1283"><text:span text:style-name="T1284">// prints the vector</text:span></text:p>
      <text:p text:style-name="P1285"><text:span text:style-name="T1286">cout &lt;&lt; "\nThe vector elements are: ";</text:span></text:p>
      <text:p text:style-name="P1287"><text:span text:style-name="T1288">for(int i = 0; i &lt; v.size(); i++)</text:span></text:p>
      <text:p text:style-name="P1289"><text:span text:style-name="T1290"><text:s/>cout &lt;&lt; v.at(i) &lt;&lt; " ";</text:span></text:p>
      <text:p text:style-name="P1291"/>
      <text:p text:style-name="P1292"><text:span text:style-name="T1293">// inserts 5 at the beginning</text:span></text:p>
      <text:soft-page-break/>
      <text:p text:style-name="P1294"><text:span text:style-name="T1295">v.insert(v.begin(), 5);</text:span></text:p>
      <text:p text:style-name="P1296"/>
      <text:p text:style-name="P1297"><text:span text:style-name="T1298">cout &lt;&lt; "\nThe first element is: "&lt;&lt; v[0];</text:span></text:p>
      <text:p text:style-name="P1299"/>
      <text:p text:style-name="P1300"><text:span text:style-name="T1301">// removes the first element</text:span></text:p>
      <text:p text:style-name="P1302"><text:span text:style-name="T1303">v.erase(v.begin());</text:span></text:p>
      <text:p text:style-name="P1304"/>
      <text:p text:style-name="P1305"><text:span text:style-name="T1306">cout &lt;&lt; "\nThe first element is: "&lt;&lt; v[0];</text:span></text:p>
      <text:p text:style-name="P1307"><text:span text:style-name="T1308">}</text:span></text:p>
      <text:p text:style-name="P1309"><text:span text:style-name="T1310">Результат:</text:span></text:p>
      <text:p text:style-name="P1311">The vector elements are: 10 10 10 10 10</text:p>
      <text:p text:style-name="P1312">The last element is: 1510 10 10 10 10</text:p>
      <text:p text:style-name="P1313">Vector size after erase(): 0</text:p>
      <text:p text:style-name="P1314">The vector elements are:</text:p>
      <text:p text:style-name="P1315">The first element is: 5</text:p>
      <text:p text:style-name="P1316">The first element is: 5Size : 5</text:p>
      <text:p text:style-name="P1317"/>
      <text:p text:style-name="P1318"><text:span text:style-name="T1319">Ідентифікатори та модифікатори обсягу</text:span><text:span text:style-name="T1320"><text:s/>(Capacity)</text:span></text:p>
      <text:list text:style-name="LFO23" text:continue-numbering="true">
        <text:list-item>
          <text:p text:style-name="P1321"><text:span text:style-name="T1322">size()</text:span><text:span text:style-name="T1323"><text:s/>– кількість елементів вектору;</text:span></text:p>
        </text:list-item>
        <text:list-item>
          <text:p text:style-name="P1324"><text:span text:style-name="T1325">max_size()</text:span><text:span text:style-name="T1326"><text:s/>– максимальна кількість елементів вектору;</text:span></text:p>
        </text:list-item>
        <text:list-item>
          <text:p text:style-name="P1327"><text:span text:style-name="T1328">capacity()</text:span><text:span text:style-name="T1329"><text:s/>– розмір алокатору, виділеного під цій контейнер, тобто справжній розмір даного вектору;</text:span></text:p>
        </text:list-item>
        <text:list-item>
          <text:p text:style-name="P1330"><text:span text:style-name="T1331">resize(</text:span><text:a xlink:href="https://www.geeksforgeeks.org/vector-resize-c-stl/" office:target-frame-name="_top" xlink:show="replace"><text:span text:style-name="T1332">n</text:span></text:a><text:a xlink:href="https://www.geeksforgeeks.org/vector-resize-c-stl/" office:target-frame-name="_top" xlink:show="replace"><text:span text:style-name="T1333">)</text:span></text:a><text:span text:style-name="T1334"><text:s/>– змінює розмір вектору на заданий;</text:span></text:p>
        </text:list-item>
        <text:list-item>
          <text:p text:style-name="P1335"><text:span text:style-name="T1336">empty()</text:span><text:span text:style-name="T1337"><text:s/>– Повертає true, якщо контейнер порожній;</text:span></text:p>
        </text:list-item>
        <text:list-item>
          <text:p text:style-name="P1338"><text:span text:style-name="T1339">reserve(</text:span><text:a xlink:href="https://www.geeksforgeeks.org/using-stdvectorreserve-whenever-possible/" office:target-frame-name="_top" xlink:show="replace"><text:span text:style-name="T1340">n</text:span></text:a><text:a xlink:href="https://www.geeksforgeeks.org/using-stdvectorreserve-whenever-possible/" office:target-frame-name="_top" xlink:show="replace"><text:span text:style-name="T1341">)<text:s/></text:span></text:a><text:span text:style-name="T1342">–виділяє пам'ять для зберігання рівно n елементів;</text:span></text:p>
        </text:list-item>
        <text:list-item>
          <text:p text:style-name="P1343"><text:span text:style-name="T1344">shrink_to_fit()</text:span><text:span text:style-name="T1345"><text:s/>– Зменшує розмір контейнеру видаляючи неініц</text:span><text:span text:style-name="T1346">і</text:span><text:span text:style-name="T1347">ал</text:span><text:span text:style-name="T1348">і</text:span><text:span text:style-name="T1349">зовані елементи (С++11).</text:span></text:p>
        </text:list-item>
      </text:list>
      <text:p text:style-name="P1350">Приклад:</text:p>
      <text:p text:style-name="P1351"><text:span text:style-name="T1352">vector&lt;int&gt; g1;</text:span></text:p>
      <text:p text:style-name="P1353"><text:span text:style-name="T1354">for(int i = 1; i &lt;= 5; i++)</text:span></text:p>
      <text:p text:style-name="P1355"><text:span text:style-name="T1356"><text:s text:c="2"/>g1.push_back(i);</text:span></text:p>
      <text:p text:style-name="P1357"/>
      <text:p text:style-name="P1358"><text:span text:style-name="T1359">cout &lt;&lt; "Size : "&lt;&lt; g1.size();</text:span></text:p>
      <text:p text:style-name="P1360"><text:span text:style-name="T1361">cout &lt;&lt; "\nCapacity : "&lt;&lt; g1.capacity();</text:span></text:p>
      <text:p text:style-name="P1362"><text:span text:style-name="T1363">cout &lt;&lt; "\nMax_Size : "&lt;&lt; g1.max_size();</text:span></text:p>
      <text:p text:style-name="P1364"/>
      <text:p text:style-name="P1365"><text:span text:style-name="T1366">// resizes the vector size to 4</text:span></text:p>
      <text:p text:style-name="P1367"><text:span text:style-name="T1368">g1.resize(4);</text:span></text:p>
      <text:p text:style-name="P1369"/>
      <text:p text:style-name="P1370"><text:span text:style-name="T1371">// prints the vector size after resize()</text:span></text:p>
      <text:soft-page-break/>
      <text:p text:style-name="P1372"><text:span text:style-name="T1373">cout &lt;&lt; "\nSize : "&lt;&lt; g1.size();</text:span></text:p>
      <text:p text:style-name="P1374"/>
      <text:p text:style-name="P1375"><text:span text:style-name="T1376">// checks if the vector is empty or not</text:span></text:p>
      <text:p text:style-name="P1377"><text:span text:style-name="T1378">if(g1.empty() == false)</text:span></text:p>
      <text:p text:style-name="P1379"><text:span text:style-name="T1380">cout &lt;&lt; "\nVector is not empty";</text:span></text:p>
      <text:p text:style-name="P1381"><text:span text:style-name="T1382">else</text:span></text:p>
      <text:p text:style-name="P1383"><text:span text:style-name="T1384">cout &lt;&lt; "\nVector is empty";</text:span></text:p>
      <text:p text:style-name="P1385"/>
      <text:p text:style-name="P1386"><text:span text:style-name="T1387">for(vector&lt;int&gt;::iterator it = g1.begin(); it != g1.end(); it++)</text:span></text:p>
      <text:p text:style-name="P1388"><text:span text:style-name="T1389"><text:s text:c="2"/>cout &lt;&lt; *it &lt;&lt; " ";</text:span></text:p>
      <text:p text:style-name="P1390"/>
      <text:p text:style-name="P1391"><text:span text:style-name="T1392">Результат:</text:span></text:p>
      <text:p text:style-name="P1393">Capacity : 8</text:p>
      <text:p text:style-name="P1394">Max_Size : 4611686018427387903</text:p>
      <text:p text:style-name="P1395">Size : 4</text:p>
      <text:p text:style-name="P1396">Vector is not empty1 2 3 4</text:p>
      <text:p text:style-name="P1397"/>
      <text:p text:style-name="P1398"><text:span text:style-name="T1399">Методи доступу до елементів</text:span><text:span text:style-name="T1400">:</text:span></text:p>
      <text:list text:style-name="WWNum3">
        <text:list-item>
          <text:p text:style-name="P1401"><text:span text:style-name="T1402">at(n)</text:span><text:span text:style-name="T1403"><text:s/>– повертає посилання на ‘n’-ий елемент вектору;</text:span></text:p>
        </text:list-item>
        <text:list-item>
          <text:p text:style-name="P1404"><text:span text:style-name="T1405">operator [n]</text:span><text:span text:style-name="T1406"><text:s/>– перевантажений оператор для доступу до ‘n’-го елементу вектору;</text:span></text:p>
        </text:list-item>
        <text:list-item>
          <text:p text:style-name="P1407"><text:span text:style-name="T1408">front()</text:span><text:span text:style-name="T1409"><text:s/>– повертає посилання на перший елемент контейнеру;</text:span></text:p>
        </text:list-item>
        <text:list-item>
          <text:p text:style-name="P1410"><text:span text:style-name="T1411">back()</text:span><text:span text:style-name="T1412"><text:s/>– повертає посилання на останній елемент контейнеру;</text:span></text:p>
        </text:list-item>
        <text:list-item>
          <text:p text:style-name="P1413"><text:span text:style-name="T1414">data()</text:span><text:span text:style-name="T1415"><text:s/>– <text:s/>повертає вказівник на місце де зберігаються дані.</text:span></text:p>
        </text:list-item>
      </text:list>
      <text:p text:style-name="P1416"><text:span text:style-name="T1417">Приклад.</text:span></text:p>
      <text:p text:style-name="P1418"><text:span text:style-name="T1419">string massiv[] = {"first", "second", "third", "forth", "fifth"};</text:span></text:p>
      <text:p text:style-name="P1420"><text:span text:style-name="T1421">vector&lt;string&gt; g2(massiv, massiv + 5); <text:s text:c="3"/></text:span></text:p>
      <text:p text:style-name="P1422"/>
      <text:p text:style-name="P1423"><text:span text:style-name="T1424">cout &lt;&lt; "\nReference operator [g] : g1[2] = "&lt;&lt; g2[2];</text:span></text:p>
      <text:p text:style-name="P1425"><text:span text:style-name="T1426">cout &lt;&lt; "\nat : g1.at(4) = "&lt;&lt; g2.at(4);</text:span></text:p>
      <text:p text:style-name="P1427"><text:span text:style-name="T1428">cout &lt;&lt; "\nfront() : g1.front() = "&lt;&lt; g2.front();</text:span></text:p>
      <text:p text:style-name="P1429"><text:span text:style-name="T1430">cout &lt;&lt; "\nback() : g1.back() = "&lt;&lt; g2.back();</text:span></text:p>
      <text:p text:style-name="P1431"><text:span text:style-name="T1432">// pointer to the first element</text:span></text:p>
      <text:p text:style-name="P1433"><text:span text:style-name="T1434">string* pos = g2.data();</text:span></text:p>
      <text:p text:style-name="P1435"><text:span text:style-name="T1436">cout &lt;&lt; "\nThe first element is "&lt;&lt; *pos;</text:span></text:p>
      <text:p text:style-name="P1437"><text:span text:style-name="T1438"><text:s/></text:span></text:p>
      <text:p text:style-name="P1439"><text:span text:style-name="T1440">Результат:</text:span></text:p>
      <text:p text:style-name="P1441"><text:span text:style-name="T1442">Reference operator [g] : g1[2] = third</text:span></text:p>
      <text:p text:style-name="P1443"><text:span text:style-name="T1444">at : g1.at(4) = fifth</text:span></text:p>
      <text:p text:style-name="P1445"><text:span text:style-name="T1446">front() : g1.front() = first</text:span></text:p>
      <text:soft-page-break/>
      <text:p text:style-name="P1447"><text:span text:style-name="T1448">back() : g1.back() = fifth</text:span></text:p>
      <text:p text:style-name="P1449"><text:span text:style-name="T1450">The first element is first</text:span></text:p>
      <text:p text:style-name="P1451"/>
      <text:p text:style-name="P1452"><text:span text:style-name="T1453">Різницю між оператором [] та методом at() полягає в обробці ситуації з невірним індексом вектору. При використанні функції at() при спробі звернення по неприпустимому індексу буде генеруватись виключення out_of_range, в той яас як при використанні квадратних дужок поведінка компілятора невизначена:</text:span></text:p>
      <text:p text:style-name="P1454"><text:span text:style-name="T1455"><text:s text:c="4"/></text:span><text:span text:style-name="T1456">int mas[] = { 1, 2, 3, 4, 5};</text:span></text:p>
      <text:p text:style-name="P1457"><text:span text:style-name="T1458"><text:s text:c="4"/>std::vector&lt;int&gt; numbers(mas,mas+5);</text:span></text:p>
      <text:p text:style-name="P1459"><text:span text:style-name="T1460"><text:s text:c="4"/>try</text:span></text:p>
      <text:p text:style-name="P1461"><text:span text:style-name="T1462"><text:s text:c="4"/>{</text:span></text:p>
      <text:p text:style-name="P1463"><text:span text:style-name="T1464"><text:s text:c="8"/>int n = numbers.at(5); //oops...</text:span></text:p>
      <text:p text:style-name="P1465"><text:span text:style-name="T1466"><text:s text:c="8"/>std::cout&lt;&lt;"n="&lt;&lt;n;</text:span></text:p>
      <text:p text:style-name="P1467"><text:span text:style-name="T1468"><text:s text:c="4"/>}</text:span></text:p>
      <text:p text:style-name="P1469"><text:span text:style-name="T1470"><text:s text:c="4"/>catch (std::out_of_range e)</text:span></text:p>
      <text:p text:style-name="P1471"><text:span text:style-name="T1472"><text:s text:c="4"/>{</text:span></text:p>
      <text:p text:style-name="P1473"><text:span text:style-name="T1474"><text:s text:c="8"/>std::cout &lt;&lt; "Caught: Incorrect index 1" &lt;&lt; std::endl;</text:span></text:p>
      <text:p text:style-name="P1475"><text:span text:style-name="T1476"><text:s text:c="4"/>}</text:span></text:p>
      <text:p text:style-name="P1477"><text:span text:style-name="T1478"><text:s/></text:span></text:p>
      <text:p text:style-name="P1479"><text:span text:style-name="T1480"><text:s text:c="4"/>std::vector&lt;int&gt; numbers2(mas,mas+5);</text:span></text:p>
      <text:p text:style-name="P1481"><text:span text:style-name="T1482"><text:s text:c="4"/>try</text:span></text:p>
      <text:p text:style-name="P1483"><text:span text:style-name="T1484"><text:s text:c="4"/>{</text:span></text:p>
      <text:p text:style-name="P1485"><text:span text:style-name="T1486"><text:s text:c="8"/>int n = numbers2[5]; // ??? - поведінка невизначена</text:span></text:p>
      <text:p text:style-name="P1487"><text:span text:style-name="T1488"><text:s text:c="8"/>std::cout&lt;&lt;"n="&lt;&lt;n; // n=0 or maybe n=502012792....</text:span></text:p>
      <text:p text:style-name="P1489"><text:span text:style-name="T1490"><text:s text:c="4"/>}</text:span></text:p>
      <text:p text:style-name="P1491"><text:span text:style-name="T1492"><text:s text:c="4"/>catch (std::out_of_range e)</text:span></text:p>
      <text:p text:style-name="P1493"><text:span text:style-name="T1494"><text:s text:c="4"/>{</text:span></text:p>
      <text:p text:style-name="P1495"><text:span text:style-name="T1496"><text:s text:c="8"/>std::cout &lt;&lt; "Shouldnt caught: Incorrect index 2" &lt;&lt; std::endl;</text:span></text:p>
      <text:p text:style-name="P1497"><text:span text:style-name="T1498"><text:s text:c="4"/>}</text:span></text:p>
      <text:p text:style-name="P1499"/>
      <text:p text:style-name="P1500"><text:span text:style-name="T1501">Результат:</text:span></text:p>
      <text:p text:style-name="P1502"><text:span text:style-name="T1503">Incorrect index 1</text:span></text:p>
      <text:p text:style-name="P1504"><text:span text:style-name="T1505">n=502012792</text:span></text:p>
      <text:p text:style-name="P1506"/>
      <text:p text:style-name="P1507"><text:span text:style-name="T1508">Робота з ітераторами:</text:span></text:p>
      <text:list text:style-name="WWNum2" text:continue-numbering="true">
        <text:list-item>
          <text:p text:style-name="P1509"><text:span text:style-name="T1510">begin()</text:span><text:span text:style-name="T1511"><text:s/>– повертає ітератор на перший обєкт вектору</text:span></text:p>
        </text:list-item>
        <text:list-item>
          <text:p text:style-name="P1512"><text:span text:style-name="T1513">end()</text:span><text:span text:style-name="T1514"><text:s/>– повертає ітератор на останній обєкт вектору</text:span></text:p>
        </text:list-item>
      </text:list>
      <text:p text:style-name="P1515">Починаючі зі стандарту С++11 додано ще наступні варіанти доступу до ітераторів:</text:p>
      <text:list text:style-name="WWNum2" text:continue-numbering="true">
        <text:list-item>
          <text:p text:style-name="P1516"><text:span text:style-name="T1517">rbegin()</text:span><text:span text:style-name="T1518"><text:s/>– повертає ітератор на останній обєкт вектору як на початковий (reverse beginning). Рухається з останнього елементу до першого;</text:span></text:p>
        </text:list-item>
        <text:list-item>
          <text:p text:style-name="P1519"><text:span text:style-name="T1520">rend()</text:span><text:span text:style-name="T1521"><text:s/>– повертає ітератор на перший обєкт вектору як на останній (reverse beginning). Рух</text:span><text:span text:style-name="T1522">ається він</text:span><text:span text:style-name="T1523"><text:s/>з останнього елементу до першого;</text:span></text:p>
        </text:list-item>
        <text:list-item>
          <text:p text:style-name="P1524"><text:span text:style-name="T1525">cbegin()</text:span><text:span text:style-name="T1526"><text:s/>– повертає константний ітератор на преший елемент;</text:span></text:p>
        </text:list-item>
        <text:list-item>
          <text:p text:style-name="P1527"><text:span text:style-name="T1528">cend()</text:span><text:span text:style-name="T1529"><text:s/>– повертає константний ітератор на останній елемент;</text:span></text:p>
        </text:list-item>
        <text:list-item>
          <text:p text:style-name="P1530"><text:span text:style-name="T1531">crbegin()</text:span><text:span text:style-name="T1532"><text:s/>– повертає константний реверсивний оператор на початок;</text:span></text:p>
        </text:list-item>
        <text:list-item>
          <text:p text:style-name="P1533"><text:span text:style-name="T1534">crend()</text:span><text:span text:style-name="T1535"><text:s/>– повертає константний реверсивний оператор на кінець вектору.</text:span></text:p>
        </text:list-item>
      </text:list>
      <text:p text:style-name="P1536"/>
      <text:h text:style-name="P1537" text:outline-level="3"/>
      <text:h text:style-name="P1538" text:outline-level="3">Список (list) у STL</text:h>
      <text:h text:style-name="P1539" text:outline-level="3"/>
      <text:p text:style-name="P1540"><text:span text:style-name="T1541">Списки є контейнерами послідовностей, які дозволяють як і асоціативні конте</text:span><text:span text:style-name="T1542">й</text:span><text:span text:style-name="T1543">нери не виділяти цілком однорідну пам'ять під масиви, а збері</text:span><text:span text:style-name="T1544">г</text:span><text:span text:style-name="T1545">ати її “порціями” разом з посиланнями на попередній та наст</text:span><text:span text:style-name="T1546">у</text:span><text:span text:style-name="T1547">пний об</text:span><text:span text:style-name="T1548">’</text:span><text:span text:style-name="T1549">єкти. У порівнянні з вектором список має повільну обробку, але коли знайдена позиція, вставка і видалення є швидкими. Зазвичай, коли ми говоримо список, ми говоримо про подвійно пов'язаний список. Для реалізації однозв'язного списку потрібно використовувати forward_list (C++11).</text:span></text:p>
      <text:p text:style-name="P1550"/>
      <text:list text:style-name="LFO10" text:continue-numbering="true">
        <text:list-item>
          <text:p text:style-name="P1551"><text:span text:style-name="T1552">Мод</text:span><text:span text:style-name="T1553">и</text:span><text:span text:style-name="T1554">фікатори даних (Modifiers)</text:span></text:p>
        </text:list-item>
        <text:list-item>
          <text:p text:style-name="P1555"><text:span text:style-name="T1556">Ідентифікатори та модифікатори обсягу (Capacity)</text:span></text:p>
        </text:list-item>
        <text:list-item>
          <text:p text:style-name="P1557"><text:span text:style-name="T1558">Методи доступу до елементів (Access)</text:span></text:p>
        </text:list-item>
        <text:list-item>
          <text:p text:style-name="P1559"><text:span text:style-name="T1560">Робота з ітераторами (Iterators)</text:span></text:p>
        </text:list-item>
      </text:list>
      <text:p text:style-name="P1561"/>
      <text:p text:style-name="P1562"><text:span text:style-name="T1563">Методи класу List:</text:span></text:p>
      <text:p text:style-name="P1564"><text:span text:style-name="T1565"><text:s/>Ідентифікатори та модифікатори обсягу:</text:span></text:p>
      <text:list text:style-name="WWNum8">
        <text:list-item>
          <text:p text:style-name="P1566"><text:span text:style-name="T1567">size()</text:span><text:span text:style-name="T1568"><text:s/>– пове</text:span><text:span text:style-name="T1569">р</text:span><text:span text:style-name="T1570">тає кількість елементів</text:span><text:span text:style-name="T1571">;</text:span></text:p>
        </text:list-item>
        <text:list-item>
          <text:p text:style-name="P1572"><text:span text:style-name="T1573">resize()-<text:s/></text:span><text:span text:style-name="T1574">перевизначає розмір контейнеру</text:span><text:span text:style-name="T1575">;</text:span></text:p>
        </text:list-item>
        <text:list-item>
          <text:p text:style-name="P1576"><text:span text:style-name="T1577">empty()</text:span><text:span text:style-name="T1578"><text:s/>– повертає чи порожній список (true) чи ні (false);</text:span></text:p>
        </text:list-item>
        <text:list-item>
          <text:p text:style-name="P1579"><text:span text:style-name="T1580">max_size()</text:span><text:span text:style-name="T1581">–максимальна кількість елементів списку.</text:span></text:p>
        </text:list-item>
      </text:list>
      <text:p text:style-name="P1582"><text:span text:style-name="T1583">Методи доступу до елементів</text:span><text:span text:style-name="T1584"><text:s/>(тут значно<text:s/></text:span><text:span text:style-name="T1585">менше методів</text:span><text:span text:style-name="T1586"><text:s/>ніж у векторів)</text:span><text:span text:style-name="T1587">:</text:span></text:p>
      <text:list text:style-name="WWNum8" text:continue-numbering="true">
        <text:list-item>
          <text:p text:style-name="P1588"><text:span text:style-name="T1589">front()</text:span><text:span text:style-name="T1590"><text:s/>– перший елемент списку;</text:span></text:p>
        </text:list-item>
        <text:list-item>
          <text:p text:style-name="P1591"><text:span text:style-name="T1592">back()</text:span><text:span text:style-name="T1593"><text:s/>– останній елемент списку;</text:span></text:p>
        </text:list-item>
      </text:list>
      <text:p text:style-name="P1594"><text:span text:style-name="T1595">Мод</text:span><text:span text:style-name="T1596">и</text:span><text:span text:style-name="T1597">фікатори даних</text:span><text:span text:style-name="T1598"><text:s/>(а ось ці методи значно різноманітні ніж у векторі):</text:span></text:p>
      <text:list text:style-name="WWNum8" text:continue-numbering="true">
        <text:list-item>
          <text:p text:style-name="P1599"><text:span text:style-name="T1600">assign()</text:span><text:span text:style-name="T1601"><text:s/>– визначає нові елементи шляхом заміни їх новими значеннями;</text:span></text:p>
        </text:list-item>
        <text:list-item>
          <text:p text:style-name="P1602"><text:span text:style-name="T1603">push_front(g)</text:span><text:span text:style-name="T1604"><text:s/>– додає ел</text:span><text:span text:style-name="T1605">е</text:span><text:span text:style-name="T1606">мент ‘g’ у початок списку;</text:span></text:p>
        </text:list-item>
        <text:list-item>
          <text:p text:style-name="P1607"><text:span text:style-name="T1608">push_back(g)</text:span><text:span text:style-name="T1609"><text:s/>– додає ел</text:span><text:span text:style-name="T1610">е</text:span><text:span text:style-name="T1611">мент ‘g’ в кінець списку;</text:span></text:p>
        </text:list-item>
        <text:list-item>
          <text:p text:style-name="P1612"><text:span text:style-name="T1613">pop_front()</text:span><text:span text:style-name="T1614"><text:s/>– видаляє перший елемент списку, зменшує розмір списку на 1;</text:span></text:p>
        </text:list-item>
        <text:list-item>
          <text:p text:style-name="P1615"><text:span text:style-name="T1616">pop_back()</text:span><text:span text:style-name="T1617"><text:s/>– видаляє останній елемент списку, зменшує розмір списку на<text:s/></text:span><text:span text:style-name="T1618">одиницю</text:span><text:span text:style-name="T1619">;</text:span></text:p>
        </text:list-item>
        <text:list-item>
          <text:p text:style-name="P1620"><text:span text:style-name="T1621">insert()</text:span><text:span text:style-name="T1622"><text:s/>– додає елемент перед поточним ел</text:span><text:span text:style-name="T1623">е</text:span><text:span text:style-name="T1624">ментом списку;</text:span></text:p>
        </text:list-item>
        <text:list-item>
          <text:p text:style-name="P1625"><text:span text:style-name="T1626">clear()<text:s/></text:span><text:span text:style-name="T1627">–<text:s/></text:span><text:span text:style-name="T1628">видаляє</text:span><text:span text:style-name="T1629"><text:s/>е</text:span><text:span text:style-name="T1630">лементи списк</text:span><text:span text:style-name="T1631">у</text:span><text:span text:style-name="T1632">, його розмір стає<text:s/></text:span><text:span text:style-name="T1633">нульовим;</text:span></text:p>
        </text:list-item>
        <text:list-item>
          <text:p text:style-name="P1634"><text:span text:style-name="T1635">erase()</text:span><text:span text:style-name="T1636"><text:s/>– видаля</text:span><text:span text:style-name="T1637">є</text:span><text:span text:style-name="T1638"><text:s/>елементи між двома вказаними вказівниками (ітераторами);</text:span></text:p>
        </text:list-item>
        <text:list-item>
          <text:p text:style-name="P1639"><text:span text:style-name="T1640">merge()</text:span><text:span text:style-name="T1641"><text:s/></text:span><text:span text:style-name="T1642">– зливає два списки в один</text:span><text:span text:style-name="T1643">;</text:span></text:p>
        </text:list-item>
        <text:list-item>
          <text:p text:style-name="P1644"><text:span text:style-name="T1645">remove()</text:span><text:span text:style-name="T1646"><text:s/>– видаляє всі елементи списку, що є рівними даному;</text:span></text:p>
        </text:list-item>
        <text:list-item>
          <text:p text:style-name="P1647"><text:span text:style-name="T1648">remove_if()<text:s/></text:span><text:span text:style-name="T1649">– видаляє елементи, що задовольняють деякій булевій умові</text:span><text:span text:style-name="T1650">;</text:span></text:p>
        </text:list-item>
        <text:list-item>
          <text:p text:style-name="P1651"><text:span text:style-name="T1652">reverse()</text:span><text:span text:style-name="T1653"><text:s/>– інвертує список</text:span><text:span text:style-name="T1654">;</text:span></text:p>
        </text:list-item>
        <text:list-item>
          <text:p text:style-name="P1655"><text:span text:style-name="T1656">sort()</text:span><text:span text:style-name="T1657"><text:s/>– сортує елементи по неспаданню</text:span><text:span text:style-name="T1658">;</text:span></text:p>
        </text:list-item>
        <text:list-item>
          <text:p text:style-name="P1659"><text:span text:style-name="T1660">splice()</text:span><text:span text:style-name="T1661">– передає елементи з одного списку в інший</text:span><text:span text:style-name="T1662">;</text:span></text:p>
        </text:list-item>
        <text:list-item>
          <text:p text:style-name="P1663"><text:span text:style-name="T1664">unique()<text:s/></text:span><text:span text:style-name="T1665">– видаляє дублюючи елементи списку.</text:span></text:p>
        </text:list-item>
      </text:list>
      <text:p text:style-name="P1666">Починаючи з С++11,<text:s/>додано<text:s/>наступні методи:</text:p>
      <text:list text:style-name="WWNum8" text:continue-numbering="true">
        <text:list-item>
          <text:p text:style-name="P1667"><text:span text:style-name="T1668">emplace()</text:span><text:span text:style-name="T1669"><text:s/></text:span><text:span text:style-name="T1670">– розширює список</text:span><text:span text:style-name="T1671">,</text:span><text:span text:style-name="T1672"><text:s/>д</text:span><text:span text:style-name="T1673">о</text:span><text:span text:style-name="T1674">даючи в нього ще елементи</text:span><text:span text:style-name="T1675">;</text:span></text:p>
        </text:list-item>
        <text:list-item>
          <text:p text:style-name="P1676"><text:span text:style-name="T1677">emplace_front()</text:span><text:span text:style-name="T1678"><text:s/>–<text:s/></text:span><text:span text:style-name="T1679">вставляє</text:span><text:span text:style-name="T1680"><text:s/></text:span><text:span text:style-name="T1681">ел</text:span><text:span text:style-name="T1682">е</text:span><text:span text:style-name="T1683">мент на початок списку</text:span><text:span text:style-name="T1684">;</text:span><text:span text:style-name="T1685"><text:s/></text:span></text:p>
        </text:list-item>
        <text:list-item>
          <text:p text:style-name="P1686"><text:span text:style-name="T1687">emplace_back()</text:span><text:span text:style-name="T1688"><text:s/>–<text:s/></text:span><text:span text:style-name="T1689">вставляє</text:span><text:span text:style-name="T1690"><text:s/></text:span><text:span text:style-name="T1691">елемент в кінець списку</text:span><text:span text:style-name="T1692">;</text:span></text:p>
        </text:list-item>
        <text:list-item>
          <text:p text:style-name="P1693"><text:span text:style-name="T1694">swap()</text:span><text:span text:style-name="T1695">– обмінює значення двох списків, як</text:span><text:span text:style-name="T1696">щ</text:span><text:span text:style-name="T1697">о в них співпадають розміри та тип.</text:span></text:p>
        </text:list-item>
      </text:list>
      <text:p text:style-name="P1698">Ітератори<text:s/></text:p>
      <text:list text:style-name="WWNum8" text:continue-numbering="true">
        <text:list-item>
          <text:p text:style-name="P1699"><text:span text:style-name="T1700">begin()</text:span><text:span text:style-name="T1701"><text:s/>- повертає</text:span><text:span text:style-name="T1702"><text:s/></text:span><text:span text:style-name="T1703">ітератор що вказує на початок списку;</text:span></text:p>
        </text:list-item>
        <text:list-item>
          <text:p text:style-name="P1704"><text:span text:style-name="T1705">end()</text:span><text:span text:style-name="T1706"><text:s/>- повертає</text:span><text:span text:style-name="T1707"><text:s/></text:span><text:span text:style-name="T1708">ітератор, що вказує на кінець списку;</text:span></text:p>
        </text:list-item>
        <text:list-item>
          <text:p text:style-name="P1709"><text:span text:style-name="T1710">rbegin()</text:span><text:span text:style-name="T1711"><text:s/>-<text:s/></text:span><text:span text:style-name="T1712">повертає реверс</text:span><text:span text:style-name="T1713">и</text:span><text:span text:style-name="T1714">вний ітератор на кінець списку;</text:span></text:p>
        </text:list-item>
        <text:list-item>
          <text:p text:style-name="P1715"><text:span text:style-name="T1716">rend()<text:s/></text:span><text:span text:style-name="T1717">-<text:s/></text:span><text:span text:style-name="T1718">повертає реверсивний ітератор на початок;</text:span></text:p>
        </text:list-item>
        <text:list-item>
          <text:p text:style-name="P1719"><text:span text:style-name="T1720">cbegin()</text:span><text:span text:style-name="T1721"><text:s/>-<text:s/></text:span><text:span text:style-name="T1722">константний ітератор на початок;</text:span></text:p>
        </text:list-item>
        <text:list-item>
          <text:p text:style-name="P1723"><text:span text:style-name="T1724">cend()</text:span><text:span text:style-name="T1725"><text:s/>– повертає<text:s/></text:span><text:span text:style-name="T1726">константний ітер</text:span><text:span text:style-name="T1727">а</text:span><text:span text:style-name="T1728">тор на кінець;</text:span></text:p>
        </text:list-item>
        <text:list-item>
          <text:p text:style-name="P1729"><text:span text:style-name="T1730">crbegin()</text:span><text:span text:style-name="T1731"><text:s/>– повертає<text:s/></text:span><text:span text:style-name="T1732">константний реверсивний ітератор на початок;</text:span></text:p>
        </text:list-item>
        <text:list-item>
          <text:p text:style-name="P1733"><text:span text:style-name="T1734">crend()</text:span><text:span text:style-name="T1735"><text:s/>– повертає</text:span><text:span text:style-name="T1736"><text:s/></text:span><text:span text:style-name="T1737">константний оператор на кінець списку.</text:span></text:p>
        </text:list-item>
      </text:list>
      <text:p text:style-name="P1738"/>
      <text:p text:style-name="P1739"><text:span text:style-name="T1740">#include &lt;iostream&gt;</text:span></text:p>
      <text:p text:style-name="P1741"><text:span text:style-name="T1742">#include &lt;list&gt;</text:span></text:p>
      <text:p text:style-name="P1743"><text:span text:style-name="T1744">#include &lt;iterator&gt; // advance</text:span></text:p>
      <text:p text:style-name="P1745"><text:span text:style-name="T1746">using namespace std;</text:span></text:p>
      <text:p text:style-name="P1747"/>
      <text:p text:style-name="P1748"><text:span text:style-name="T1749">//function for printing the elements in a list</text:span></text:p>
      <text:p text:style-name="P1750"><text:span text:style-name="T1751">template &lt;typename T&gt;</text:span></text:p>
      <text:p text:style-name="P1752"><text:span text:style-name="T1753">void showlist(const list &lt;T&gt; &amp; g){</text:span></text:p>
      <text:soft-page-break/>
      <text:p text:style-name="P1754"><text:span text:style-name="T1755"><text:s text:c="3"/>// to get iterator of template type - write template before assignment <text:s/></text:span></text:p>
      <text:p text:style-name="P1756"><text:span text:style-name="T1757"><text:s text:c="3"/>typename list&lt;T&gt;::const_iterator it = g.begin();</text:span></text:p>
      <text:p text:style-name="P1758"><text:span text:style-name="T1759"><text:s text:c="3"/>cout &lt;&lt; *it;</text:span></text:p>
      <text:p text:style-name="P1760"><text:span text:style-name="T1761"><text:s text:c="3"/>it++;</text:span></text:p>
      <text:p text:style-name="P1762"><text:span text:style-name="T1763"><text:s text:c="3"/>for(; it != g.end(); ++it)</text:span></text:p>
      <text:p text:style-name="P1764"><text:span text:style-name="T1765"><text:s text:c="6"/>cout &lt;&lt; ','&lt;&lt; *it ;</text:span></text:p>
      <text:p text:style-name="P1766"><text:span text:style-name="T1767"><text:s text:c="2"/>cout &lt;&lt; '\n';</text:span></text:p>
      <text:p text:style-name="P1768"><text:span text:style-name="T1769">}</text:span></text:p>
      <text:p text:style-name="P1770"/>
      <text:p text:style-name="P1771"><text:span text:style-name="T1772">bool is_even(int n){ return n%2 == 0;}</text:span></text:p>
      <text:p text:style-name="P1773"/>
      <text:p text:style-name="P1774"><text:span text:style-name="T1775">int main(){</text:span></text:p>
      <text:p text:style-name="P1776"/>
      <text:p text:style-name="P1777"><text:span text:style-name="T1778">list &lt;int&gt; gqlist1, gqlist2;</text:span></text:p>
      <text:p text:style-name="P1779"/>
      <text:p text:style-name="P1780"><text:span text:style-name="T1781">for(int i = 0; i &lt; 8; ++i){</text:span></text:p>
      <text:p text:style-name="P1782"><text:span text:style-name="T1783"><text:s text:c="2"/>gqlist1.push_back(i * 2);</text:span></text:p>
      <text:p text:style-name="P1784"><text:span text:style-name="T1785">}</text:span></text:p>
      <text:p text:style-name="P1786"><text:span text:style-name="T1787">int mas[] = {1,2,5,3,4};</text:span></text:p>
      <text:p text:style-name="P1788"><text:span text:style-name="T1789">gqlist2.assign(mas,mas+5);</text:span></text:p>
      <text:p text:style-name="P1790"/>
      <text:p text:style-name="P1791"><text:span text:style-name="T1792">cout &lt;&lt; "\nList 1 (gqlist1) is : ";</text:span></text:p>
      <text:p text:style-name="P1793"><text:span text:style-name="T1794">showlist(gqlist1);</text:span></text:p>
      <text:p text:style-name="P1795"/>
      <text:p text:style-name="P1796"><text:span text:style-name="T1797">cout &lt;&lt; "\nList 2 (gqlist2) is : ";</text:span></text:p>
      <text:p text:style-name="P1798"><text:span text:style-name="T1799">showlist(gqlist2);</text:span></text:p>
      <text:p text:style-name="P1800"/>
      <text:p text:style-name="P1801"><text:span text:style-name="T1802">cout &lt;&lt; "\ngqlist1.front() : "&lt;&lt; gqlist1.front();</text:span></text:p>
      <text:p text:style-name="P1803"><text:span text:style-name="T1804">cout &lt;&lt; "\ngqlist1.back() : "&lt;&lt; gqlist1.back();</text:span></text:p>
      <text:p text:style-name="P1805"/>
      <text:p text:style-name="P1806"><text:span text:style-name="T1807">cout &lt;&lt; "\ngqlist1.pop_front() : ";</text:span></text:p>
      <text:p text:style-name="P1808"><text:span text:style-name="T1809">gqlist1.pop_front();</text:span></text:p>
      <text:p text:style-name="P1810"><text:span text:style-name="T1811">showlist(gqlist1);</text:span></text:p>
      <text:p text:style-name="P1812"/>
      <text:p text:style-name="P1813"><text:span text:style-name="T1814">gqlist1.insert(gqlist2.begin(), 2, 10); // insert 2 tens</text:span></text:p>
      <text:p text:style-name="P1815"><text:span text:style-name="T1816">//gqlist1.insert(gqlist1.begin()+5, 100); <text:s/>// iterator can't do it</text:span></text:p>
      <text:p text:style-name="P1817"><text:span text:style-name="T1818">list &lt;int&gt;::iterator it = gqlist1.begin();</text:span></text:p>
      <text:p text:style-name="P1819"><text:span text:style-name="T1820">advance(it,5);</text:span></text:p>
      <text:p text:style-name="P1821"><text:span text:style-name="T1822">gqlist1.insert(it, 100);</text:span></text:p>
      <text:p text:style-name="P1823"><text:span text:style-name="T1824">showlist(gqlist1);</text:span></text:p>
      <text:p text:style-name="P1825"/>
      <text:soft-page-break/>
      <text:p text:style-name="P1826"><text:span text:style-name="T1827">cout &lt;&lt; "\ngqlist2.pop_back() : ";</text:span></text:p>
      <text:p text:style-name="P1828"><text:span text:style-name="T1829">gqlist2.pop_back();</text:span></text:p>
      <text:p text:style-name="P1830"><text:span text:style-name="T1831">showlist(gqlist2);</text:span></text:p>
      <text:p text:style-name="P1832"/>
      <text:p text:style-name="P1833"><text:span text:style-name="T1834">cout &lt;&lt; "\ngqlist1.reverse() : ";</text:span></text:p>
      <text:p text:style-name="P1835"><text:span text:style-name="T1836">gqlist1.reverse();</text:span></text:p>
      <text:p text:style-name="P1837"><text:span text:style-name="T1838">showlist(gqlist1);</text:span></text:p>
      <text:p text:style-name="P1839"/>
      <text:p text:style-name="P1840"><text:span text:style-name="T1841">cout &lt;&lt; "\ngqlist2.sort(): ";</text:span></text:p>
      <text:p text:style-name="P1842"><text:span text:style-name="T1843">gqlist2.sort();</text:span></text:p>
      <text:p text:style-name="P1844"><text:span text:style-name="T1845">showlist(gqlist2);</text:span></text:p>
      <text:p text:style-name="P1846"/>
      <text:p text:style-name="P1847"><text:span text:style-name="T1848">cout &lt;&lt; "\ngqlist1.splice with list2: ";</text:span></text:p>
      <text:p text:style-name="P1849"><text:span text:style-name="T1850">list &lt;int&gt;::iterator ind = gqlist2.begin();</text:span></text:p>
      <text:p text:style-name="P1851"><text:span text:style-name="T1852">advance(ind,3);</text:span></text:p>
      <text:p text:style-name="P1853"><text:span text:style-name="T1854">gqlist1.splice(gqlist1.begin(),gqlist2, gqlist2.begin(), ind);</text:span></text:p>
      <text:p text:style-name="P1855"><text:span text:style-name="T1856">showlist(gqlist1);</text:span></text:p>
      <text:p text:style-name="P1857"><text:span text:style-name="T1858">cout &lt;&lt; "\n list2after splice: ";</text:span></text:p>
      <text:p text:style-name="P1859"><text:span text:style-name="T1860">showlist(gqlist2);</text:span></text:p>
      <text:p text:style-name="P1861"/>
      <text:p text:style-name="P1862"><text:span text:style-name="T1863">cout &lt;&lt; "\ngqlist1.unique: ";</text:span></text:p>
      <text:p text:style-name="P1864"><text:span text:style-name="T1865">gqlist1.unique(); // delete repeated values</text:span></text:p>
      <text:p text:style-name="P1866"><text:span text:style-name="T1867">showlist(gqlist1);</text:span></text:p>
      <text:p text:style-name="P1868"/>
      <text:p text:style-name="P1869"><text:span text:style-name="T1870">gqlist1.sort();</text:span></text:p>
      <text:p text:style-name="P1871"><text:span text:style-name="T1872">gqlist1.unique();</text:span></text:p>
      <text:p text:style-name="P1873"><text:span text:style-name="T1874">for(list&lt;int&gt;::iterator it = gqlist1.begin();it!=gqlist1.end();++it){ (*it)++;}</text:span></text:p>
      <text:p text:style-name="P1875"><text:span text:style-name="T1876">cout&lt;&lt;"qlist1 update: ";</text:span></text:p>
      <text:p text:style-name="P1877"><text:span text:style-name="T1878">showlist(gqlist1);</text:span></text:p>
      <text:p text:style-name="P1879"/>
      <text:p text:style-name="P1880"><text:span text:style-name="T1881">gqlist1.merge(gqlist2);</text:span></text:p>
      <text:p text:style-name="P1882"><text:span text:style-name="T1883">cout&lt;&lt;"qlist1 &amp; qlist2 merged: ";</text:span></text:p>
      <text:p text:style-name="P1884"><text:span text:style-name="T1885">showlist(gqlist1);</text:span></text:p>
      <text:p text:style-name="P1886"/>
      <text:p text:style-name="P1887"><text:span text:style-name="T1888">gqlist1.remove_if(is_even);</text:span></text:p>
      <text:p text:style-name="P1889"><text:span text:style-name="T1890">cout&lt;&lt;"removed even elements";</text:span></text:p>
      <text:p text:style-name="P1891"><text:span text:style-name="T1892">showlist(gqlist1);</text:span></text:p>
      <text:p text:style-name="P1893"><text:span text:style-name="T1894">}</text:span></text:p>
      <text:p text:style-name="P1895"/>
      <text:p text:style-name="P1896"><text:span text:style-name="T1897">Результат:</text:span></text:p>
      <text:p text:style-name="P1898">List 1 (gqlist1) is : 0,2,4,6,8,10,12,14</text:p>
      <text:soft-page-break/>
      <text:p text:style-name="P1899">List 2 (gqlist2) is : 1,2,5,3,4</text:p>
      <text:p text:style-name="P1900">gqlist1.front() : 0</text:p>
      <text:p text:style-name="P1901">gqlist1.back() : 14</text:p>
      <text:p text:style-name="P1902">gqlist1.pop_front() : 2,4,6,8,10,12,14</text:p>
      <text:p text:style-name="P1903">2,4,6,8,10,100,12,14</text:p>
      <text:p text:style-name="P1904">gqlist2.pop_back() : 10,10,1,2,5,3</text:p>
      <text:p text:style-name="P1905">gqlist1.reverse() : 14,12,100,10,8,6,4,2</text:p>
      <text:p text:style-name="P1906">gqlist2.sort(): 1,2,3,5,10,10</text:p>
      <text:p text:style-name="P1907">gqlist1.splice with list2: 1,2,3,14,12,100,10,8,6,4,2</text:p>
      <text:p text:style-name="P1908"><text:s/>list2after splice: 5,10,10</text:p>
      <text:p text:style-name="P1909">gqlist1.unique: 1,2,3,14,12,100,10,8,6,4,2</text:p>
      <text:p text:style-name="P1910">qlist1 update: 2,3,4,5,7,9,11,13,15,101</text:p>
      <text:p text:style-name="P1911">qlist1 &amp; qlist2 merged: 2,3,4,5,5,7,9,10,10,11,13,15,101</text:p>
      <text:p text:style-name="P1912">removed even elements3,5,5,7,9,11,13,15,101</text:p>
      <text:p text:style-name="P19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0" svg:font-family="0" style:font-family-generic="system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paragraph-properties fo:widows="0" fo:orphans="0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extBody0" style:display-name="Text Body" style:family="paragraph" style:parent-style-name="Standard">
      <style:paragraph-properties fo:widows="0" fo:orphans="0" fo:margin-bottom="0.0972in" fo:line-height="115%"/>
      <style:text-properties style:font-name-asian="Times New Roman" style:font-name-complex="Times New Roman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style:font-name-asian="Times New Roman" style:font-name-complex="Times New Roman" fo:hyphenate="false"/>
    </style:style>
    <style:style style:name="Заголовок11" style:display-name="Заголовок 11" style:family="paragraph" style:parent-style-name="Standard" style:default-outline-level="1">
      <style:paragraph-properties fo:keep-with-next="always" fo:widows="0" fo:orphans="0" fo:margin-top="0.1666in" fo:margin-bottom="0.0833in"/>
      <style:text-properties style:font-name-asian="Liberation Serif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ListHeading" style:display-name="List Heading" style:family="paragraph" style:parent-style-name="Standard">
      <style:text-properties fo:hyphenate="false"/>
    </style:style>
    <style:style style:name="tlid-translation" style:display-name="tlid-translation" style:family="text" style:parent-style-name="Основнойшрифтабзаца"/>
    <style:style style:name="ListLabel124" style:display-name="ListLabel 124" style:family="text">
      <style:text-properties style:font-name-complex="OpenSymbol"/>
    </style:style>
    <style:style style:name="ListLabel125" style:display-name="ListLabel 125" style:family="text">
      <style:text-properties style:font-name-complex="OpenSymbol"/>
    </style:style>
    <style:style style:name="ListLabel126" style:display-name="ListLabel 126" style:family="text">
      <style:text-properties style:font-name-complex="OpenSymbol"/>
    </style:style>
    <style:style style:name="ListLabel127" style:display-name="ListLabel 127" style:family="text">
      <style:text-properties style:font-name-complex="OpenSymbol"/>
    </style:style>
    <style:style style:name="ListLabel128" style:display-name="ListLabel 128" style:family="text">
      <style:text-properties style:font-name-complex="OpenSymbol"/>
    </style:style>
    <style:style style:name="ListLabel129" style:display-name="ListLabel 129" style:family="text">
      <style:text-properties style:font-name-complex="OpenSymbol"/>
    </style:style>
    <style:style style:name="ListLabel130" style:display-name="ListLabel 130" style:family="text">
      <style:text-properties style:font-name-complex="OpenSymbol"/>
    </style:style>
    <style:style style:name="ListLabel131" style:display-name="ListLabel 131" style:family="text">
      <style:text-properties style:font-name-complex="OpenSymbol"/>
    </style:style>
    <style:style style:name="ListLabel132" style:display-name="ListLabel 132" style:family="text">
      <style:text-properties style:font-name-complex="OpenSymbol"/>
    </style:style>
    <style:style style:name="SourceText" style:display-name="Source Text" style:family="text">
      <style:text-properties style:font-name="Liberation Mono" style:font-name-asian="Times New Roman" style:font-name-complex="Liberation Mono"/>
    </style:style>
    <style:style style:name="Variable" style:display-name="Variable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ListLabel116" style:display-name="ListLabel 116" style:family="text">
      <style:text-properties style:font-name-complex="OpenSymbol"/>
    </style:style>
    <style:style style:name="ListLabel117" style:display-name="ListLabel 117" style:family="text">
      <style:text-properties style:font-name-complex="OpenSymbol"/>
    </style:style>
    <style:style style:name="ListLabel118" style:display-name="ListLabel 118" style:family="text">
      <style:text-properties style:font-name-complex="OpenSymbol"/>
    </style:style>
    <style:style style:name="ListLabel119" style:display-name="ListLabel 119" style:family="text">
      <style:text-properties style:font-name-complex="OpenSymbol"/>
    </style:style>
    <style:style style:name="ListLabel120" style:display-name="ListLabel 120" style:family="text">
      <style:text-properties style:font-name-complex="OpenSymbol"/>
    </style:style>
    <style:style style:name="ListLabel121" style:display-name="ListLabel 121" style:family="text">
      <style:text-properties style:font-name-complex="OpenSymbol"/>
    </style:style>
    <style:style style:name="ListLabel122" style:display-name="ListLabel 122" style:family="text">
      <style:text-properties style:font-name-complex="OpenSymbol"/>
    </style:style>
    <style:style style:name="ListLabel123" style:display-name="ListLabel 123" style:family="text">
      <style:text-properties style:font-name-complex="OpenSymbol"/>
    </style:style>
    <style:style style:name="ListLabel177" style:display-name="ListLabel 177" style:family="text">
      <style:text-properties style:font-name-complex="OpenSymbol"/>
    </style:style>
    <style:style style:name="ListLabel178" style:display-name="ListLabel 178" style:family="text">
      <style:text-properties style:font-name-complex="OpenSymbol"/>
    </style:style>
    <style:style style:name="ListLabel179" style:display-name="ListLabel 179" style:family="text">
      <style:text-properties style:font-name-complex="OpenSymbol"/>
    </style:style>
    <style:style style:name="ListLabel180" style:display-name="ListLabel 180" style:family="text">
      <style:text-properties style:font-name-complex="OpenSymbol"/>
    </style:style>
    <style:style style:name="ListLabel181" style:display-name="ListLabel 181" style:family="text">
      <style:text-properties style:font-name-complex="OpenSymbol"/>
    </style:style>
    <style:style style:name="ListLabel182" style:display-name="ListLabel 182" style:family="text">
      <style:text-properties style:font-name-complex="OpenSymbol"/>
    </style:style>
    <style:style style:name="ListLabel183" style:display-name="ListLabel 183" style:family="text">
      <style:text-properties style:font-name-complex="OpenSymbol"/>
    </style:style>
    <style:style style:name="ListLabel184" style:display-name="ListLabel 184" style:family="text">
      <style:text-properties style:font-name-complex="OpenSymbol"/>
    </style:style>
    <style:style style:name="ListLabel185" style:display-name="ListLabel 185" style:family="text">
      <style:text-properties style:font-name-complex="OpenSymbol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42" style:display-name="ListLabel 142" style:family="text">
      <style:text-properties style:font-name-complex="OpenSymbol"/>
    </style:style>
    <style:style style:name="ListLabel143" style:display-name="ListLabel 143" style:family="text">
      <style:text-properties style:font-name-complex="OpenSymbol"/>
    </style:style>
    <style:style style:name="ListLabel144" style:display-name="ListLabel 144" style:family="text">
      <style:text-properties style:font-name-complex="OpenSymbol"/>
    </style:style>
    <style:style style:name="ListLabel145" style:display-name="ListLabel 145" style:family="text">
      <style:text-properties style:font-name-complex="OpenSymbol"/>
    </style:style>
    <style:style style:name="ListLabel146" style:display-name="ListLabel 146" style:family="text">
      <style:text-properties style:font-name-complex="OpenSymbol"/>
    </style:style>
    <style:style style:name="ListLabel147" style:display-name="ListLabel 147" style:family="text">
      <style:text-properties style:font-name-complex="OpenSymbol"/>
    </style:style>
    <style:style style:name="ListLabel148" style:display-name="ListLabel 148" style:family="text">
      <style:text-properties style:font-name-complex="OpenSymbol"/>
    </style:style>
    <style:style style:name="ListLabel149" style:display-name="ListLabel 149" style:family="text">
      <style:text-properties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Label133" style:display-name="ListLabel 133" style:family="text">
      <style:text-properties style:font-name-complex="OpenSymbol"/>
    </style:style>
    <style:style style:name="ListLabel134" style:display-name="ListLabel 134" style:family="text">
      <style:text-properties style:font-name-complex="OpenSymbol"/>
    </style:style>
    <style:style style:name="ListLabel135" style:display-name="ListLabel 135" style:family="text">
      <style:text-properties style:font-name-complex="OpenSymbol"/>
    </style:style>
    <style:style style:name="ListLabel136" style:display-name="ListLabel 136" style:family="text">
      <style:text-properties style:font-name-complex="OpenSymbol"/>
    </style:style>
    <style:style style:name="ListLabel137" style:display-name="ListLabel 137" style:family="text">
      <style:text-properties style:font-name-complex="OpenSymbol"/>
    </style:style>
    <style:style style:name="ListLabel138" style:display-name="ListLabel 138" style:family="text">
      <style:text-properties style:font-name-complex="OpenSymbol"/>
    </style:style>
    <style:style style:name="ListLabel139" style:display-name="ListLabel 139" style:family="text">
      <style:text-properties style:font-name-complex="OpenSymbol"/>
    </style:style>
    <style:style style:name="ListLabel140" style:display-name="ListLabel 140" style:family="text">
      <style:text-properties style:font-name-complex="OpenSymbol"/>
    </style:style>
    <style:style style:name="ListLabel141" style:display-name="ListLabel 141" style:family="text">
      <style:text-properties style:font-name-complex="OpenSymbol"/>
    </style:style>
    <style:style style:name="ListLabel168" style:display-name="ListLabel 168" style:family="text">
      <style:text-properties style:font-name-complex="OpenSymbol"/>
    </style:style>
    <style:style style:name="ListLabel169" style:display-name="ListLabel 169" style:family="text">
      <style:text-properties style:font-name-complex="OpenSymbol"/>
    </style:style>
    <style:style style:name="ListLabel170" style:display-name="ListLabel 170" style:family="text">
      <style:text-properties style:font-name-complex="OpenSymbol"/>
    </style:style>
    <style:style style:name="ListLabel171" style:display-name="ListLabel 171" style:family="text">
      <style:text-properties style:font-name-complex="OpenSymbol"/>
    </style:style>
    <style:style style:name="ListLabel172" style:display-name="ListLabel 172" style:family="text">
      <style:text-properties style:font-name-complex="OpenSymbol"/>
    </style:style>
    <style:style style:name="ListLabel173" style:display-name="ListLabel 173" style:family="text">
      <style:text-properties style:font-name-complex="OpenSymbol"/>
    </style:style>
    <style:style style:name="ListLabel174" style:display-name="ListLabel 174" style:family="text">
      <style:text-properties style:font-name-complex="OpenSymbol"/>
    </style:style>
    <style:style style:name="ListLabel175" style:display-name="ListLabel 175" style:family="text">
      <style:text-properties style:font-name-complex="OpenSymbol"/>
    </style:style>
    <style:style style:name="ListLabel176" style:display-name="ListLabel 176" style:family="text">
      <style:text-properties style:font-name-complex="OpenSymbol"/>
    </style:style>
    <style:style style:name="WW_CharLFO1LVL1" style:family="text">
      <style:text-properties style:font-name="Symbol" style:font-name-complex="OpenSymbol"/>
    </style:style>
    <style:style style:name="WW_CharLFO1LVL2" style:family="text">
      <style:text-properties style:font-name="Symbol" style:font-name-complex="OpenSymbol"/>
    </style:style>
    <style:style style:name="WW_CharLFO1LVL3" style:family="text">
      <style:text-properties style:font-name="Symbol" style:font-name-complex="OpenSymbol"/>
    </style:style>
    <style:style style:name="WW_CharLFO1LVL4" style:family="text">
      <style:text-properties style:font-name="Symbol" style:font-name-complex="OpenSymbol"/>
    </style:style>
    <style:style style:name="WW_CharLFO1LVL5" style:family="text">
      <style:text-properties style:font-name="Symbol" style:font-name-complex="OpenSymbol"/>
    </style:style>
    <style:style style:name="WW_CharLFO1LVL6" style:family="text">
      <style:text-properties style:font-name="Symbol" style:font-name-complex="OpenSymbol"/>
    </style:style>
    <style:style style:name="WW_CharLFO1LVL7" style:family="text">
      <style:text-properties style:font-name="Symbol" style:font-name-complex="OpenSymbol"/>
    </style:style>
    <style:style style:name="WW_CharLFO1LVL8" style:family="text">
      <style:text-properties style:font-name="Symbol" style:font-name-complex="OpenSymbol"/>
    </style:style>
    <style:style style:name="WW_CharLFO1LVL9" style:family="text">
      <style:text-properties style:font-name="Symbol" style:font-name-complex="OpenSymbol"/>
    </style:style>
    <text:list-style style:name="WWNum2" style:display-name="WWNum2">
      <text:list-level-style-bullet text:level="1" text:style-name="WW_CharLFO1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ymbol"/>
      </text:list-level-style-bullet>
    </text:list-style>
    <style:style style:name="WW_CharLFO2LVL2" style:family="text">
      <style:text-properties style:font-name="Symbol" style:font-name-complex="OpenSymbol"/>
    </style:style>
    <style:style style:name="WW_CharLFO2LVL3" style:family="text">
      <style:text-properties style:font-name="Symbol" style:font-name-complex="OpenSymbol"/>
    </style:style>
    <style:style style:name="WW_CharLFO2LVL4" style:family="text">
      <style:text-properties style:font-name="Symbol" style:font-name-complex="OpenSymbol"/>
    </style:style>
    <style:style style:name="WW_CharLFO2LVL5" style:family="text">
      <style:text-properties style:font-name="Symbol" style:font-name-complex="OpenSymbol"/>
    </style:style>
    <style:style style:name="WW_CharLFO2LVL6" style:family="text">
      <style:text-properties style:font-name="Symbol" style:font-name-complex="OpenSymbol"/>
    </style:style>
    <style:style style:name="WW_CharLFO2LVL7" style:family="text">
      <style:text-properties style:font-name="Symbol" style:font-name-complex="OpenSymbol"/>
    </style:style>
    <style:style style:name="WW_CharLFO2LVL8" style:family="text">
      <style:text-properties style:font-name="Symbol" style:font-name-complex="OpenSymbol"/>
    </style:style>
    <style:style style:name="WW_CharLFO2LVL9" style:family="text">
      <style:text-properties style:font-name="Symbol" style:font-name-complex="OpenSymbol"/>
    </style:style>
    <text:list-style style:name="WWNum1" style:display-name="WWNum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2LVL2" text:bullet-char="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 style:font-name-complex="OpenSymbol"/>
    </style:style>
    <style:style style:name="WW_CharLFO3LVL2" style:family="text">
      <style:text-properties style:font-name="Symbol" style:font-name-complex="OpenSymbol"/>
    </style:style>
    <style:style style:name="WW_CharLFO3LVL3" style:family="text">
      <style:text-properties style:font-name="Symbol" style:font-name-complex="OpenSymbol"/>
    </style:style>
    <style:style style:name="WW_CharLFO3LVL4" style:family="text">
      <style:text-properties style:font-name="Symbol" style:font-name-complex="OpenSymbol"/>
    </style:style>
    <style:style style:name="WW_CharLFO3LVL5" style:family="text">
      <style:text-properties style:font-name="Symbol" style:font-name-complex="OpenSymbol"/>
    </style:style>
    <style:style style:name="WW_CharLFO3LVL6" style:family="text">
      <style:text-properties style:font-name="Symbol" style:font-name-complex="OpenSymbol"/>
    </style:style>
    <style:style style:name="WW_CharLFO3LVL7" style:family="text">
      <style:text-properties style:font-name="Symbol" style:font-name-complex="OpenSymbol"/>
    </style:style>
    <style:style style:name="WW_CharLFO3LVL8" style:family="text">
      <style:text-properties style:font-name="Symbol" style:font-name-complex="OpenSymbol"/>
    </style:style>
    <style:style style:name="WW_CharLFO3LVL9" style:family="text">
      <style:text-properties style:font-name="Symbol" style:font-name-complex="OpenSymbol"/>
    </style:style>
    <text:list-style style:name="WWNum9" style:display-name="WWNum9">
      <text:list-level-style-bullet text:level="1" text:style-name="WW_CharLFO3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ymbol"/>
      </text:list-level-style-bullet>
    </text:list-style>
    <style:style style:name="WW_CharLFO4LVL2" style:family="text">
      <style:text-properties style:font-name="Symbol" style:font-name-complex="OpenSymbol"/>
    </style:style>
    <style:style style:name="WW_CharLFO4LVL3" style:family="text">
      <style:text-properties style:font-name="Symbol" style:font-name-complex="OpenSymbol"/>
    </style:style>
    <style:style style:name="WW_CharLFO4LVL4" style:family="text">
      <style:text-properties style:font-name="Symbol" style:font-name-complex="OpenSymbol"/>
    </style:style>
    <style:style style:name="WW_CharLFO4LVL5" style:family="text">
      <style:text-properties style:font-name="Symbol" style:font-name-complex="OpenSymbol"/>
    </style:style>
    <style:style style:name="WW_CharLFO4LVL6" style:family="text">
      <style:text-properties style:font-name="Symbol" style:font-name-complex="OpenSymbol"/>
    </style:style>
    <style:style style:name="WW_CharLFO4LVL7" style:family="text">
      <style:text-properties style:font-name="Symbol" style:font-name-complex="OpenSymbol"/>
    </style:style>
    <style:style style:name="WW_CharLFO4LVL8" style:family="text">
      <style:text-properties style:font-name="Symbol" style:font-name-complex="OpenSymbol"/>
    </style:style>
    <style:style style:name="WW_CharLFO4LVL9" style:family="text">
      <style:text-properties style:font-name="Symbol" style:font-name-complex="OpenSymbol"/>
    </style:style>
    <text:list-style style:name="WWNum5" style:display-name="WWNum5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4LVL2" text:bullet-char="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ymbol"/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WW_CharLFO6LVL1" style:family="text">
      <style:text-properties style:font-name="Symbol" style:font-name-complex="OpenSymbol"/>
    </style:style>
    <style:style style:name="WW_CharLFO6LVL2" style:family="text">
      <style:text-properties style:font-name="Symbol" style:font-name-complex="OpenSymbol"/>
    </style:style>
    <style:style style:name="WW_CharLFO6LVL3" style:family="text">
      <style:text-properties style:font-name="Symbol" style:font-name-complex="OpenSymbol"/>
    </style:style>
    <style:style style:name="WW_CharLFO6LVL4" style:family="text">
      <style:text-properties style:font-name="Symbol" style:font-name-complex="OpenSymbol"/>
    </style:style>
    <style:style style:name="WW_CharLFO6LVL5" style:family="text">
      <style:text-properties style:font-name="Symbol" style:font-name-complex="OpenSymbol"/>
    </style:style>
    <style:style style:name="WW_CharLFO6LVL6" style:family="text">
      <style:text-properties style:font-name="Symbol" style:font-name-complex="OpenSymbol"/>
    </style:style>
    <style:style style:name="WW_CharLFO6LVL7" style:family="text">
      <style:text-properties style:font-name="Symbol" style:font-name-complex="OpenSymbol"/>
    </style:style>
    <style:style style:name="WW_CharLFO6LVL8" style:family="text">
      <style:text-properties style:font-name="Symbol" style:font-name-complex="OpenSymbol"/>
    </style:style>
    <style:style style:name="WW_CharLFO6LVL9" style:family="text">
      <style:text-properties style:font-name="Symbol" style:font-name-complex="OpenSymbol"/>
    </style:style>
    <text:list-style style:name="WWNum3" style:display-name="WWNum3">
      <text:list-level-style-bullet text:level="1" text:style-name="WW_CharLFO6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ymbol"/>
      </text:list-level-style-bullet>
    </text:list-style>
    <style:style style:name="WW_CharLFO7LVL1" style:family="text">
      <style:text-properties style:font-name="Symbol" style:font-name-complex="OpenSymbol"/>
    </style:style>
    <style:style style:name="WW_CharLFO7LVL2" style:family="text">
      <style:text-properties style:font-name="Symbol" style:font-name-complex="OpenSymbol"/>
    </style:style>
    <style:style style:name="WW_CharLFO7LVL3" style:family="text">
      <style:text-properties style:font-name="Symbol" style:font-name-complex="OpenSymbol"/>
    </style:style>
    <style:style style:name="WW_CharLFO7LVL4" style:family="text">
      <style:text-properties style:font-name="Symbol" style:font-name-complex="OpenSymbol"/>
    </style:style>
    <style:style style:name="WW_CharLFO7LVL5" style:family="text">
      <style:text-properties style:font-name="Symbol" style:font-name-complex="OpenSymbol"/>
    </style:style>
    <style:style style:name="WW_CharLFO7LVL6" style:family="text">
      <style:text-properties style:font-name="Symbol" style:font-name-complex="OpenSymbol"/>
    </style:style>
    <style:style style:name="WW_CharLFO7LVL7" style:family="text">
      <style:text-properties style:font-name="Symbol" style:font-name-complex="OpenSymbol"/>
    </style:style>
    <style:style style:name="WW_CharLFO7LVL8" style:family="text">
      <style:text-properties style:font-name="Symbol" style:font-name-complex="OpenSymbol"/>
    </style:style>
    <style:style style:name="WW_CharLFO7LVL9" style:family="text">
      <style:text-properties style:font-name="Symbol" style:font-name-complex="OpenSymbol"/>
    </style:style>
    <text:list-style style:name="WWNum8" style:display-name="WWNum8">
      <text:list-level-style-bullet text:level="1" text:style-name="WW_CharLFO7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ymbol"/>
      </text:list-level-style-bullet>
    </text:list-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Mangal" fo:color="#1F3763" style:font-size-complex="10.5pt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Times New Roman" style:font-name-asian="0" style:font-name-complex="Times New Roman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text:style-name="WW_CharLFO22LVL1" style:num-suffix=")" style:num-format="1">
        <style:list-level-properties text:space-before="0.7409in" text:min-label-width="0.25in" text:list-level-position-and-space-mode="label-alignment">
          <style:list-level-label-alignment text:label-followed-by="listtab" fo:margin-left="0.9909in" fo:text-indent="-0.25in"/>
        </style:list-level-properties>
      </text:list-level-style-number>
      <text:list-level-style-bullet text:level="2" text:style-name="WW_CharLFO22LVL2" text:bullet-char="o">
        <style:list-level-properties text:space-before="1.2409in" text:min-label-width="0.25in" text:list-level-position-and-space-mode="label-alignment">
          <style:list-level-label-alignment text:label-followed-by="listtab" fo:margin-left="1.4909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409in" text:min-label-width="0.25in" text:list-level-position-and-space-mode="label-alignment">
          <style:list-level-label-alignment text:label-followed-by="listtab" fo:margin-left="1.9909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409in" text:min-label-width="0.25in" text:list-level-position-and-space-mode="label-alignment">
          <style:list-level-label-alignment text:label-followed-by="listtab" fo:margin-left="2.4909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409in" text:min-label-width="0.25in" text:list-level-position-and-space-mode="label-alignment">
          <style:list-level-label-alignment text:label-followed-by="listtab" fo:margin-left="2.9909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409in" text:min-label-width="0.25in" text:list-level-position-and-space-mode="label-alignment">
          <style:list-level-label-alignment text:label-followed-by="listtab" fo:margin-left="3.4909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409in" text:min-label-width="0.25in" text:list-level-position-and-space-mode="label-alignment">
          <style:list-level-label-alignment text:label-followed-by="listtab" fo:margin-left="4.4909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409in" text:min-label-width="0.25in" text:list-level-position-and-space-mode="label-alignment">
          <style:list-level-label-alignment text:label-followed-by="listtab" fo:margin-left="4.9909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5444in" text:min-label-width="0.25in" text:list-level-position-and-space-mode="label-alignment">
          <style:list-level-label-alignment text:label-followed-by="listtab" fo:margin-left="0.7944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0444in" text:min-label-width="0.25in" text:list-level-position-and-space-mode="label-alignment">
          <style:list-level-label-alignment text:label-followed-by="listtab" fo:margin-left="1.2944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5444in" text:min-label-width="0.25in" text:list-level-position-and-space-mode="label-alignment">
          <style:list-level-label-alignment text:label-followed-by="listtab" fo:margin-left="1.7944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0444in" text:min-label-width="0.25in" text:list-level-position-and-space-mode="label-alignment">
          <style:list-level-label-alignment text:label-followed-by="listtab" fo:margin-left="2.2944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5444in" text:min-label-width="0.25in" text:list-level-position-and-space-mode="label-alignment">
          <style:list-level-label-alignment text:label-followed-by="listtab" fo:margin-left="2.7944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0444in" text:min-label-width="0.25in" text:list-level-position-and-space-mode="label-alignment">
          <style:list-level-label-alignment text:label-followed-by="listtab" fo:margin-left="3.2944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5444in" text:min-label-width="0.25in" text:list-level-position-and-space-mode="label-alignment">
          <style:list-level-label-alignment text:label-followed-by="listtab" fo:margin-left="3.794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0444in" text:min-label-width="0.25in" text:list-level-position-and-space-mode="label-alignment">
          <style:list-level-label-alignment text:label-followed-by="listtab" fo:margin-left="4.294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5444in" text:min-label-width="0.25in" text:list-level-position-and-space-mode="label-alignment">
          <style:list-level-label-alignment text:label-followed-by="listtab" fo:margin-left="4.7944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3.3506in"/>
    </style:style>
    <style:style style:name="TableColumn4" style:family="table-column">
      <style:table-column-properties style:column-width="3.3423in"/>
    </style:style>
    <style:style style:name="Table2" style:family="table">
      <style:table-properties style:width="6.693in" style:rel-width="100%" fo:margin-left="0in" table:align="center"/>
    </style:style>
    <style:style style:name="TableRow5" style:family="table-row">
      <style:table-row-properties style:row-height="0.0798in"/>
    </style:style>
    <style:style style:name="TableCell6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7" style:parent-style-name="Верхнийколонтитул" style:family="paragraph">
      <style:paragraph-properties>
        <style:tab-stops/>
      </style:paragraph-properties>
      <style:text-properties fo:text-transform="uppercase" fo:font-size="9pt" style:font-size-asian="9pt" fo:language="en" fo:country="US"/>
    </style:style>
    <style:style style:name="TableCell8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9" style:parent-style-name="Верхнийколонтитул" style:family="paragraph">
      <style:paragraph-properties fo:text-align="end">
        <style:tab-stops/>
      </style:paragraph-properties>
      <style:text-properties fo:text-transform="uppercase" fo:font-size="9pt" style:font-size-asian="9pt"/>
    </style:style>
    <style:style style:name="TableRow10" style:family="table-row">
      <style:table-row-properties/>
    </style:style>
    <style:style style:name="TableCell11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12" style:parent-style-name="Нижнийколонтитул" style:family="paragraph">
      <style:paragraph-properties>
        <style:tab-stops/>
      </style:paragraph-properties>
    </style:style>
    <style:style style:name="T13" style:parent-style-name="Основнойшрифтабзаца" style:family="text">
      <style:text-properties fo:text-transform="uppercase" fo:color="#808080" fo:font-size="9pt" style:font-size-asian="9pt" style:font-size-complex="9pt" fo:language="en" fo:country="US"/>
    </style:style>
    <style:style style:name="TableCell14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15" style:parent-style-name="Нижнийколонтитул" style:family="paragraph">
      <style:paragraph-properties fo:text-align="end">
        <style:tab-stops/>
      </style:paragraph-properties>
    </style:style>
    <style:style style:name="T16" style:parent-style-name="Основнойшрифтабзаца" style:family="text">
      <style:text-properties fo:text-transform="uppercase" fo:color="#808080" fo:font-size="9pt" style:font-size-asian="9pt" style:font-size-complex="9pt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/>
            </table:table-cell>
            <table:table-cell table:style-name="TableCell8">
              <text:p text:style-name="P9"/>
            </table:table-cell>
          </table:table-row>
          <table:table-row table:style-name="TableRow10">
            <table:table-cell table:style-name="TableCell11">
              <text:p text:style-name="P12"><text:span text:style-name="T13">© Viktor Borodin</text:span></text:p>
            </table:table-cell>
            <table:table-cell table:style-name="TableCell14">
              <text:p text:style-name="P15"><text:span text:style-name="T16"><text:page-number text:fixed="false">2</text:page-number></text:span></text:p>
            </table:table-cell>
          </table:table-row>
        </table:table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© Viktor Borodin</meta:initial-creator>
    <dc:creator>Viktor</dc:creator>
    <meta:creation-date>2021-01-13T15:17:00Z</meta:creation-date>
    <dc:date>2021-01-13T15:17:00Z</dc:date>
    <meta:template xlink:href="Normal" xlink:type="simple"/>
    <meta:editing-cycles>2</meta:editing-cycles>
    <meta:editing-duration>PT60S</meta:editing-duration>
    <meta:document-statistic meta:page-count="26" meta:paragraph-count="67" meta:word-count="5020" meta:character-count="33568" meta:row-count="238" meta:non-whitespace-character-count="28615"/>
  </office:meta>
</office:document-meta>
</file>